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46.66pt"/>
    </style:style>
    <style:style style:name="co3" style:family="table-column">
      <style:table-column-properties fo:break-before="auto" style:column-width="76.11pt"/>
    </style:style>
    <style:style style:name="co4" style:family="table-column">
      <style:table-column-properties fo:break-before="auto" style:column-width="61.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68.34pt"/>
    </style:style>
    <style:style style:name="co7" style:family="table-column">
      <style:table-column-properties fo:break-before="auto" style:column-width="72.2pt"/>
    </style:style>
    <style:style style:name="co8" style:family="table-column">
      <style:table-column-properties fo:break-before="auto" style:column-width="66.05pt"/>
    </style:style>
    <style:style style:name="co9" style:family="table-column">
      <style:table-column-properties fo:break-before="auto" style:column-width="265.04pt"/>
    </style:style>
    <style:style style:name="co10" style:family="table-column">
      <style:table-column-properties fo:break-before="auto" style:column-width="143.46pt"/>
    </style:style>
    <style:style style:name="co11" style:family="table-column">
      <style:table-column-properties fo:break-before="auto" style:column-width="80.76pt"/>
    </style:style>
    <style:style style:name="co12" style:family="table-column">
      <style:table-column-properties fo:break-before="auto" style:column-width="237.94pt"/>
    </style:style>
    <style:style style:name="co13" style:family="table-column">
      <style:table-column-properties fo:break-before="auto" style:column-width="214.7pt"/>
    </style:style>
    <style:style style:name="co14" style:family="table-column">
      <style:table-column-properties fo:break-before="auto" style:column-width="155.85pt"/>
    </style:style>
    <style:style style:name="co15" style:family="table-column">
      <style:table-column-properties fo:break-before="auto" style:column-width="110.15pt"/>
    </style:style>
    <style:style style:name="co16" style:family="table-column">
      <style:table-column-properties fo:break-before="auto" style:column-width="195.36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49.75pt"/>
    </style:style>
    <style:style style:name="co19" style:family="table-column">
      <style:table-column-properties fo:break-before="auto" style:column-width="120.25pt"/>
    </style:style>
    <style:style style:name="co20" style:family="table-column">
      <style:table-column-properties fo:break-before="auto" style:column-width="172.91pt"/>
    </style:style>
    <style:style style:name="co21" style:family="table-column">
      <style:table-column-properties fo:break-before="auto" style:column-width="128.75pt"/>
    </style:style>
    <style:style style:name="co22" style:family="table-column">
      <style:table-column-properties fo:break-before="auto" style:column-width="132.66pt"/>
    </style:style>
    <style:style style:name="co23" style:family="table-column">
      <style:table-column-properties fo:break-before="auto" style:column-width="106.3pt"/>
    </style:style>
    <style:style style:name="co24" style:family="table-column">
      <style:table-column-properties fo:break-before="auto" style:column-width="93.91pt"/>
    </style:style>
    <style:style style:name="co25" style:family="table-column">
      <style:table-column-properties fo:break-before="auto" style:column-width="74.55pt"/>
    </style:style>
    <style:style style:name="co26" style:family="table-column">
      <style:table-column-properties fo:break-before="auto" style:column-width="60.6pt"/>
    </style:style>
    <style:style style:name="co27" style:family="table-column">
      <style:table-column-properties fo:break-before="auto" style:column-width="59.05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59.84pt"/>
    </style:style>
    <style:style style:name="co30" style:family="table-column">
      <style:table-column-properties fo:break-before="auto" style:column-width="50.54pt"/>
    </style:style>
    <style:style style:name="co31" style:family="table-column">
      <style:table-column-properties fo:break-before="auto" style:column-width="51.31pt"/>
    </style:style>
    <style:style style:name="co32" style:family="table-column">
      <style:table-column-properties fo:break-before="auto" style:column-width="45.1pt"/>
    </style:style>
    <style:style style:name="co33" style:family="table-column">
      <style:table-column-properties fo:break-before="auto" style:column-width="71.46pt"/>
    </style:style>
    <style:style style:name="co34" style:family="table-column">
      <style:table-column-properties fo:break-before="auto" style:column-width="30.39pt"/>
    </style:style>
    <style:style style:name="co35" style:family="table-column">
      <style:table-column-properties fo:break-before="auto" style:column-width="32.74pt"/>
    </style:style>
    <style:style style:name="co36" style:family="table-column">
      <style:table-column-properties fo:break-before="auto" style:column-width="31.21pt"/>
    </style:style>
    <style:style style:name="co37" style:family="table-column">
      <style:table-column-properties fo:break-before="auto" style:column-width="26.56pt"/>
    </style:style>
    <style:style style:name="co38" style:family="table-column">
      <style:table-column-properties fo:break-before="auto" style:column-width="31.95pt"/>
    </style:style>
    <style:style style:name="co39" style:family="table-column">
      <style:table-column-properties fo:break-before="auto" style:column-width="28.09pt"/>
    </style:style>
    <style:style style:name="co40" style:family="table-column">
      <style:table-column-properties fo:break-before="auto" style:column-width="55.19pt"/>
    </style:style>
    <style:style style:name="co41" style:family="table-column">
      <style:table-column-properties fo:break-before="auto" style:column-width="64.01pt"/>
    </style:style>
    <style:style style:name="co42" style:family="table-column">
      <style:table-column-properties fo:break-before="auto" style:column-width="53.66pt"/>
    </style:style>
    <style:style style:name="co43" style:family="table-column">
      <style:table-column-properties fo:break-before="auto" style:column-width="69.14pt"/>
    </style:style>
    <style:style style:name="co44" style:family="table-column">
      <style:table-column-properties fo:break-before="auto" style:column-width="89.26pt"/>
    </style:style>
    <style:style style:name="co45" style:family="table-column">
      <style:table-column-properties fo:break-before="auto" style:column-width="69.9pt"/>
    </style:style>
    <style:style style:name="co46" style:family="table-column">
      <style:table-column-properties fo:break-before="auto" style:column-width="100.09pt"/>
    </style:style>
    <style:style style:name="co47" style:family="table-column">
      <style:table-column-properties fo:break-before="auto" style:column-width="83.06pt"/>
    </style:style>
    <style:style style:name="co48" style:family="table-column">
      <style:table-column-properties fo:break-before="auto" style:column-width="104.7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OCI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 style:data-style-name="N126">
      <style:table-cell-properties fo:padding="2.01pt"/>
    </style:style>
    <style:style style:name="ce4" style:family="table-cell" style:parent-style-name="Default" style:data-style-name="N0">
      <style:table-cell-properties fo:background-color="#ffff00" fo:padding="2.01pt"/>
    </style:style>
    <style:style style:name="ce5" style:family="table-cell" style:parent-style-name="Default" style:data-style-name="N0">
      <style:table-cell-properties fo:background-color="#99ff66" fo:padding="2.01pt"/>
    </style:style>
    <style:style style:name="ce6" style:family="table-cell" style:parent-style-name="Default" style:data-style-name="N0">
      <style:table-cell-properties fo:background-color="#ff99ff" fo:padding="2.01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 style:data-style-name="N10121">
      <style:table-cell-properties fo:background-color="#ffff00" fo:padding="2.01pt"/>
    </style:style>
    <style:style style:name="ce11" style:family="table-cell" style:parent-style-name="Default" style:data-style-name="N10121">
      <style:table-cell-properties fo:background-color="#99ff66" fo:padding="2.01pt"/>
    </style:style>
    <style:style style:name="ce12" style:family="table-cell" style:parent-style-name="Default" style:data-style-name="N10121">
      <style:table-cell-properties fo:background-color="#ff99ff" fo:padding="2.01pt"/>
    </style:style>
    <style:style style:name="ce13" style:family="table-cell" style:parent-style-name="Default" style:data-style-name="N126">
      <style:table-cell-properties fo:background-color="#ffff00" fo:padding="2.01pt"/>
    </style:style>
    <style:style style:name="ce14" style:family="table-cell" style:parent-style-name="Default" style:data-style-name="N126">
      <style:table-cell-properties fo:background-color="#99ff66" fo:padding="2.01pt"/>
    </style:style>
    <style:style style:name="ce15" style:family="table-cell" style:parent-style-name="Default" style:data-style-name="N126">
      <style:table-cell-properties fo:background-color="#ff99ff" fo:padding="2.01pt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 style:data-style-name="N99"/>
  </office:automatic-styles>
  <office:body>
    <office:spreadsheet>
      <table:calculation-settings table:case-sensitive="false" table:use-regular-expressions="false"/>
      <table:table table:name="SO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CHAR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OMOTOR</text:p>
          </table:table-cell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NOMBRE3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LABE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TADEP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V_INI</text:p>
          </table:table-cell>
          <table:table-cell table:style-name="ce1" office:value-type="string" calcext:value-type="string">
            <text:p>APORTA</text:p>
          </table:table-cell>
          <table:table-cell table:style-name="ce1" office:value-type="string" calcext:value-type="string">
            <text:p>RETIR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INTGANADO</text:p>
          </table:table-cell>
          <table:table-cell table:style-name="ce1" office:value-type="string" calcext:value-type="string">
            <text:p>COMISION</text:p>
          </table:table-cell>
          <table:table-cell table:style-name="ce1" office:value-type="string" calcext:value-type="string">
            <text:p>PRES_INI</text:p>
          </table:table-cell>
          <table:table-cell table:style-name="ce1" office:value-type="string" calcext:value-type="string">
            <text:p>PRESTAM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INTPAGADO</text:p>
          </table:table-cell>
          <table:table-cell table:style-name="ce1" office:value-type="string" calcext:value-type="string">
            <text:p>SALDOPRES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PROMANUAL</text:p>
          </table:table-cell>
          <table:table-cell table:style-name="ce1" office:value-type="string" calcext:value-type="string">
            <text:p>ACUMANUAL</text:p>
          </table:table-cell>
          <table:table-cell table:style-name="ce1" office:value-type="string" calcext:value-type="string">
            <text:p>PROM_APORT</text:p>
          </table:table-cell>
          <table:table-cell table:style-name="ce1" office:value-type="string" calcext:value-type="string">
            <text:p>PARTICIPA</text:p>
          </table:table-cell>
          <table:table-cell table:style-name="ce1" office:value-type="string" calcext:value-type="string">
            <text:p>TASA_INV</text:p>
          </table:table-cell>
          <table:table-cell table:style-name="ce1" office:value-type="string" calcext:value-type="string">
            <text:p>TASAPRES</text:p>
          </table:table-cell>
          <table:table-cell table:style-name="ce1" office:value-type="string" calcext:value-type="string">
            <text:p>PAGOMIN</text:p>
          </table:table-cell>
          <table:table-cell table:style-name="ce1" office:value-type="string" calcext:value-type="string">
            <text:p>FECPRES</text:p>
          </table:table-cell>
          <table:table-cell table:style-name="ce1" office:value-type="string" calcext:value-type="string">
            <text:p>FECVENC</text:p>
          </table:table-cell>
          <table:table-cell table:style-name="ce1" office:value-type="string" calcext:value-type="string">
            <text:p>FECORTE</text:p>
          </table:table-cell>
          <table:table-cell table:style-name="ce1" office:value-type="string" calcext:value-type="string">
            <text:p>MORINI</text:p>
          </table:table-cell>
          <table:table-cell table:style-name="ce1" office:value-type="string" calcext:value-type="string">
            <text:p>MORAPORTA</text:p>
          </table:table-cell>
          <table:table-cell table:style-name="ce1" office:value-type="string" calcext:value-type="string">
            <text:p>MORFIN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ASISTE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REEMBOLSO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ULTPAGO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formula="of:=[.C2]+0"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ONIENTE 7</text:p>
          </table:table-cell>
          <table:table-cell table:style-name="ce1" office:value-type="string" calcext:value-type="string">
            <text:p>CUCHILLA DEL TESORO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77000289</text:p>
          </table:table-cell>
          <table:table-cell table:style-name="ce1" office:value-type="string" calcext:value-type="string">
            <text:p>04565</text:p>
          </table:table-cell>
          <table:table-cell/>
          <table:table-cell table:style-name="ce1" office:value-type="string" calcext:value-type="string">
            <text:p>5796-1365</text:p>
          </table:table-cell>
          <table:table-cell table:style-name="ce1" office:value-type="string" calcext:value-type="string">
            <text:p>DAVIDLOPEZBAEZA@HOTMAIL.C</text:p>
          </table:table-cell>
          <table:table-cell table:style-name="ce1" office:value-type="float" office:value="303010.801992187" calcext:value-type="float">
            <text:p>303010.801992187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510.8125" calcext:value-type="float">
            <text:p>323510.8125</text:p>
          </table:table-cell>
          <table:table-cell table:style-name="ce1" office:value-type="float" office:value="11913.1923828125" calcext:value-type="float">
            <text:p>11913.1923828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21.760896297" calcext:value-type="float">
            <text:p>316321.760896297</text:p>
          </table:table-cell>
          <table:table-cell table:style-name="ce1" office:value-type="float" office:value="20327.02" calcext:value-type="float">
            <text:p>20327.02</text:p>
          </table:table-cell>
          <table:table-cell table:style-name="ce1" office:value-type="float" office:value="128012.32" calcext:value-type="float">
            <text:p>128012.32</text:p>
          </table:table-cell>
          <table:table-cell table:style-name="ce1" office:value-type="float" office:value="3416.66666666667" calcext:value-type="float">
            <text:p>3416.6666666667</text:p>
          </table:table-cell>
          <table:table-cell table:style-name="ce1" office:value-type="float" office:value="1.7361" calcext:value-type="float">
            <text:p>1.7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4" calcext:value-type="date">
            <text:p>11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02" calcext:value-type="float">
            <text:p>3820.0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formula="of:=[.C3]+0"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CLABE F=021-180-04027125897-7</text:p>
          </table:table-cell>
          <table:table-cell table:style-name="ce1" office:value-type="string" calcext:value-type="string">
            <text:p>CLABE S=014-180-60501048630-7</text:p>
          </table:table-cell>
          <table:table-cell table:style-name="ce1" office:value-type="string" calcext:value-type="string">
            <text:p>CURP:LOBL421225HDFPZS99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opezluis74@hotmail.com</text:p>
          </table:table-cell>
          <table:table-cell table:style-name="ce1" office:value-type="float" office:value="14356.8116455078" calcext:value-type="float">
            <text:p>14356.8116455078</text:p>
          </table:table-cell>
          <table:table-cell table:style-name="ce1" office:value-type="float" office:value="1712.22" calcext:value-type="float">
            <text:p>1712.22</text:p>
          </table:table-cell>
          <table:table-cell table:style-name="ce1" office:value-type="float" office:value="12933.0599609375" calcext:value-type="float">
            <text:p>12933.0599609375</text:p>
          </table:table-cell>
          <table:table-cell table:style-name="ce1" office:value-type="float" office:value="3135.9721875" calcext:value-type="float">
            <text:p>3135.9721875</text:p>
          </table:table-cell>
          <table:table-cell table:style-name="ce1" office:value-type="float" office:value="306.304107666016" calcext:value-type="float">
            <text:p>306.304107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086.724116211" calcext:value-type="float">
            <text:p>186086.724116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66.1199609375" calcext:value-type="float">
            <text:p>23466.1199609375</text:p>
          </table:table-cell>
          <table:table-cell table:style-name="ce1" office:value-type="float" office:value="10853.5494384766" calcext:value-type="float">
            <text:p>10853.5494384766</text:p>
          </table:table-cell>
          <table:table-cell table:style-name="ce1" office:value-type="float" office:value="173474.15359375" calcext:value-type="float">
            <text:p>173474.15359375</text:p>
          </table:table-cell>
          <table:table-cell table:style-name="ce1" office:value-type="float" office:value="8133.05553591877" calcext:value-type="float">
            <text:p>8133.0555359188</text:p>
          </table:table-cell>
          <table:table-cell table:style-name="ce1" office:value-type="float" office:value="54861.49" calcext:value-type="float">
            <text:p>54861.49</text:p>
          </table:table-cell>
          <table:table-cell table:style-name="ce1" office:value-type="float" office:value="359699.78" calcext:value-type="float">
            <text:p>359699.78</text:p>
          </table:table-cell>
          <table:table-cell table:style-name="ce1" office:value-type="float" office:value="285.37" calcext:value-type="float">
            <text:p>285.37</text:p>
          </table:table-cell>
          <table:table-cell table:style-name="ce1" office:value-type="float" office:value="4.6858" calcext:value-type="float">
            <text:p>4.6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11.02" calcext:value-type="float">
            <text:p>3911.02</text:p>
          </table:table-cell>
          <table:table-cell table:style-name="ce2" office:value-type="date" office:date-value="2016-04-04" calcext:value-type="date">
            <text:p>4/4/2016</text:p>
          </table:table-cell>
          <table:table-cell table:style-name="ce2" office:value-type="date" office:date-value="2022-04-04" calcext:value-type="date">
            <text:p>4/4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18" calcext:value-type="float">
            <text:p>370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2" calcext:value-type="float">
            <text:p>3820.2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911.02" calcext:value-type="float">
            <text:p>3911.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formula="of:=[.C4]+0"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ANCEROS DE OAXACA</text:p>
          </table:table-cell>
          <table:table-cell table:style-name="ce1" office:value-type="string" calcext:value-type="string">
            <text:p>EJERCITO DE ORIE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4-2992</text:p>
          </table:table-cell>
          <table:table-cell table:style-name="ce1" office:value-type="string" calcext:value-type="string">
            <text:p>LOBA</text:p>
          </table:table-cell>
          <table:table-cell table:style-name="ce1" office:value-type="float" office:value="65349.47921875" calcext:value-type="float">
            <text:p>65349.47921875</text:p>
          </table:table-cell>
          <table:table-cell table:style-name="ce1" office:value-type="float" office:value="4800.29997070312" calcext:value-type="float">
            <text:p>4800.2999707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49.7878125" calcext:value-type="float">
            <text:p>70149.7878125</text:p>
          </table:table-cell>
          <table:table-cell table:style-name="ce1" office:value-type="float" office:value="2587.76025390625" calcext:value-type="float">
            <text:p>2587.76025390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8710.78921875" calcext:value-type="float">
            <text:p>68710.78921875</text:p>
          </table:table-cell>
          <table:table-cell table:style-name="ce1" office:value-type="float" office:value="24366" calcext:value-type="float">
            <text:p>24366</text:p>
          </table:table-cell>
          <table:table-cell table:style-name="ce1" office:value-type="float" office:value="152257.99" calcext:value-type="float">
            <text:p>152257.99</text:p>
          </table:table-cell>
          <table:table-cell table:style-name="ce1" office:value-type="float" office:value="800.049995117187" calcext:value-type="float">
            <text:p>800.0499951172</text:p>
          </table:table-cell>
          <table:table-cell table:style-name="ce1" office:value-type="float" office:value="2.0811" calcext:value-type="float">
            <text:p>2.08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1.03" calcext:value-type="float">
            <text:p>941.03</text:p>
          </table:table-cell>
          <table:table-cell table:style-name="ce2" office:value-type="date" office:date-value="2010-04-22" calcext:value-type="date">
            <text:p>4/22/2010</text:p>
          </table:table-cell>
          <table:table-cell table:style-name="ce2" office:value-type="date" office:date-value="2012-04-22" calcext:value-type="date">
            <text:p>4/22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1.33" calcext:value-type="float">
            <text:p>3711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3.39" calcext:value-type="float">
            <text:p>3833.3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formula="of:=[.C5]+0"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office:value-type="string" calcext:value-type="string">
            <text:p>CHUY</text:p>
          </table:table-cell>
          <table:table-cell table:style-name="ce1" office:value-type="string" calcext:value-type="string">
            <text:p>HUIZACHE # 1 UNIDAD IZTACALCO</text:p>
          </table:table-cell>
          <table:table-cell table:style-name="ce1" office:value-type="string" calcext:value-type="string">
            <text:p>CLABE HSBC 021 180 06103863891 3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654-0496 5648-5881</text:p>
          </table:table-cell>
          <table:table-cell table:style-name="ce1" office:value-type="string" calcext:value-type="string">
            <text:p>arqjuanpablo@hotmail.com</text:p>
          </table:table-cell>
          <table:table-cell table:style-name="ce1" office:value-type="float" office:value="3321.98573974609" calcext:value-type="float">
            <text:p>3321.9857397461</text:p>
          </table:table-cell>
          <table:table-cell table:style-name="ce1" office:value-type="float" office:value="8800.2799609375" calcext:value-type="float">
            <text:p>8800.2799609375</text:p>
          </table:table-cell>
          <table:table-cell table:style-name="ce1" office:value-type="float" office:value="2184.76" calcext:value-type="float">
            <text:p>2184.76</text:p>
          </table:table-cell>
          <table:table-cell table:style-name="ce1" office:value-type="float" office:value="9937.5058203125" calcext:value-type="float">
            <text:p>9937.5058203125</text:p>
          </table:table-cell>
          <table:table-cell table:style-name="ce1" office:value-type="float" office:value="361.372253417969" calcext:value-type="float">
            <text:p>361.372253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15.35" calcext:value-type="float">
            <text:p>15115.35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5548.9199609375" calcext:value-type="float">
            <text:p>15548.9199609375</text:p>
          </table:table-cell>
          <table:table-cell table:style-name="ce1" office:value-type="float" office:value="433.573097455595" calcext:value-type="float">
            <text:p>433.5730974556</text:p>
          </table:table-cell>
          <table:table-cell table:style-name="ce1" office:value-type="float" office:value="8000.00313651809" calcext:value-type="float">
            <text:p>8000.0031365181</text:p>
          </table:table-cell>
          <table:table-cell table:style-name="ce1" office:value-type="float" office:value="9595.23702741733" calcext:value-type="float">
            <text:p>9595.2370274173</text:p>
          </table:table-cell>
          <table:table-cell table:style-name="ce1" office:value-type="float" office:value="29705.55" calcext:value-type="float">
            <text:p>29705.55</text:p>
          </table:table-cell>
          <table:table-cell table:style-name="ce1" office:value-type="float" office:value="199457.2" calcext:value-type="float">
            <text:p>199457.2</text:p>
          </table:table-cell>
          <table:table-cell table:style-name="ce1" office:value-type="float" office:value="1466.71332682292" calcext:value-type="float">
            <text:p>1466.7133268229</text:p>
          </table:table-cell>
          <table:table-cell table:style-name="ce1" office:value-type="float" office:value="2.5372" calcext:value-type="float">
            <text:p>2.5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04" calcext:value-type="float">
            <text:p>711.04</text:p>
          </table:table-cell>
          <table:table-cell table:style-name="ce2" office:value-type="date" office:date-value="2017-04-21" calcext:value-type="date">
            <text:p>4/21/2017</text:p>
          </table:table-cell>
          <table:table-cell table:style-name="ce2" office:value-type="date" office:date-value="2018-04-21" calcext:value-type="date">
            <text:p>4/21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2.98" calcext:value-type="float">
            <text:p>3832.9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formula="of:=[.C6]+0"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office:value-type="string" calcext:value-type="string">
            <text:p>YOLA</text:p>
          </table:table-cell>
          <table:table-cell table:style-name="ce1" office:value-type="string" calcext:value-type="string">
            <text:p>CIRCUITO IZCALLI</text:p>
          </table:table-cell>
          <table:table-cell table:style-name="ce1" office:value-type="string" calcext:value-type="string">
            <text:p>IZCALLI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/>
          <table:table-cell table:style-name="ce1" office:value-type="string" calcext:value-type="string">
            <text:p>08956</text:p>
          </table:table-cell>
          <table:table-cell/>
          <table:table-cell table:style-name="ce1" office:value-type="string" calcext:value-type="string">
            <text:p>5787-872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3468.454296875" calcext:value-type="float">
            <text:p>163468.454296875</text:p>
          </table:table-cell>
          <table:table-cell table:style-name="ce1" office:value-type="float" office:value="9559.9709765625" calcext:value-type="float">
            <text:p>9559.9709765625</text:p>
          </table:table-cell>
          <table:table-cell table:style-name="ce1" office:value-type="float" office:value="32683.11" calcext:value-type="float">
            <text:p>32683.11</text:p>
          </table:table-cell>
          <table:table-cell table:style-name="ce1" office:value-type="float" office:value="140345.2825" calcext:value-type="float">
            <text:p>140345.2825</text:p>
          </table:table-cell>
          <table:table-cell table:style-name="ce1" office:value-type="float" office:value="5456.7548828125" calcext:value-type="float">
            <text:p>5456.754882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96.1215026855" calcext:value-type="float">
            <text:p>31196.1215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6.3" calcext:value-type="float">
            <text:p>8046.3</text:p>
          </table:table-cell>
          <table:table-cell table:style-name="ce1" office:value-type="float" office:value="1715.33026123047" calcext:value-type="float">
            <text:p>1715.3302612305</text:p>
          </table:table-cell>
          <table:table-cell table:style-name="ce1" office:value-type="float" office:value="24865.151763916" calcext:value-type="float">
            <text:p>24865.151763916</text:p>
          </table:table-cell>
          <table:table-cell table:style-name="ce1" office:value-type="float" office:value="144888.980488656" calcext:value-type="float">
            <text:p>144888.980488656</text:p>
          </table:table-cell>
          <table:table-cell table:style-name="ce1" office:value-type="float" office:value="89462.34" calcext:value-type="float">
            <text:p>89462.34</text:p>
          </table:table-cell>
          <table:table-cell table:style-name="ce1" office:value-type="float" office:value="533570.02" calcext:value-type="float">
            <text:p>533570.02</text:p>
          </table:table-cell>
          <table:table-cell table:style-name="ce1" office:value-type="float" office:value="1593.32849609375" calcext:value-type="float">
            <text:p>1593.3284960938</text:p>
          </table:table-cell>
          <table:table-cell table:style-name="ce1" office:value-type="float" office:value="7.641" calcext:value-type="float">
            <text:p>7.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1.05" calcext:value-type="float">
            <text:p>1341.05</text:p>
          </table:table-cell>
          <table:table-cell table:style-name="ce2" office:value-type="date" office:date-value="2014-01-24" calcext:value-type="date">
            <text:p>1/24/2014</text:p>
          </table:table-cell>
          <table:table-cell table:style-name="ce2" office:value-type="date" office:date-value="2019-01-24" calcext:value-type="date">
            <text:p>1/2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55" calcext:value-type="float">
            <text:p>3700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65" calcext:value-type="float">
            <text:p>3820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05" calcext:value-type="float">
            <text:p>1341.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6</text:p>
          </table:table-cell>
          <table:table-cell table:formula="of:=[.C7]+0"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CLABE 021-180-04042615476-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1914.046875" calcext:value-type="float">
            <text:p>361914.04687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6682.13998535156" calcext:value-type="float">
            <text:p>6682.1399853516</text:p>
          </table:table-cell>
          <table:table-cell table:style-name="ce1" office:value-type="float" office:value="356931.93" calcext:value-type="float">
            <text:p>356931.93</text:p>
          </table:table-cell>
          <table:table-cell table:style-name="ce1" office:value-type="float" office:value="13541.6953125" calcext:value-type="float">
            <text:p>13541.695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359562.140409247" calcext:value-type="float">
            <text:p>359562.140409247</text:p>
          </table:table-cell>
          <table:table-cell table:style-name="ce1" office:value-type="float" office:value="26848.98" calcext:value-type="float">
            <text:p>26848.98</text:p>
          </table:table-cell>
          <table:table-cell table:style-name="ce1" office:value-type="float" office:value="120735.1" calcext:value-type="float">
            <text:p>120735.1</text:p>
          </table:table-cell>
          <table:table-cell table:style-name="ce1" office:value-type="float" office:value="283.333333333333" calcext:value-type="float">
            <text:p>283.3333333333</text:p>
          </table:table-cell>
          <table:table-cell table:style-name="ce1" office:value-type="float" office:value="2.2932" calcext:value-type="float">
            <text:p>2.2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1.06" calcext:value-type="float">
            <text:p>1131.06</text:p>
          </table:table-cell>
          <table:table-cell table:style-name="ce2" office:value-type="date" office:date-value="2017-04-04" calcext:value-type="date">
            <text:p>4/4/2017</text:p>
          </table:table-cell>
          <table:table-cell table:style-name="ce2" office:value-type="date" office:date-value="2019-04-04" calcext:value-type="date">
            <text:p>4/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07</text:p>
          </table:table-cell>
          <table:table-cell table:formula="of:=[.C8]+0"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office:value-type="string" calcext:value-type="string">
            <text:p>TOÑ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037-676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6.154510803223" calcext:value-type="float">
            <text:p>856.1545108032</text:p>
          </table:table-cell>
          <table:table-cell table:style-name="ce1" office:value-type="float" office:value="700.28" calcext:value-type="float">
            <text:p>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43450195313" calcext:value-type="float">
            <text:p>1556.4345019531</text:p>
          </table:table-cell>
          <table:table-cell table:style-name="ce1" office:value-type="float" office:value="54.0651016235352" calcext:value-type="float">
            <text:p>54.06510162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35.5487299813" calcext:value-type="float">
            <text:p>1435.5487299813</text:p>
          </table:table-cell>
          <table:table-cell table:style-name="ce1" office:value-type="float" office:value="725.63" calcext:value-type="float">
            <text:p>725.63</text:p>
          </table:table-cell>
          <table:table-cell table:style-name="ce1" office:value-type="float" office:value="4700.93" calcext:value-type="float">
            <text:p>4700.93</text:p>
          </table:table-cell>
          <table:table-cell table:style-name="ce1" office:value-type="float" office:value="116.713333333333" calcext:value-type="float">
            <text:p>116.7133333333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1.07" calcext:value-type="float">
            <text:p>891.07</text:p>
          </table:table-cell>
          <table:table-cell table:style-name="ce2" office:value-type="date" office:date-value="2012-04-16" calcext:value-type="date">
            <text:p>4/16/2012</text:p>
          </table:table-cell>
          <table:table-cell table:style-name="ce2" office:value-type="date" office:date-value="2013-04-16" calcext:value-type="date">
            <text:p>4/16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28" calcext:value-type="float">
            <text:p>3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8" calcext:value-type="float">
            <text:p>3820.2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9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formula="of:=[.C9]+0"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36.43344116211" calcext:value-type="float">
            <text:p>3636.43344116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00.000003662109" calcext:value-type="float">
            <text:p>400.0000036621</text:p>
          </table:table-cell>
          <table:table-cell table:style-name="ce1" office:value-type="float" office:value="3886.43359375" calcext:value-type="float">
            <text:p>3886.43359375</text:p>
          </table:table-cell>
          <table:table-cell table:style-name="ce1" office:value-type="float" office:value="147.003982543945" calcext:value-type="float">
            <text:p>147.00398254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03.2827562306" calcext:value-type="float">
            <text:p>3903.2827562306</text:p>
          </table:table-cell>
          <table:table-cell table:style-name="ce1" office:value-type="float" office:value="26063.07" calcext:value-type="float">
            <text:p>26063.07</text:p>
          </table:table-cell>
          <table:table-cell table:style-name="ce1" office:value-type="float" office:value="148962.55" calcext:value-type="float">
            <text:p>148962.55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2.2261" calcext:value-type="float">
            <text:p>2.2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1.08" calcext:value-type="float">
            <text:p>621.08</text:p>
          </table:table-cell>
          <table:table-cell table:style-name="ce2" office:value-type="date" office:date-value="2013-03-07" calcext:value-type="date">
            <text:p>3/7/2013</text:p>
          </table:table-cell>
          <table:table-cell table:style-name="ce2" office:value-type="date" office:date-value="2014-01-07" calcext:value-type="date">
            <text:p>1/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formula="of:=[.C10]+0"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o.hotmail.com.mx</text:p>
          </table:table-cell>
          <table:table-cell table:style-name="ce1" office:value-type="float" office:value="35811.7784765625" calcext:value-type="float">
            <text:p>35811.7784765625</text:p>
          </table:table-cell>
          <table:table-cell table:style-name="ce1" office:value-type="float" office:value="9000.54" calcext:value-type="float">
            <text:p>9000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12.3165625" calcext:value-type="float">
            <text:p>44812.3165625</text:p>
          </table:table-cell>
          <table:table-cell table:style-name="ce1" office:value-type="float" office:value="1612.01599121094" calcext:value-type="float">
            <text:p>1612.0159912109</text:p>
          </table:table-cell>
          <table:table-cell table:style-name="ce1" office:value-type="float" office:value="887.887557983398" calcext:value-type="float">
            <text:p>887.8875579834</text:p>
          </table:table-cell>
          <table:table-cell table:style-name="ce1" office:value-type="float" office:value="38508.92" calcext:value-type="float">
            <text:p>3850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46.5300341797" calcext:value-type="float">
            <text:p>11346.5300341797</text:p>
          </table:table-cell>
          <table:table-cell table:style-name="ce1" office:value-type="float" office:value="2081.60092163086" calcext:value-type="float">
            <text:p>2081.6009216309</text:p>
          </table:table-cell>
          <table:table-cell table:style-name="ce1" office:value-type="float" office:value="29243.9908874512" calcext:value-type="float">
            <text:p>29243.9908874512</text:p>
          </table:table-cell>
          <table:table-cell table:style-name="ce1" office:value-type="float" office:value="42802.6088601241" calcext:value-type="float">
            <text:p>42802.6088601241</text:p>
          </table:table-cell>
          <table:table-cell table:style-name="ce1" office:value-type="float" office:value="45653.21" calcext:value-type="float">
            <text:p>45653.21</text:p>
          </table:table-cell>
          <table:table-cell table:style-name="ce1" office:value-type="float" office:value="263718.87" calcext:value-type="float">
            <text:p>263718.87</text:p>
          </table:table-cell>
          <table:table-cell table:style-name="ce1" office:value-type="float" office:value="1500.09" calcext:value-type="float">
            <text:p>1500.09</text:p>
          </table:table-cell>
          <table:table-cell table:style-name="ce1" office:value-type="float" office:value="3.8993" calcext:value-type="float">
            <text:p>3.89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91" calcext:value-type="float">
            <text:p>1891</text:p>
          </table:table-cell>
          <table:table-cell table:style-name="ce2" office:value-type="date" office:date-value="2016-09-20" calcext:value-type="date">
            <text:p>9/20/2016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0.9" calcext:value-type="float">
            <text:p>3830.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891.09" calcext:value-type="float">
            <text:p>1891.0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0</text:p>
          </table:table-cell>
          <table:table-cell table:formula="of:=[.C11]+0"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9.92646179199" calcext:value-type="float">
            <text:p>1209.926461792</text:p>
          </table:table-cell>
          <table:table-cell table:style-name="ce1" office:value-type="float" office:value="500.2" calcext:value-type="float">
            <text:p>500.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60.12648925781" calcext:value-type="float">
            <text:p>1260.1264892578</text:p>
          </table:table-cell>
          <table:table-cell table:style-name="ce1" office:value-type="float" office:value="44.4691009521484" calcext:value-type="float">
            <text:p>44.46910095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0.75358507966" calcext:value-type="float">
            <text:p>1180.7535850797</text:p>
          </table:table-cell>
          <table:table-cell table:style-name="ce1" office:value-type="float" office:value="761.67" calcext:value-type="float">
            <text:p>761.67</text:p>
          </table:table-cell>
          <table:table-cell table:style-name="ce1" office:value-type="float" office:value="3891.38" calcext:value-type="float">
            <text:p>3891.38</text:p>
          </table:table-cell>
          <table:table-cell table:style-name="ce1" office:value-type="float" office:value="83.3666666666667" calcext:value-type="float">
            <text:p>83.3666666667</text:p>
          </table:table-cell>
          <table:table-cell table:style-name="ce1" office:value-type="float" office:value="0.0651" calcext:value-type="float">
            <text:p>0.0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1" calcext:value-type="float">
            <text:p>221.1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11</text:p>
          </table:table-cell>
          <table:table-cell table:formula="of:=[.C12]+0"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office:value-type="string" calcext:value-type="string">
            <text:p>TERE</text:p>
          </table:table-cell>
          <table:table-cell table:style-name="ce1" office:value-type="string" calcext:value-type="string">
            <text:p>CALZ. DE LA VIGA 117, MZA. 1 LOTE 41 C.C</text:p>
          </table:table-cell>
          <table:table-cell table:style-name="ce1" office:value-type="string" calcext:value-type="string">
            <text:p>JAJALPA, FRACC. BONITO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5509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aseret_ml@hotmail.com.mx</text:p>
          </table:table-cell>
          <table:table-cell table:style-name="ce1" office:value-type="float" office:value="39814.1056054688" calcext:value-type="float">
            <text:p>39814.1056054688</text:p>
          </table:table-cell>
          <table:table-cell table:style-name="ce1" office:value-type="float" office:value="900.330014648438" calcext:value-type="float">
            <text:p>900.33001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14.43421875" calcext:value-type="float">
            <text:p>40714.43421875</text:p>
          </table:table-cell>
          <table:table-cell table:style-name="ce1" office:value-type="float" office:value="1524.05114746094" calcext:value-type="float">
            <text:p>1524.05114746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466.947632866" calcext:value-type="float">
            <text:p>40466.947632866</text:p>
          </table:table-cell>
          <table:table-cell table:style-name="ce1" office:value-type="float" office:value="5864.23" calcext:value-type="float">
            <text:p>5864.23</text:p>
          </table:table-cell>
          <table:table-cell table:style-name="ce1" office:value-type="float" office:value="31600.07" calcext:value-type="float">
            <text:p>31600.07</text:p>
          </table:table-cell>
          <table:table-cell table:style-name="ce1" office:value-type="float" office:value="150.055002441406" calcext:value-type="float">
            <text:p>150.0550024414</text:p>
          </table:table-cell>
          <table:table-cell table:style-name="ce1" office:value-type="float" office:value="0.5009" calcext:value-type="float">
            <text:p>0.5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2" office:value-type="date" office:date-value="2014-11-21" calcext:value-type="date">
            <text:p>11/21/2014</text:p>
          </table:table-cell>
          <table:table-cell table:style-name="ce2" office:value-type="date" office:date-value="2015-09-21" calcext:value-type="date">
            <text:p>9/2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1.11" calcext:value-type="float">
            <text:p>3701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1.11" calcext:value-type="float">
            <text:p>3821.11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formula="of:=[.C13]+0"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office:value-type="string" calcext:value-type="string">
            <text:p>LET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531.734375" calcext:value-type="float">
            <text:p>76531.734375</text:p>
          </table:table-cell>
          <table:table-cell table:style-name="ce1" office:value-type="float" office:value="24350" calcext:value-type="float">
            <text:p>24350</text:p>
          </table:table-cell>
          <table:table-cell table:style-name="ce1" office:value-type="float" office:value="18552.7698046875" calcext:value-type="float">
            <text:p>18552.7698046875</text:p>
          </table:table-cell>
          <table:table-cell table:style-name="ce1" office:value-type="float" office:value="82328.9659375" calcext:value-type="float">
            <text:p>82328.9659375</text:p>
          </table:table-cell>
          <table:table-cell table:style-name="ce1" office:value-type="float" office:value="3141.34545898437" calcext:value-type="float">
            <text:p>3141.3454589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5799.40002441406" calcext:value-type="float">
            <text:p>5799.4000244141</text:p>
          </table:table-cell>
          <table:table-cell table:style-name="ce1" office:value-type="float" office:value="178799.400024414" calcext:value-type="float">
            <text:p>178799.400024414</text:p>
          </table:table-cell>
          <table:table-cell table:style-name="ce1" office:value-type="float" office:value="83409.7113886986" calcext:value-type="float">
            <text:p>83409.7113886986</text:p>
          </table:table-cell>
          <table:table-cell table:style-name="ce1" office:value-type="float" office:value="36647.08" calcext:value-type="float">
            <text:p>36647.08</text:p>
          </table:table-cell>
          <table:table-cell table:style-name="ce1" office:value-type="float" office:value="215212.42" calcext:value-type="float">
            <text:p>215212.42</text:p>
          </table:table-cell>
          <table:table-cell table:style-name="ce1" office:value-type="float" office:value="4058.33333333333" calcext:value-type="float">
            <text:p>4058.3333333333</text:p>
          </table:table-cell>
          <table:table-cell table:style-name="ce1" office:value-type="float" office:value="3.1301" calcext:value-type="float">
            <text:p>3.1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70" calcext:value-type="float">
            <text:p>5270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19-07-29" calcext:value-type="date">
            <text:p>7/2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3.24" calcext:value-type="float">
            <text:p>37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3.24" calcext:value-type="float">
            <text:p>3823.2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000" calcext:value-type="float">
            <text:p>90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formula="of:=[.C14]+0"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office:value-type="string" calcext:value-type="string">
            <text:p>PATY</text:p>
          </table:table-cell>
          <table:table-cell table:style-name="ce1" office:value-type="string" calcext:value-type="string">
            <text:p>JARDINES BOTANICOS MZA 29 LOTE 12</text:p>
          </table:table-cell>
          <table:table-cell table:style-name="ce1" office:value-type="string" calcext:value-type="string">
            <text:p>CASA 11 COL. HEROES TECAMAC</text:p>
          </table:table-cell>
          <table:table-cell table:style-name="ce1" office:value-type="string" calcext:value-type="string">
            <text:p>SECCION OZUMBILLA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tloba2001@yahoo.com.mx</text:p>
          </table:table-cell>
          <table:table-cell table:style-name="ce1" office:value-type="float" office:value="2388.61853515625" calcext:value-type="float">
            <text:p>2388.6185351563</text:p>
          </table:table-cell>
          <table:table-cell table:style-name="ce1" office:value-type="float" office:value="4064.24" calcext:value-type="float">
            <text:p>4064.24</text:p>
          </table:table-cell>
          <table:table-cell table:style-name="ce1" office:value-type="float" office:value="3100.10000244141" calcext:value-type="float">
            <text:p>3100.1000024414</text:p>
          </table:table-cell>
          <table:table-cell table:style-name="ce1" office:value-type="float" office:value="3352.75879882812" calcext:value-type="float">
            <text:p>3352.7587988281</text:p>
          </table:table-cell>
          <table:table-cell table:style-name="ce1" office:value-type="float" office:value="100.202911376953" calcext:value-type="float">
            <text:p>100.202911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18.87" calcext:value-type="float">
            <text:p>24518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5.65011230469" calcext:value-type="float">
            <text:p>5905.6501123047</text:p>
          </table:table-cell>
          <table:table-cell table:style-name="ce1" office:value-type="float" office:value="2789.08920288086" calcext:value-type="float">
            <text:p>2789.0892028809</text:p>
          </table:table-cell>
          <table:table-cell table:style-name="ce1" office:value-type="float" office:value="21402.3090905762" calcext:value-type="float">
            <text:p>21402.3090905762</text:p>
          </table:table-cell>
          <table:table-cell table:style-name="ce1" office:value-type="float" office:value="2660.61017899187" calcext:value-type="float">
            <text:p>2660.6101789919</text:p>
          </table:table-cell>
          <table:table-cell table:style-name="ce1" office:value-type="float" office:value="3778.05" calcext:value-type="float">
            <text:p>3778.05</text:p>
          </table:table-cell>
          <table:table-cell table:style-name="ce1" office:value-type="float" office:value="24425.33" calcext:value-type="float">
            <text:p>24425.33</text:p>
          </table:table-cell>
          <table:table-cell table:style-name="ce1" office:value-type="float" office:value="677.373333333333" calcext:value-type="float">
            <text:p>677.3733333333</text:p>
          </table:table-cell>
          <table:table-cell table:style-name="ce1" office:value-type="float" office:value="0.3227" calcext:value-type="float">
            <text:p>0.3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1.13" calcext:value-type="float">
            <text:p>981.13</text:p>
          </table:table-cell>
          <table:table-cell table:style-name="ce2" office:value-type="date" office:date-value="2016-09-19" calcext:value-type="date">
            <text:p>9/19/2016</text:p>
          </table:table-cell>
          <table:table-cell table:style-name="ce2" office:value-type="date" office:date-value="2019-09-19" calcext:value-type="date">
            <text:p>9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81.13" calcext:value-type="float">
            <text:p>981.1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14</text:p>
          </table:table-cell>
          <table:table-cell table:formula="of:=[.C15]+0"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7.5551052093506" calcext:value-type="float">
            <text:p>17.55510520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286.52" calcext:value-type="float">
            <text:p>1286.52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99" calcext:value-type="float">
            <text:p>0.10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25" calcext:value-type="date">
            <text:p>1/2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table:formula="of:=[.C16]+0"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office:value-type="string" calcext:value-type="string">
            <text:p>VERO</text:p>
          </table:table-cell>
          <table:table-cell table:style-name="ce1" office:value-type="string" calcext:value-type="string">
            <text:p>CTA FEDAMAC 021-180-04038436069-7</text:p>
          </table:table-cell>
          <table:table-cell table:style-name="ce1" office:value-type="string" calcext:value-type="string">
            <text:p>8548-9711-6898-4395 BANAME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8548-9711-6898-4395</text:p>
          </table:table-cell>
          <table:table-cell table:style-name="ce1" office:value-type="float" office:value="4416.22577514648" calcext:value-type="float">
            <text:p>4416.2257751465</text:p>
          </table:table-cell>
          <table:table-cell table:style-name="ce1" office:value-type="float" office:value="5751.20000610351" calcext:value-type="float">
            <text:p>5751.2000061035</text:p>
          </table:table-cell>
          <table:table-cell table:style-name="ce1" office:value-type="float" office:value="8462.54999389648" calcext:value-type="float">
            <text:p>8462.5499938965</text:p>
          </table:table-cell>
          <table:table-cell table:style-name="ce1" office:value-type="float" office:value="1704.8759765625" calcext:value-type="float">
            <text:p>1704.8759765625</text:p>
          </table:table-cell>
          <table:table-cell table:style-name="ce1" office:value-type="float" office:value="89.3786239624023" calcext:value-type="float">
            <text:p>89.37862396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73.20125459854" calcext:value-type="float">
            <text:p>2373.2012545985</text:p>
          </table:table-cell>
          <table:table-cell table:style-name="ce1" office:value-type="float" office:value="20471.36" calcext:value-type="float">
            <text:p>20471.36</text:p>
          </table:table-cell>
          <table:table-cell table:style-name="ce1" office:value-type="float" office:value="103747.79" calcext:value-type="float">
            <text:p>103747.79</text:p>
          </table:table-cell>
          <table:table-cell table:style-name="ce1" office:value-type="float" office:value="958.533334350586" calcext:value-type="float">
            <text:p>958.5333343506</text:p>
          </table:table-cell>
          <table:table-cell table:style-name="ce1" office:value-type="float" office:value="1.7485" calcext:value-type="float">
            <text:p>1.7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01.15" calcext:value-type="float">
            <text:p>7001.15</text:p>
          </table:table-cell>
          <table:table-cell table:style-name="ce2" office:value-type="date" office:date-value="2011-07-25" calcext:value-type="date">
            <text:p>7/25/2011</text:p>
          </table:table-cell>
          <table:table-cell table:style-name="ce2" office:value-type="date" office:date-value="2021-07-25" calcext:value-type="date">
            <text:p>7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9.35" calcext:value-type="float">
            <text:p>3709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9.65" calcext:value-type="float">
            <text:p>3829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formula="of:=[.C17]+0"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office:value-type="string" calcext:value-type="string">
            <text:p>MONI</text:p>
          </table:table-cell>
          <table:table-cell table:style-name="ce1" office:value-type="string" calcext:value-type="string">
            <text:p>CLABE BANAMEX 002-180-0525-6662339-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530.1297265625" calcext:value-type="float">
            <text:p>81530.1297265625</text:p>
          </table:table-cell>
          <table:table-cell table:style-name="ce1" office:value-type="float" office:value="1300.8" calcext:value-type="float">
            <text:p>1300.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1830.9140625" calcext:value-type="float">
            <text:p>81830.9140625</text:p>
          </table:table-cell>
          <table:table-cell table:style-name="ce1" office:value-type="float" office:value="3081.58935546875" calcext:value-type="float">
            <text:p>3081.589355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8778.84" calcext:value-type="float">
            <text:p>98778.84</text:p>
          </table:table-cell>
          <table:table-cell table:style-name="ce1" office:value-type="float" office:value="81823.0529046447" calcext:value-type="float">
            <text:p>81823.0529046447</text:p>
          </table:table-cell>
          <table:table-cell table:style-name="ce1" office:value-type="float" office:value="37541.91" calcext:value-type="float">
            <text:p>37541.91</text:p>
          </table:table-cell>
          <table:table-cell table:style-name="ce1" office:value-type="float" office:value="204642.86" calcext:value-type="float">
            <text:p>204642.86</text:p>
          </table:table-cell>
          <table:table-cell table:style-name="ce1" office:value-type="float" office:value="216.8" calcext:value-type="float">
            <text:p>216.8</text:p>
          </table:table-cell>
          <table:table-cell table:style-name="ce1" office:value-type="float" office:value="3.2065" calcext:value-type="float">
            <text:p>3.2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22-03-28" calcext:value-type="date">
            <text:p>3/28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221.16" calcext:value-type="float">
            <text:p>2221.16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formula="of:=[.C18]+0"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style-name="ce1" office:value-type="float" office:value="6.13301086425781" calcext:value-type="float">
            <text:p>6.13301086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formula="of:=[.C19]+0"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office:value-type="string" calcext:value-type="string">
            <text:p>JORGE-LUI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36.19462585449" calcext:value-type="float">
            <text:p>2136.194625854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6.19458007812" calcext:value-type="float">
            <text:p>2636.1945800781</text:p>
          </table:table-cell>
          <table:table-cell table:style-name="ce1" office:value-type="float" office:value="94.9600372314453" calcext:value-type="float">
            <text:p>94.96003723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1.40010530655" calcext:value-type="float">
            <text:p>2521.4001053066</text:p>
          </table:table-cell>
          <table:table-cell table:style-name="ce1" office:value-type="float" office:value="1154.32" calcext:value-type="float">
            <text:p>1154.32</text:p>
          </table:table-cell>
          <table:table-cell table:style-name="ce1" office:value-type="float" office:value="7495.41" calcext:value-type="float">
            <text:p>7495.41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18" calcext:value-type="float">
            <text:p>451.18</text:p>
          </table:table-cell>
          <table:table-cell table:style-name="ce2" office:value-type="date" office:date-value="2014-05-02" calcext:value-type="date">
            <text:p>5/2/2014</text:p>
          </table:table-cell>
          <table:table-cell table:style-name="ce2" office:value-type="date" office:date-value="2015-05-02" calcext:value-type="date">
            <text:p>5/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table:formula="of:=[.C20]+0" office:value-type="float" office:value="19" calcext:value-type="float">
            <text:p>1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VERSION LP LOPEZ BAEZA</text:p>
          </table:table-cell>
          <table:table-cell table:style-name="ce1" office:value-type="string" calcext:value-type="string">
            <text:p>INVERSION LP LOPEZ B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410.2064599609" calcext:value-type="float">
            <text:p>28410.2064599609</text:p>
          </table:table-cell>
          <table:table-cell table:style-name="ce1" office:value-type="float" office:value="800.95" calcext:value-type="float">
            <text:p>800.95</text:p>
          </table:table-cell>
          <table:table-cell table:style-name="ce1" office:value-type="float" office:value="12606.0500390625" calcext:value-type="float">
            <text:p>12606.0500390625</text:p>
          </table:table-cell>
          <table:table-cell table:style-name="ce1" office:value-type="float" office:value="16605.100546875" calcext:value-type="float">
            <text:p>16605.100546875</text:p>
          </table:table-cell>
          <table:table-cell table:style-name="ce1" office:value-type="float" office:value="775.428955078125" calcext:value-type="float">
            <text:p>775.42895507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589.3628435226" calcext:value-type="float">
            <text:p>20589.3628435226</text:p>
          </table:table-cell>
          <table:table-cell table:style-name="ce1" office:value-type="float" office:value="22945.25" calcext:value-type="float">
            <text:p>22945.25</text:p>
          </table:table-cell>
          <table:table-cell table:style-name="ce1" office:value-type="float" office:value="137671.49" calcext:value-type="float">
            <text:p>137671.49</text:p>
          </table:table-cell>
          <table:table-cell table:style-name="ce1" office:value-type="float" office:value="133.491666666667" calcext:value-type="float">
            <text:p>133.4916666667</text:p>
          </table:table-cell>
          <table:table-cell table:style-name="ce1" office:value-type="float" office:value="2.0461" calcext:value-type="float">
            <text:p>2.0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.19" calcext:value-type="float">
            <text:p>1461.1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10-10-30" calcext:value-type="date">
            <text:p>10/3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formula="of:=[.C21]+0"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618.595336914063" calcext:value-type="float">
            <text:p>618.595336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5781.46" calcext:value-type="float">
            <text:p>5781.46</text:p>
          </table:table-cell>
          <table:table-cell table:style-name="ce1" office:value-type="float" office:value="31976.88" calcext:value-type="float">
            <text:p>31976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8" calcext:value-type="float">
            <text:p>0.4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3-12-04" calcext:value-type="date">
            <text:p>12/4/200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5.2" calcext:value-type="float">
            <text:p>3705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5.6" calcext:value-type="float">
            <text:p>3825.6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formula="of:=[.C22]+0"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office:value-type="string" calcext:value-type="string">
            <text:p>MAPY</text:p>
          </table:table-cell>
          <table:table-cell table:style-name="ce1" office:value-type="string" calcext:value-type="string">
            <text:p>RETORNO 16 NO. 24</text:p>
          </table:table-cell>
          <table:table-cell table:style-name="ce1" office:value-type="string" calcext:value-type="string">
            <text:p>AVA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0.20435333252" calcext:value-type="float">
            <text:p>1420.20435333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0.20434570313" calcext:value-type="float">
            <text:p>1920.2043457031</text:p>
          </table:table-cell>
          <table:table-cell table:style-name="ce1" office:value-type="float" office:value="67.9946746826172" calcext:value-type="float">
            <text:p>67.9946746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102.563295898" calcext:value-type="float">
            <text:p>104102.563295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143.59" calcext:value-type="float">
            <text:p>105143.59</text:p>
          </table:table-cell>
          <table:table-cell table:style-name="ce1" office:value-type="float" office:value="1041.02563476563" calcext:value-type="float">
            <text:p>1041.0256347656</text:p>
          </table:table-cell>
          <table:table-cell table:style-name="ce1" office:value-type="float" office:value="-0.00106933593633585" calcext:value-type="float">
            <text:p>-0.0010693359</text:p>
          </table:table-cell>
          <table:table-cell table:style-name="ce1" office:value-type="float" office:value="1805.40983278457" calcext:value-type="float">
            <text:p>1805.4098327846</text:p>
          </table:table-cell>
          <table:table-cell table:style-name="ce1" office:value-type="float" office:value="1575.85" calcext:value-type="float">
            <text:p>1575.85</text:p>
          </table:table-cell>
          <table:table-cell table:style-name="ce1" office:value-type="float" office:value="10749.55" calcext:value-type="float">
            <text:p>10749.55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346" calcext:value-type="float">
            <text:p>0.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1.21" calcext:value-type="float">
            <text:p>2351.21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21-09-18" calcext:value-type="date">
            <text:p>9/18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formula="of:=[.C23]+0"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45.9191131591797" calcext:value-type="float">
            <text:p>45.9191131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161.6291522217" calcext:value-type="float">
            <text:p>19161.6291522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7.32002929688" calcext:value-type="float">
            <text:p>7927.3200292969</text:p>
          </table:table-cell>
          <table:table-cell table:style-name="ce1" office:value-type="float" office:value="977.98095703125" calcext:value-type="float">
            <text:p>977.9809570313</text:p>
          </table:table-cell>
          <table:table-cell table:style-name="ce1" office:value-type="float" office:value="12212.2900799561" calcext:value-type="float">
            <text:p>12212.2900799561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1922.49" calcext:value-type="float">
            <text:p>1922.49</text:p>
          </table:table-cell>
          <table:table-cell table:style-name="ce1" office:value-type="float" office:value="10723.49" calcext:value-type="float">
            <text:p>10723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2" calcext:value-type="float">
            <text:p>0.1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2" office:value-type="date" office:date-value="2014-04-27" calcext:value-type="date">
            <text:p>4/27/2014</text:p>
          </table:table-cell>
          <table:table-cell table:style-name="ce2" office:value-type="date" office:date-value="2018-04-27" calcext:value-type="date">
            <text:p>4/27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22" calcext:value-type="float">
            <text:p>1321.22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table:formula="of:=[.C24]+0" office:value-type="float" office:value="23" calcext:value-type="float">
            <text:p>2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PATRICIA LOPEZ BAEZA ZAPAT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style-name="ce1" office:value-type="float" office:value="1.55648958683014" calcext:value-type="float">
            <text:p>1.556489586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table:formula="of:=[.C25]+0"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768.58912109375" calcext:value-type="float">
            <text:p>9768.5891210938</text:p>
          </table:table-cell>
          <table:table-cell table:style-name="ce1" office:value-type="float" office:value="1001.2" calcext:value-type="float">
            <text:p>100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69.7898046875" calcext:value-type="float">
            <text:p>10769.7898046875</text:p>
          </table:table-cell>
          <table:table-cell table:style-name="ce1" office:value-type="float" office:value="395.070556640625" calcext:value-type="float">
            <text:p>395.070556640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90.0017238335" calcext:value-type="float">
            <text:p>10490.0017238335</text:p>
          </table:table-cell>
          <table:table-cell table:style-name="ce1" office:value-type="float" office:value="12902.99" calcext:value-type="float">
            <text:p>12902.99</text:p>
          </table:table-cell>
          <table:table-cell table:style-name="ce1" office:value-type="float" office:value="68782.45" calcext:value-type="float">
            <text:p>68782.45</text:p>
          </table:table-cell>
          <table:table-cell table:style-name="ce1" office:value-type="float" office:value="166.866666666667" calcext:value-type="float">
            <text:p>166.8666666667</text:p>
          </table:table-cell>
          <table:table-cell table:style-name="ce1" office:value-type="float" office:value="1.1021" calcext:value-type="float">
            <text:p>1.1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71.24" calcext:value-type="float">
            <text:p>5871.24</text:p>
          </table:table-cell>
          <table:table-cell table:style-name="ce2" office:value-type="date" office:date-value="2013-06-19" calcext:value-type="date">
            <text:p>6/19/2013</text:p>
          </table:table-cell>
          <table:table-cell table:style-name="ce2" office:value-type="date" office:date-value="2019-06-19" calcext:value-type="date">
            <text:p>6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formula="of:=[.C26]+0" office:value-type="float" office:value="25" calcext:value-type="float">
            <text:p>2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TS ISR Y COM DEL BANCO</text:p>
          </table:table-cell>
          <table:table-cell table:style-name="ce1" office:value-type="string" calcext:value-type="string">
            <text:p>INTS ISR Y COM DEL B</text:p>
          </table:table-cell>
          <table:table-cell table:style-name="ce1" office:value-type="string" calcext:value-type="string">
            <text:p>SAI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date" office:date-value="2007-09-26" calcext:value-type="date">
            <text:p>9/26/2007</text:p>
          </table:table-cell>
          <table:table-cell table:style-name="ce2" office:value-type="date" office:date-value="2005-05-16" calcext:value-type="date">
            <text:p>5/16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table:formula="of:=[.C27]+0"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rrosado@banamex.com</text:p>
          </table:table-cell>
          <table:table-cell table:style-name="ce1" office:value-type="float" office:value="24796.3698272705" calcext:value-type="float">
            <text:p>24796.3698272705</text:p>
          </table:table-cell>
          <table:table-cell table:style-name="ce1" office:value-type="float" office:value="2500.26" calcext:value-type="float">
            <text:p>2500.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96.629140625" calcext:value-type="float">
            <text:p>27296.629140625</text:p>
          </table:table-cell>
          <table:table-cell table:style-name="ce1" office:value-type="float" office:value="1009.71875" calcext:value-type="float">
            <text:p>1009.71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6810.277882065" calcext:value-type="float">
            <text:p>26810.277882065</text:p>
          </table:table-cell>
          <table:table-cell table:style-name="ce1" office:value-type="float" office:value="6320.08" calcext:value-type="float">
            <text:p>6320.08</text:p>
          </table:table-cell>
          <table:table-cell table:style-name="ce1" office:value-type="float" office:value="39868.68" calcext:value-type="float">
            <text:p>39868.68</text:p>
          </table:table-cell>
          <table:table-cell table:style-name="ce1" office:value-type="float" office:value="416.71" calcext:value-type="float">
            <text:p>416.71</text:p>
          </table:table-cell>
          <table:table-cell table:style-name="ce1" office:value-type="float" office:value="0.5398" calcext:value-type="float">
            <text:p>0.5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4-06-26" calcext:value-type="date">
            <text:p>6/26/200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formula="of:=[.C28]+0"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078.8161773682" calcext:value-type="float">
            <text:p>30078.816177368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78.81640625" calcext:value-type="float">
            <text:p>30578.81640625</text:p>
          </table:table-cell>
          <table:table-cell table:style-name="ce1" office:value-type="float" office:value="1144.6005859375" calcext:value-type="float">
            <text:p>1144.6005859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331.27" calcext:value-type="float">
            <text:p>3331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668.73" calcext:value-type="float">
            <text:p>96668.73</text:p>
          </table:table-cell>
          <table:table-cell table:style-name="ce1" office:value-type="float" office:value="30391.6928896969" calcext:value-type="float">
            <text:p>30391.6928896969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21.27" calcext:value-type="float">
            <text:p>3321.27</text:p>
          </table:table-cell>
          <table:table-cell table:style-name="ce2" office:value-type="date" office:date-value="2017-03-14" calcext:value-type="date">
            <text:p>3/14/2017</text:p>
          </table:table-cell>
          <table:table-cell table:style-name="ce2" office:value-type="date" office:date-value="2020-03-14" calcext:value-type="date">
            <text:p>3/14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31.27" calcext:value-type="float">
            <text:p>3331.2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formula="of:=[.C29]+0"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11.07541015625" calcext:value-type="float">
            <text:p>3911.0754101563</text:p>
          </table:table-cell>
          <table:table-cell table:style-name="ce1" office:value-type="float" office:value="1201.68" calcext:value-type="float">
            <text:p>1201.68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4214.75509765625" calcext:value-type="float">
            <text:p>4214.7550976563</text:p>
          </table:table-cell>
          <table:table-cell table:style-name="ce1" office:value-type="float" office:value="154.651931762695" calcext:value-type="float">
            <text:p>154.65193176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6003.84" calcext:value-type="float">
            <text:p>6003.84</text:p>
          </table:table-cell>
          <table:table-cell table:style-name="ce1" office:value-type="float" office:value="2660.79119873047" calcext:value-type="float">
            <text:p>2660.7911987305</text:p>
          </table:table-cell>
          <table:table-cell table:style-name="ce1" office:value-type="float" office:value="86456.9511987305" calcext:value-type="float">
            <text:p>86456.9511987305</text:p>
          </table:table-cell>
          <table:table-cell table:style-name="ce1" office:value-type="float" office:value="4106.35288960831" calcext:value-type="float">
            <text:p>4106.3528896083</text:p>
          </table:table-cell>
          <table:table-cell table:style-name="ce1" office:value-type="float" office:value="123.97" calcext:value-type="float">
            <text:p>123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28" calcext:value-type="float">
            <text:p>200.28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1.28" calcext:value-type="float">
            <text:p>2001.28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22-01-02" calcext:value-type="date">
            <text:p>1/2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1.28" calcext:value-type="float">
            <text:p>2001.2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formula="of:=[.C30]+0"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office:value-type="string" calcext:value-type="string">
            <text:p>NAYELY</text:p>
          </table:table-cell>
          <table:table-cell table:style-name="ce1" office:value-type="string" calcext:value-type="string">
            <text:p>RETORNO 16 # 24</text:p>
          </table:table-cell>
          <table:table-cell table:style-name="ce1" office:value-type="string" calcext:value-type="string">
            <text:p>AVANTE, DELEG. COYOACAN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xanat92@hotmail.com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26.3248043060303" calcext:value-type="float">
            <text:p>26.324804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401.2340026855" calcext:value-type="float">
            <text:p>36401.2340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65.25" calcext:value-type="float">
            <text:p>36765.25</text:p>
          </table:table-cell>
          <table:table-cell table:style-name="ce1" office:value-type="float" office:value="364.012329101562" calcext:value-type="float">
            <text:p>364.0123291016</text:p>
          </table:table-cell>
          <table:table-cell table:style-name="ce1" office:value-type="float" office:value="-0.00366821289208019" calcext:value-type="float">
            <text:p>-0.0036682129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819.62" calcext:value-type="float">
            <text:p>819.62</text:p>
          </table:table-cell>
          <table:table-cell table:style-name="ce1" office:value-type="float" office:value="5152.56" calcext:value-type="float">
            <text:p>5152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1.29" calcext:value-type="float">
            <text:p>1281.29</text:p>
          </table:table-cell>
          <table:table-cell table:style-name="ce2" office:value-type="date" office:date-value="2015-05-19" calcext:value-type="date">
            <text:p>5/19/2015</text:p>
          </table:table-cell>
          <table:table-cell table:style-name="ce2" office:value-type="date" office:date-value="2019-08-19" calcext:value-type="date">
            <text:p>8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table:formula="of:=[.C31]+0"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7.2211666107178" calcext:value-type="float">
            <text:p>17.221166610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7.260273972603" calcext:value-type="float">
            <text:p>457.2602739726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table:formula="of:=[.C32]+0"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.11698341369629" calcext:value-type="float">
            <text:p>4.1169834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9.315068493151" calcext:value-type="float">
            <text:p>109.3150684932</text:p>
          </table:table-cell>
          <table:table-cell table:number-columns-repeated="2"/>
          <table:table-cell table:style-name="ce1" office:value-type="float" office:value="33.3333333333333" calcext:value-type="float">
            <text:p>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9" calcext:value-type="date">
            <text:p>12/2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formula="of:=[.C33]+0" office:value-type="float" office:value="32" calcext:value-type="float">
            <text:p>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1-05" calcext:value-type="date">
            <text:p>1/5/2017</text:p>
          </table:table-cell>
          <table:table-cell table:style-name="ce1" office:value-type="string" calcext:value-type="string">
            <text:p>ALEJANDR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6365.31994140625" calcext:value-type="float">
            <text:p>6365.3199414063</text:p>
          </table:table-cell>
          <table:table-cell table:style-name="ce1" office:value-type="float" office:value="1299.67959594727" calcext:value-type="float">
            <text:p>1299.6795959473</text:p>
          </table:table-cell>
          <table:table-cell table:style-name="ce1" office:value-type="float" office:value="39934.359654541" calcext:value-type="float">
            <text:p>39934.3596545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21.32" calcext:value-type="float">
            <text:p>2121.32</text:p>
          </table:table-cell>
          <table:table-cell table:style-name="ce2" office:value-type="date" office:date-value="2017-01-05" calcext:value-type="date">
            <text:p>1/5/2017</text:p>
          </table:table-cell>
          <table:table-cell table:style-name="ce2" office:value-type="date" office:date-value="2019-01-05" calcext:value-type="date">
            <text:p>1/5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22" calcext:value-type="float">
            <text:p>212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3</text:p>
          </table:table-cell>
          <table:table-cell table:formula="of:=[.C34]+0"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office:value-type="string" calcext:value-type="string">
            <text:p>JAQU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ito@hotmail.com</text:p>
          </table:table-cell>
          <table:table-cell table:style-name="ce1" office:value-type="float" office:value="3907.6104107666" calcext:value-type="float">
            <text:p>3907.6104107666</text:p>
          </table:table-cell>
          <table:table-cell table:style-name="ce1" office:value-type="float" office:value="1401.98" calcext:value-type="float">
            <text:p>1401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9.5907421875" calcext:value-type="float">
            <text:p>5309.5907421875</text:p>
          </table:table-cell>
          <table:table-cell table:style-name="ce1" office:value-type="float" office:value="189.591644287109" calcext:value-type="float">
            <text:p>189.59164428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034.07980802688" calcext:value-type="float">
            <text:p>5034.0798080269</text:p>
          </table:table-cell>
          <table:table-cell table:style-name="ce1" office:value-type="float" office:value="65.09" calcext:value-type="float">
            <text:p>65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.663333333333" calcext:value-type="float">
            <text:p>233.6633333333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1.33" calcext:value-type="float">
            <text:p>771.33</text:p>
          </table:table-cell>
          <table:table-cell table:style-name="ce2" office:value-type="date" office:date-value="2016-01-26" calcext:value-type="date">
            <text:p>1/26/2016</text:p>
          </table:table-cell>
          <table:table-cell table:style-name="ce2" office:value-type="date" office:date-value="2017-07-26" calcext:value-type="date">
            <text:p>7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table:formula="of:=[.C35]+0" office:value-type="float" office:value="34" calcext:value-type="float">
            <text:p>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 (AHORRO)</text:p>
          </table:table-cell>
          <table:table-cell table:style-name="ce1" office:value-type="string" calcext:value-type="string">
            <text:p>ERICK ISAAC MONTES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957.68156433105" calcext:value-type="float">
            <text:p>1957.681564331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941.35989257813" calcext:value-type="float">
            <text:p>2941.3598925781</text:p>
          </table:table-cell>
          <table:table-cell table:style-name="ce1" office:value-type="float" office:value="-483.678344726563" calcext:value-type="float">
            <text:p>-483.6783447266</text:p>
          </table:table-cell>
          <table:table-cell table:style-name="ce1" office:value-type="float" office:value="31.9910793304443" calcext:value-type="float">
            <text:p>31.99107933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49.434331454342" calcext:value-type="float">
            <text:p>849.4343314543</text:p>
          </table:table-cell>
          <table:table-cell table:style-name="ce1" office:value-type="float" office:value="376.17" calcext:value-type="float">
            <text:p>376.17</text:p>
          </table:table-cell>
          <table:table-cell table:style-name="ce1" office:value-type="float" office:value="2048.36" calcext:value-type="float">
            <text:p>2048.36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321" calcext:value-type="float">
            <text:p>0.0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16" calcext:value-type="date">
            <text:p>1/16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5</text:p>
          </table:table-cell>
          <table:table-cell table:formula="of:=[.C36]+0"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9.1625747680664" calcext:value-type="float">
            <text:p>69.16257476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78.35" calcext:value-type="float">
            <text:p>678.35</text:p>
          </table:table-cell>
          <table:table-cell table:style-name="ce1" office:value-type="float" office:value="2649.24" calcext:value-type="float">
            <text:p>2649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9" calcext:value-type="float">
            <text:p>0.05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2-21" calcext:value-type="date">
            <text:p>2/2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formula="of:=[.C37]+0"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75.69577087402" calcext:value-type="float">
            <text:p>3275.695770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1.36002929688" calcext:value-type="float">
            <text:p>2941.3600292969</text:p>
          </table:table-cell>
          <table:table-cell table:style-name="ce1" office:value-type="float" office:value="334.33580078125" calcext:value-type="float">
            <text:p>334.3358007813</text:p>
          </table:table-cell>
          <table:table-cell table:style-name="ce1" office:value-type="float" office:value="21.6965389251709" calcext:value-type="float">
            <text:p>21.6965389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57.365834961" calcext:value-type="float">
            <text:p>138057.3658349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48.159921875" calcext:value-type="float">
            <text:p>17648.159921875</text:p>
          </table:table-cell>
          <table:table-cell table:style-name="ce1" office:value-type="float" office:value="8046.17907714844" calcext:value-type="float">
            <text:p>8046.1790771484</text:p>
          </table:table-cell>
          <table:table-cell table:style-name="ce1" office:value-type="float" office:value="128455.384990234" calcext:value-type="float">
            <text:p>128455.384990234</text:p>
          </table:table-cell>
          <table:table-cell table:style-name="ce1" office:value-type="float" office:value="576.091387312379" calcext:value-type="float">
            <text:p>576.0913873124</text:p>
          </table:table-cell>
          <table:table-cell table:style-name="ce1" office:value-type="float" office:value="2775.46" calcext:value-type="float">
            <text:p>2775.46</text:p>
          </table:table-cell>
          <table:table-cell table:style-name="ce1" office:value-type="float" office:value="3022.06" calcext:value-type="float">
            <text:p>3022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71" calcext:value-type="float">
            <text:p>0.2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41.36" calcext:value-type="float">
            <text:p>2941.36</text:p>
          </table:table-cell>
          <table:table-cell table:style-name="ce2" office:value-type="date" office:date-value="2016-02-16" calcext:value-type="date">
            <text:p>2/16/2016</text:p>
          </table:table-cell>
          <table:table-cell table:style-name="ce2" office:value-type="date" office:date-value="2022-02-16" calcext:value-type="date">
            <text:p>2/16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941.36" calcext:value-type="float">
            <text:p>2941.3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7</text:p>
          </table:table-cell>
          <table:table-cell table:formula="of:=[.C38]+0" office:value-type="float" office:value="37" calcext:value-type="float">
            <text:p>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748.5272265625" calcext:value-type="float">
            <text:p>66748.5272265625</text:p>
          </table:table-cell>
          <table:table-cell table:style-name="ce1" office:value-type="float" office:value="10801.85" calcext:value-type="float">
            <text:p>10801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50.3621875" calcext:value-type="float">
            <text:p>77550.3621875</text:p>
          </table:table-cell>
          <table:table-cell table:style-name="ce1" office:value-type="float" office:value="2829.69873046875" calcext:value-type="float">
            <text:p>2829.6987304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34.7917471104" calcext:value-type="float">
            <text:p>75134.7917471104</text:p>
          </table:table-cell>
          <table:table-cell table:style-name="ce1" office:value-type="float" office:value="54782.9" calcext:value-type="float">
            <text:p>54782.9</text:p>
          </table:table-cell>
          <table:table-cell table:style-name="ce1" office:value-type="float" office:value="305931.5" calcext:value-type="float">
            <text:p>305931.5</text:p>
          </table:table-cell>
          <table:table-cell table:style-name="ce1" office:value-type="float" office:value="1800.30833333333" calcext:value-type="float">
            <text:p>1800.3083333333</text:p>
          </table:table-cell>
          <table:table-cell table:style-name="ce1" office:value-type="float" office:value="4.679" calcext:value-type="float">
            <text:p>4.6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1.37" calcext:value-type="float">
            <text:p>351.3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5-06-01" calcext:value-type="date">
            <text:p>6/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8</text:p>
          </table:table-cell>
          <table:table-cell table:formula="of:=[.C39]+0"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office:value-type="string" calcext:value-type="string">
            <text:p>CTA 4027 6605 4566 1698 BCO AZTEC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5-25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34.2232617188" calcext:value-type="float">
            <text:p>29634.2232617188</text:p>
          </table:table-cell>
          <table:table-cell table:style-name="ce1" office:value-type="float" office:value="1102.28" calcext:value-type="float">
            <text:p>1102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36.506953125" calcext:value-type="float">
            <text:p>30736.506953125</text:p>
          </table:table-cell>
          <table:table-cell table:style-name="ce1" office:value-type="float" office:value="1146.30529785156" calcext:value-type="float">
            <text:p>1146.3052978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0436.9536726777" calcext:value-type="float">
            <text:p>30436.9536726777</text:p>
          </table:table-cell>
          <table:table-cell table:style-name="ce1" office:value-type="float" office:value="1092.9" calcext:value-type="float">
            <text:p>1092.9</text:p>
          </table:table-cell>
          <table:table-cell table:style-name="ce1" office:value-type="float" office:value="2980.57" calcext:value-type="float">
            <text:p>2980.57</text:p>
          </table:table-cell>
          <table:table-cell table:style-name="ce1" office:value-type="float" office:value="183.713333333333" calcext:value-type="float">
            <text:p>183.7133333333</text:p>
          </table:table-cell>
          <table:table-cell table:style-name="ce1" office:value-type="float" office:value="0.0933" calcext:value-type="float">
            <text:p>0.0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38" calcext:value-type="float">
            <text:p>1321.38</text:p>
          </table:table-cell>
          <table:table-cell table:style-name="ce2" office:value-type="date" office:date-value="2017-04-25" calcext:value-type="date">
            <text:p>4/25/2017</text:p>
          </table:table-cell>
          <table:table-cell table:style-name="ce2" office:value-type="date" office:date-value="2021-04-25" calcext:value-type="date">
            <text:p>4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9</text:p>
          </table:table-cell>
          <table:table-cell table:formula="of:=[.C40]+0"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.9008178710938" calcext:value-type="float">
            <text:p>51.90081787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8.08219178082" calcext:value-type="float">
            <text:p>1378.0821917808</text:p>
          </table:table-cell>
          <table:table-cell table:number-columns-repeated="2"/>
          <table:table-cell table:style-name="ce1" office:value-type="float" office:value="333.333333333333" calcext:value-type="float">
            <text:p>3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formula="of:=[.C41]+0"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office:value-type="string" calcext:value-type="string">
            <text:p>CLABE SANTANDER 014 180 6053 4937 518 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10.23350528717" calcext:value-type="float">
            <text:p>2610.233505287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5.2333984375" calcext:value-type="float">
            <text:p>2255.2333984375</text:p>
          </table:table-cell>
          <table:table-cell table:style-name="ce1" office:value-type="float" office:value="83.2590484619141" calcext:value-type="float">
            <text:p>83.2590484619</text:p>
          </table:table-cell>
          <table:table-cell table:style-name="ce1" office:value-type="float" office:value="992.050176620483" calcext:value-type="float">
            <text:p>992.0501766205</text:p>
          </table:table-cell>
          <table:table-cell table:style-name="ce1" office:value-type="float" office:value="25415.51" calcext:value-type="float">
            <text:p>25415.51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26376.48" calcext:value-type="float">
            <text:p>26376.48</text:p>
          </table:table-cell>
          <table:table-cell table:style-name="ce1" office:value-type="float" office:value="960.968676715089" calcext:value-type="float">
            <text:p>960.9686767151</text:p>
          </table:table-cell>
          <table:table-cell table:style-name="ce1" office:value-type="float" office:value="54999.9986767151" calcext:value-type="float">
            <text:p>54999.9986767151</text:p>
          </table:table-cell>
          <table:table-cell table:style-name="ce1" office:value-type="float" office:value="2210.71295734196" calcext:value-type="float">
            <text:p>2210.712957342</text:p>
          </table:table-cell>
          <table:table-cell table:style-name="ce1" office:value-type="float" office:value="1363.84" calcext:value-type="float">
            <text:p>1363.84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165" calcext:value-type="float">
            <text:p>0.1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1.4" calcext:value-type="float">
            <text:p>1831.4</text:p>
          </table:table-cell>
          <table:table-cell table:style-name="ce2" office:value-type="date" office:date-value="2017-04-11" calcext:value-type="date">
            <text:p>4/11/2017</text:p>
          </table:table-cell>
          <table:table-cell table:style-name="ce2" office:value-type="date" office:date-value="2020-04-11" calcext:value-type="date">
            <text:p>4/11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0.14" calcext:value-type="float">
            <text:p>3820.1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1</text:p>
          </table:table-cell>
          <table:table-cell table:formula="of:=[.C42]+0"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office:value-type="string" calcext:value-type="string">
            <text:p>MA LUIS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2.2810525894165" calcext:value-type="float">
            <text:p>2.28105258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418.51" calcext:value-type="float">
            <text:p>418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2" calcext:value-type="float">
            <text:p>0.01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5-31" calcext:value-type="date">
            <text:p>5/3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2</text:p>
          </table:table-cell>
          <table:table-cell table:formula="of:=[.C43]+0" office:value-type="float" office:value="42" calcext:value-type="float">
            <text:p>4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ETICIA LOPEZ BAEZA (LAVANDERIA)</text:p>
          </table:table-cell>
          <table:table-cell table:style-name="ce1" office:value-type="string" calcext:value-type="string">
            <text:p>LETY LAVANDER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195.1439208984" calcext:value-type="float">
            <text:p>24195.143920898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95.14453125" calcext:value-type="float">
            <text:p>25395.14453125</text:p>
          </table:table-cell>
          <table:table-cell table:style-name="ce1" office:value-type="float" office:value="943.318298339844" calcext:value-type="float">
            <text:p>943.3182983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047.198715419" calcext:value-type="float">
            <text:p>25047.198715419</text:p>
          </table:table-cell>
          <table:table-cell table:style-name="ce1" office:value-type="float" office:value="5303.65" calcext:value-type="float">
            <text:p>5303.65</text:p>
          </table:table-cell>
          <table:table-cell table:style-name="ce1" office:value-type="float" office:value="32974" calcext:value-type="float">
            <text:p>3297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1.42" calcext:value-type="float">
            <text:p>331.4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7-12" calcext:value-type="date">
            <text:p>7/1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 table:formula="of:=[.C44]+0"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4</text:p>
          </table:table-cell>
          <table:table-cell table:formula="of:=[.C45]+0"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0.0000585937500545697" calcext:value-type="float">
            <text:p>5.8593750054569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85170501709" calcext:value-type="float">
            <text:p>111.8517050171</text:p>
          </table:table-cell>
          <table:table-cell table:style-name="ce1" office:value-type="float" office:value="4.21251535415649" calcext:value-type="float">
            <text:p>4.212515354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312.18" calcext:value-type="float">
            <text:p>312.18</text:p>
          </table:table-cell>
          <table:table-cell table:style-name="ce1" office:value-type="float" office:value="1387.92" calcext:value-type="float">
            <text:p>1387.92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0.0267" calcext:value-type="float">
            <text:p>0.0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5</text:p>
          </table:table-cell>
          <table:table-cell table:formula="of:=[.C46]+0"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office:value-type="string" calcext:value-type="string">
            <text:p>KAR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2.5151786804199" calcext:value-type="float">
            <text:p>32.51517868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62.76" calcext:value-type="float">
            <text:p>362.76</text:p>
          </table:table-cell>
          <table:table-cell table:style-name="ce1" office:value-type="float" office:value="2454.24" calcext:value-type="float">
            <text:p>2454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10" calcext:value-type="date">
            <text:p>11/1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6</text:p>
          </table:table-cell>
          <table:table-cell table:formula="of:=[.C47]+0"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CTA FEDAMAC 021-180-04041298423-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837-007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89.04121398926" calcext:value-type="float">
            <text:p>1489.0412139893</text:p>
          </table:table-cell>
          <table:table-cell table:style-name="ce1" office:value-type="float" office:value="1518.53" calcext:value-type="float">
            <text:p>15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7.57122070312" calcext:value-type="float">
            <text:p>3007.5712207031</text:p>
          </table:table-cell>
          <table:table-cell table:style-name="ce1" office:value-type="float" office:value="108.569458007813" calcext:value-type="float">
            <text:p>108.569458007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882.76052905775" calcext:value-type="float">
            <text:p>2882.7605290578</text:p>
          </table:table-cell>
          <table:table-cell table:style-name="ce1" office:value-type="float" office:value="38491.33" calcext:value-type="float">
            <text:p>38491.33</text:p>
          </table:table-cell>
          <table:table-cell table:style-name="ce1" office:value-type="float" office:value="263998.23" calcext:value-type="float">
            <text:p>263998.23</text:p>
          </table:table-cell>
          <table:table-cell table:style-name="ce1" office:value-type="float" office:value="253.088333333333" calcext:value-type="float">
            <text:p>253.0883333333</text:p>
          </table:table-cell>
          <table:table-cell table:style-name="ce1" office:value-type="float" office:value="3.2876" calcext:value-type="float">
            <text:p>3.28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41.46" calcext:value-type="float">
            <text:p>1941.46</text:p>
          </table:table-cell>
          <table:table-cell table:style-name="ce2" office:value-type="date" office:date-value="2014-01-23" calcext:value-type="date">
            <text:p>1/23/2014</text:p>
          </table:table-cell>
          <table:table-cell table:style-name="ce2" office:value-type="date" office:date-value="2016-07-23" calcext:value-type="date">
            <text:p>7/23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6"/>
          <table:table-cell table:style-name="ce1" office:value-type="string" calcext:value-type="string">
            <text:p>J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 table:formula="of:=[.C48]+0"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office:value-type="string" calcext:value-type="string">
            <text:p>LUIS-R-JR</text:p>
          </table:table-cell>
          <table:table-cell table:style-name="ce1" office:value-type="string" calcext:value-type="string">
            <text:p>CLABE BANAMEX: 002 180 43370079332 2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0.0062255859" calcext:value-type="float">
            <text:p>17710.0062255859</text:p>
          </table:table-cell>
          <table:table-cell table:style-name="ce1" office:value-type="float" office:value="2600.47" calcext:value-type="float">
            <text:p>260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10.475859375" calcext:value-type="float">
            <text:p>20310.475859375</text:p>
          </table:table-cell>
          <table:table-cell table:style-name="ce1" office:value-type="float" office:value="746.47314453125" calcext:value-type="float">
            <text:p>746.473144531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820.5217872298" calcext:value-type="float">
            <text:p>19820.5217872298</text:p>
          </table:table-cell>
          <table:table-cell table:style-name="ce1" office:value-type="float" office:value="3928.22" calcext:value-type="float">
            <text:p>3928.22</text:p>
          </table:table-cell>
          <table:table-cell table:style-name="ce1" office:value-type="float" office:value="23410.09" calcext:value-type="float">
            <text:p>23410.09</text:p>
          </table:table-cell>
          <table:table-cell table:style-name="ce1" office:value-type="float" office:value="433.411666666667" calcext:value-type="float">
            <text:p>433.4116666667</text:p>
          </table:table-cell>
          <table:table-cell table:style-name="ce1" office:value-type="float" office:value="0.3355" calcext:value-type="float">
            <text:p>0.3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61.47" calcext:value-type="float">
            <text:p>1661.47</text:p>
          </table:table-cell>
          <table:table-cell table:style-name="ce2" office:value-type="date" office:date-value="2007-10-29" calcext:value-type="date">
            <text:p>10/29/2007</text:p>
          </table:table-cell>
          <table:table-cell table:style-name="ce2" office:value-type="date" office:date-value="2010-10-29" calcext:value-type="date">
            <text:p>10/2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48</text:p>
          </table:table-cell>
          <table:table-cell table:formula="of:=[.C49]+0" office:value-type="float" office:value="48" calcext:value-type="float">
            <text:p>4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TERRENOS MOROLEON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0-01-01" calcext:value-type="date">
            <text:p>1/1/200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9</text:p>
          </table:table-cell>
          <table:table-cell table:formula="of:=[.C50]+0" office:value-type="float" office:value="49" calcext:value-type="float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office:value-type="string" calcext:value-type="string">
            <text:p>ROS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669.6120855713" calcext:value-type="float">
            <text:p>80669.6120855713</text:p>
          </table:table-cell>
          <table:table-cell table:style-name="ce1" office:value-type="float" office:value="6501.47001953125" calcext:value-type="float">
            <text:p>6501.47001953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151.08375" calcext:value-type="float">
            <text:p>87151.08375</text:p>
          </table:table-cell>
          <table:table-cell table:style-name="ce1" office:value-type="float" office:value="3194.83837890625" calcext:value-type="float">
            <text:p>3194.8383789063</text:p>
          </table:table-cell>
          <table:table-cell table:style-name="ce1" office:value-type="float" office:value="211.361789703369" calcext:value-type="float">
            <text:p>211.36178970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830.062688311" calcext:value-type="float">
            <text:p>84830.062688311</text:p>
          </table:table-cell>
          <table:table-cell table:style-name="ce1" office:value-type="float" office:value="172.14" calcext:value-type="float">
            <text:p>172.14</text:p>
          </table:table-cell>
          <table:table-cell table:style-name="ce1" office:value-type="float" office:value="898.24" calcext:value-type="float">
            <text:p>898.24</text:p>
          </table:table-cell>
          <table:table-cell table:style-name="ce1" office:value-type="float" office:value="1083.57833658854" calcext:value-type="float">
            <text:p>1083.5783365885</text:p>
          </table:table-cell>
          <table:table-cell table:style-name="ce1" office:value-type="float" office:value="0.0147" calcext:value-type="float">
            <text:p>0.0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.49" calcext:value-type="float">
            <text:p>381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formula="of:=[.C51]+0" office:value-type="float" office:value="50" calcext:value-type="float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FUNDACION PGRM</text:p>
          </table:table-cell>
          <table:table-cell/>
          <table:table-cell table:style-name="ce1" office:value-type="string" calcext:value-type="string">
            <text:p>PILAR/GABRIEL/RICARDO/MAURICI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631.279586792" calcext:value-type="float">
            <text:p>110631.279586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448.3" calcext:value-type="float">
            <text:p>46448.3</text:p>
          </table:table-cell>
          <table:table-cell table:style-name="ce1" office:value-type="float" office:value="64182.9921875" calcext:value-type="float">
            <text:p>64182.9921875</text:p>
          </table:table-cell>
          <table:table-cell table:style-name="ce1" office:value-type="float" office:value="2733.60009765625" calcext:value-type="float">
            <text:p>2733.6000976563</text:p>
          </table:table-cell>
          <table:table-cell table:style-name="ce1" office:value-type="float" office:value="19567.07" calcext:value-type="float">
            <text:p>19567.0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583.162216929" calcext:value-type="float">
            <text:p>72583.162216929</text:p>
          </table:table-cell>
          <table:table-cell table:style-name="ce1" office:value-type="float" office:value="26968.6" calcext:value-type="float">
            <text:p>26968.6</text:p>
          </table:table-cell>
          <table:table-cell table:style-name="ce1" office:value-type="float" office:value="150123.54" calcext:value-type="float">
            <text:p>150123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034" calcext:value-type="float">
            <text:p>2.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6-14" calcext:value-type="date">
            <text:p>6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51</text:p>
          </table:table-cell>
          <table:table-cell table:formula="of:=[.C52]+0"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771.8776757812" calcext:value-type="float">
            <text:p>30771.8776757812</text:p>
          </table:table-cell>
          <table:table-cell table:style-name="ce1" office:value-type="float" office:value="1803.06" calcext:value-type="float">
            <text:p>1803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574.93578125" calcext:value-type="float">
            <text:p>32574.93578125</text:p>
          </table:table-cell>
          <table:table-cell table:style-name="ce1" office:value-type="float" office:value="1211.66259765625" calcext:value-type="float">
            <text:p>1211.66259765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172.3366072881" calcext:value-type="float">
            <text:p>32172.3366072881</text:p>
          </table:table-cell>
          <table:table-cell table:style-name="ce1" office:value-type="float" office:value="1460.59" calcext:value-type="float">
            <text:p>1460.59</text:p>
          </table:table-cell>
          <table:table-cell table:style-name="ce1" office:value-type="float" office:value="5142.42" calcext:value-type="float">
            <text:p>5142.42</text:p>
          </table:table-cell>
          <table:table-cell table:style-name="ce1" office:value-type="float" office:value="300.51" calcext:value-type="float">
            <text:p>300.51</text:p>
          </table:table-cell>
          <table:table-cell table:style-name="ce1" office:value-type="float" office:value="0.1247" calcext:value-type="float">
            <text:p>0.1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05" calcext:value-type="date">
            <text:p>10/5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formula="of:=[.C53]+0"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office:value-type="string" calcext:value-type="string">
            <text:p>GABY</text:p>
          </table:table-cell>
          <table:table-cell table:style-name="ce1" office:value-type="string" calcext:value-type="string">
            <text:p>FEDAMAC CLABE 021 180 04038436069 7</text:p>
          </table:table-cell>
          <table:table-cell table:style-name="ce1" office:value-type="string" calcext:value-type="string">
            <text:p>LAURA 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69.35050537109" calcext:value-type="float">
            <text:p>3969.3505053711</text:p>
          </table:table-cell>
          <table:table-cell table:style-name="ce1" office:value-type="float" office:value="2002.60001098633" calcext:value-type="float">
            <text:p>2002.6000109863</text:p>
          </table:table-cell>
          <table:table-cell table:style-name="ce1" office:value-type="float" office:value="3123.03994140625" calcext:value-type="float">
            <text:p>3123.0399414063</text:p>
          </table:table-cell>
          <table:table-cell table:style-name="ce1" office:value-type="float" office:value="2848.910625" calcext:value-type="float">
            <text:p>2848.910625</text:p>
          </table:table-cell>
          <table:table-cell table:style-name="ce1" office:value-type="float" office:value="130.382400512695" calcext:value-type="float">
            <text:p>130.3824005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274.5599609375" calcext:value-type="float">
            <text:p>4274.5599609375</text:p>
          </table:table-cell>
          <table:table-cell table:style-name="ce1" office:value-type="float" office:value="866.543243408203" calcext:value-type="float">
            <text:p>866.5432434082</text:p>
          </table:table-cell>
          <table:table-cell table:style-name="ce1" office:value-type="float" office:value="26591.9832824707" calcext:value-type="float">
            <text:p>26591.9832824707</text:p>
          </table:table-cell>
          <table:table-cell table:style-name="ce1" office:value-type="float" office:value="3461.94261496014" calcext:value-type="float">
            <text:p>3461.9426149601</text:p>
          </table:table-cell>
          <table:table-cell table:style-name="ce1" office:value-type="float" office:value="17302.39" calcext:value-type="float">
            <text:p>17302.39</text:p>
          </table:table-cell>
          <table:table-cell table:style-name="ce1" office:value-type="float" office:value="106191.75" calcext:value-type="float">
            <text:p>106191.75</text:p>
          </table:table-cell>
          <table:table-cell table:style-name="ce1" office:value-type="float" office:value="333.766668497721" calcext:value-type="float">
            <text:p>333.7666684977</text:p>
          </table:table-cell>
          <table:table-cell table:style-name="ce1" office:value-type="float" office:value="1.4778" calcext:value-type="float">
            <text:p>1.4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1.52" calcext:value-type="float">
            <text:p>1411.52</text:p>
          </table:table-cell>
          <table:table-cell table:style-name="ce2" office:value-type="date" office:date-value="2017-01-19" calcext:value-type="date">
            <text:p>1/19/2017</text:p>
          </table:table-cell>
          <table:table-cell table:style-name="ce2" office:value-type="date" office:date-value="2019-01-10" calcext:value-type="date">
            <text:p>1/10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451.52" calcext:value-type="float">
            <text:p>1451.52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formula="of:=[.C54]+0"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75.282258300781" calcext:value-type="float">
            <text:p>875.2822583008</text:p>
          </table:table-cell>
          <table:table-cell table:style-name="ce1" office:value-type="float" office:value="1152.65" calcext:value-type="float">
            <text:p>1152.6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327.932313232422" calcext:value-type="float">
            <text:p>327.9323132324</text:p>
          </table:table-cell>
          <table:table-cell table:style-name="ce1" office:value-type="float" office:value="11.9459562301636" calcext:value-type="float">
            <text:p>11.9459562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8644.59" calcext:value-type="float">
            <text:p>8644.59</text:p>
          </table:table-cell>
          <table:table-cell table:style-name="ce1" office:value-type="float" office:value="5064.43591308594" calcext:value-type="float">
            <text:p>5064.4359130859</text:p>
          </table:table-cell>
          <table:table-cell table:style-name="ce1" office:value-type="float" office:value="166419.845913086" calcext:value-type="float">
            <text:p>166419.845913086</text:p>
          </table:table-cell>
          <table:table-cell table:style-name="ce1" office:value-type="float" office:value="317.191710355576" calcext:value-type="float">
            <text:p>317.1917103556</text:p>
          </table:table-cell>
          <table:table-cell table:style-name="ce1" office:value-type="float" office:value="4402.82" calcext:value-type="float">
            <text:p>4402.82</text:p>
          </table:table-cell>
          <table:table-cell table:style-name="ce1" office:value-type="float" office:value="25212.48" calcext:value-type="float">
            <text:p>25212.48</text:p>
          </table:table-cell>
          <table:table-cell table:style-name="ce1" office:value-type="float" office:value="192.108333333333" calcext:value-type="float">
            <text:p>192.108333333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81.53" calcext:value-type="float">
            <text:p>2881.53</text:p>
          </table:table-cell>
          <table:table-cell table:style-name="ce2" office:value-type="date" office:date-value="2017-01-06" calcext:value-type="date">
            <text:p>1/6/2017</text:p>
          </table:table-cell>
          <table:table-cell table:style-name="ce2" office:value-type="date" office:date-value="2024-07-06" calcext:value-type="date">
            <text:p>7/6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81.53" calcext:value-type="float">
            <text:p>2881.53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formula="of:=[.C55]+0"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640.8765208816" calcext:value-type="float">
            <text:p>20640.8765208816</text:p>
          </table:table-cell>
          <table:table-cell table:style-name="ce1" office:value-type="float" office:value="1103.24" calcext:value-type="float">
            <text:p>11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44.111328125" calcext:value-type="float">
            <text:p>21744.111328125</text:p>
          </table:table-cell>
          <table:table-cell table:style-name="ce1" office:value-type="float" office:value="807.627075195313" calcext:value-type="float">
            <text:p>807.6270751953</text:p>
          </table:table-cell>
          <table:table-cell table:style-name="ce1" office:value-type="float" office:value="3.61263389587402" calcext:value-type="float">
            <text:p>3.6126338959</text:p>
          </table:table-cell>
          <table:table-cell table:style-name="ce1" office:value-type="float" office:value="37720.095456543" calcext:value-type="float">
            <text:p>37720.095456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9.24" calcext:value-type="float">
            <text:p>7929.24</text:p>
          </table:table-cell>
          <table:table-cell table:style-name="ce1" office:value-type="float" office:value="2119.65188598633" calcext:value-type="float">
            <text:p>2119.6518859863</text:p>
          </table:table-cell>
          <table:table-cell table:style-name="ce1" office:value-type="float" office:value="31910.5073425293" calcext:value-type="float">
            <text:p>31910.5073425293</text:p>
          </table:table-cell>
          <table:table-cell table:style-name="ce1" office:value-type="float" office:value="21444.2951510186" calcext:value-type="float">
            <text:p>21444.2951510186</text:p>
          </table:table-cell>
          <table:table-cell table:style-name="ce1" office:value-type="float" office:value="1152.77" calcext:value-type="float">
            <text:p>1152.77</text:p>
          </table:table-cell>
          <table:table-cell table:style-name="ce1" office:value-type="float" office:value="2939.17" calcext:value-type="float">
            <text:p>2939.17</text:p>
          </table:table-cell>
          <table:table-cell table:style-name="ce1" office:value-type="float" office:value="183.873333333333" calcext:value-type="float">
            <text:p>183.8733333333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54" calcext:value-type="float">
            <text:p>1321.54</text:p>
          </table:table-cell>
          <table:table-cell table:style-name="ce2" office:value-type="date" office:date-value="2015-08-06" calcext:value-type="date">
            <text:p>8/6/2015</text:p>
          </table:table-cell>
          <table:table-cell table:style-name="ce2" office:value-type="date" office:date-value="2019-08-06" calcext:value-type="date">
            <text:p>8/6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54" calcext:value-type="float">
            <text:p>1321.54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55</text:p>
          </table:table-cell>
          <table:table-cell table:formula="of:=[.C56]+0"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6" calcext:value-type="date">
            <text:p>4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56</text:p>
          </table:table-cell>
          <table:table-cell table:formula="of:=[.C57]+0"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FIN: 56-5223-8429-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41.55502319336" calcext:value-type="float">
            <text:p>5441.555023193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1.55517578125" calcext:value-type="float">
            <text:p>6091.5551757813</text:p>
          </table:table-cell>
          <table:table-cell table:style-name="ce1" office:value-type="float" office:value="220.616409301758" calcext:value-type="float">
            <text:p>220.616409301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57.85639305637" calcext:value-type="float">
            <text:p>5857.8563930564</text:p>
          </table:table-cell>
          <table:table-cell table:style-name="ce1" office:value-type="float" office:value="830.13" calcext:value-type="float">
            <text:p>830.13</text:p>
          </table:table-cell>
          <table:table-cell table:style-name="ce1" office:value-type="float" office:value="4733.92" calcext:value-type="float">
            <text:p>4733.92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0.0709" calcext:value-type="float">
            <text:p>0.0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56" calcext:value-type="float">
            <text:p>1421.5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5-07-22" calcext:value-type="date">
            <text:p>7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57</text:p>
          </table:table-cell>
          <table:table-cell table:formula="of:=[.C58]+0"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office:value-type="string" calcext:value-type="string">
            <text:p>LUIS-ANT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8.32545375823975" calcext:value-type="float">
            <text:p>8.325453758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9989.97" calcext:value-type="float">
            <text:p>9989.97</text:p>
          </table:table-cell>
          <table:table-cell table:style-name="ce1" office:value-type="float" office:value="69436.46" calcext:value-type="float">
            <text:p>69436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33" calcext:value-type="float">
            <text:p>0.8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9-27" calcext:value-type="date">
            <text:p>9/27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table:formula="of:=[.C59]+0"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office:value-type="string" calcext:value-type="string">
            <text:p>ERICK-ISAA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820.6973876953" calcext:value-type="float">
            <text:p>15820.697387695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765.44" calcext:value-type="float">
            <text:p>11765.44</text:p>
          </table:table-cell>
          <table:table-cell table:style-name="ce1" office:value-type="float" office:value="4555.25669921875" calcext:value-type="float">
            <text:p>4555.2566992188</text:p>
          </table:table-cell>
          <table:table-cell table:style-name="ce1" office:value-type="float" office:value="293.214416503906" calcext:value-type="float">
            <text:p>293.2144165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785.49475755832" calcext:value-type="float">
            <text:p>7785.4947575583</text:p>
          </table:table-cell>
          <table:table-cell table:style-name="ce1" office:value-type="float" office:value="3910.99" calcext:value-type="float">
            <text:p>3910.99</text:p>
          </table:table-cell>
          <table:table-cell table:style-name="ce1" office:value-type="float" office:value="23777.44" calcext:value-type="float">
            <text:p>23777.4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1.58" calcext:value-type="float">
            <text:p>1091.58</text:p>
          </table:table-cell>
          <table:table-cell table:style-name="ce2" office:value-type="date" office:date-value="2013-05-23" calcext:value-type="date">
            <text:p>5/23/2013</text:p>
          </table:table-cell>
          <table:table-cell table:style-name="ce2" office:value-type="date" office:date-value="2014-08-23" calcext:value-type="date">
            <text:p>8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9</text:p>
          </table:table-cell>
          <table:table-cell table:formula="of:=[.C60]+0"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office:value-type="string" calcext:value-type="string">
            <text:p>ISSAC-RU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903.5151367188" calcext:value-type="float">
            <text:p>17903.5151367188</text:p>
          </table:table-cell>
          <table:table-cell table:style-name="ce1" office:value-type="float" office:value="1102.95" calcext:value-type="float">
            <text:p>1102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06.465" calcext:value-type="float">
            <text:p>19006.465</text:p>
          </table:table-cell>
          <table:table-cell table:style-name="ce1" office:value-type="float" office:value="703.556274414063" calcext:value-type="float">
            <text:p>703.5562744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680.9832189105" calcext:value-type="float">
            <text:p>18680.9832189105</text:p>
          </table:table-cell>
          <table:table-cell table:style-name="ce1" office:value-type="float" office:value="5619.98" calcext:value-type="float">
            <text:p>5619.98</text:p>
          </table:table-cell>
          <table:table-cell table:style-name="ce1" office:value-type="float" office:value="20258.57" calcext:value-type="float">
            <text:p>20258.57</text:p>
          </table:table-cell>
          <table:table-cell table:style-name="ce1" office:value-type="float" office:value="183.825" calcext:value-type="float">
            <text:p>183.82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4-02" calcext:value-type="date">
            <text:p>4/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0</text:p>
          </table:table-cell>
          <table:table-cell table:formula="of:=[.C61]+0"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91.18062744141" calcext:value-type="float">
            <text:p>6891.1806274414</text:p>
          </table:table-cell>
          <table:table-cell table:style-name="ce1" office:value-type="float" office:value="181.8" calcext:value-type="float">
            <text:p>18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2.980859375" calcext:value-type="float">
            <text:p>7072.980859375</text:p>
          </table:table-cell>
          <table:table-cell table:style-name="ce1" office:value-type="float" office:value="264.497863769531" calcext:value-type="float">
            <text:p>264.49786376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3.00638086606" calcext:value-type="float">
            <text:p>7023.0063808661</text:p>
          </table:table-cell>
          <table:table-cell table:style-name="ce1" office:value-type="float" office:value="773.44" calcext:value-type="float">
            <text:p>773.44</text:p>
          </table:table-cell>
          <table:table-cell table:style-name="ce1" office:value-type="float" office:value="3414.15" calcext:value-type="float">
            <text:p>3414.15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0.0661" calcext:value-type="float">
            <text:p>0.06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22" calcext:value-type="date">
            <text:p>11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5"/>
          <table:table-cell table:style-name="ce1" office:value-type="string" calcext:value-type="string">
            <text:p>J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61</text:p>
          </table:table-cell>
          <table:table-cell table:formula="of:=[.C62]+0"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52.0040136719" calcext:value-type="float">
            <text:p>67152.0040136719</text:p>
          </table:table-cell>
          <table:table-cell table:style-name="ce1" office:value-type="float" office:value="83146.41" calcext:value-type="float">
            <text:p>83146.41</text:p>
          </table:table-cell>
          <table:table-cell table:style-name="ce1" office:value-type="float" office:value="16989.6599414063" calcext:value-type="float">
            <text:p>16989.6599414063</text:p>
          </table:table-cell>
          <table:table-cell table:style-name="ce1" office:value-type="float" office:value="133308.765" calcext:value-type="float">
            <text:p>133308.765</text:p>
          </table:table-cell>
          <table:table-cell table:style-name="ce1" office:value-type="float" office:value="4373.7919921875" calcext:value-type="float">
            <text:p>4373.7919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71.10171875" calcext:value-type="float">
            <text:p>46271.1017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66" calcext:value-type="float">
            <text:p>16989.66</text:p>
          </table:table-cell>
          <table:table-cell table:style-name="ce1" office:value-type="float" office:value="2416.15780639648" calcext:value-type="float">
            <text:p>2416.1578063965</text:p>
          </table:table-cell>
          <table:table-cell table:style-name="ce1" office:value-type="float" office:value="31697.5995251465" calcext:value-type="float">
            <text:p>31697.5995251465</text:p>
          </table:table-cell>
          <table:table-cell table:style-name="ce1" office:value-type="float" office:value="116133.90483559" calcext:value-type="float">
            <text:p>116133.90483559</text:p>
          </table:table-cell>
          <table:table-cell table:style-name="ce1" office:value-type="float" office:value="23708.06" calcext:value-type="float">
            <text:p>23708.06</text:p>
          </table:table-cell>
          <table:table-cell table:style-name="ce1" office:value-type="float" office:value="98089.89" calcext:value-type="float">
            <text:p>98089.89</text:p>
          </table:table-cell>
          <table:table-cell table:style-name="ce1" office:value-type="float" office:value="13857.735" calcext:value-type="float">
            <text:p>13857.735</text:p>
          </table:table-cell>
          <table:table-cell table:style-name="ce1" office:value-type="float" office:value="2.0249" calcext:value-type="float">
            <text:p>2.0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61" calcext:value-type="float">
            <text:p>2831.61</text:p>
          </table:table-cell>
          <table:table-cell table:style-name="ce2" office:value-type="date" office:date-value="2016-04-14" calcext:value-type="date">
            <text:p>4/14/2016</text:p>
          </table:table-cell>
          <table:table-cell table:style-name="ce2" office:value-type="date" office:date-value="2018-04-14" calcext:value-type="date">
            <text:p>4/1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61" calcext:value-type="float">
            <text:p>2831.61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2</text:p>
          </table:table-cell>
          <table:table-cell table:formula="of:=[.C63]+0"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05.11868774414" calcext:value-type="float">
            <text:p>3805.1186877441</text:p>
          </table:table-cell>
          <table:table-cell table:style-name="ce1" office:value-type="float" office:value="181.86" calcext:value-type="float">
            <text:p>18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6.97888671875" calcext:value-type="float">
            <text:p>3986.9788867188</text:p>
          </table:table-cell>
          <table:table-cell table:style-name="ce1" office:value-type="float" office:value="148.273376464844" calcext:value-type="float">
            <text:p>148.27337646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36.98794801811" calcext:value-type="float">
            <text:p>3936.9879480181</text:p>
          </table:table-cell>
          <table:table-cell table:style-name="ce1" office:value-type="float" office:value="124.09" calcext:value-type="float">
            <text:p>124.09</text:p>
          </table:table-cell>
          <table:table-cell table:style-name="ce1" office:value-type="float" office:value="153.25" calcext:value-type="float">
            <text:p>153.25</text:p>
          </table:table-cell>
          <table:table-cell table:style-name="ce1" office:value-type="float" office:value="30.31" calcext:value-type="float">
            <text:p>30.31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62" calcext:value-type="float">
            <text:p>711.62</text:p>
          </table:table-cell>
          <table:table-cell table:style-name="ce2" office:value-type="date" office:date-value="2011-09-14" calcext:value-type="date">
            <text:p>9/14/2011</text:p>
          </table:table-cell>
          <table:table-cell table:style-name="ce2" office:value-type="date" office:date-value="2013-09-14" calcext:value-type="date">
            <text:p>9/1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formula="of:=[.C64]+0"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CLABE 012 180 01412669153 0 BANCOM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35.7787322998" calcext:value-type="float">
            <text:p>1135.7787322998</text:p>
          </table:table-cell>
          <table:table-cell table:style-name="ce1" office:value-type="float" office:value="3412.05" calcext:value-type="float">
            <text:p>3412.05</text:p>
          </table:table-cell>
          <table:table-cell table:style-name="ce1" office:value-type="float" office:value="4247.83" calcext:value-type="float">
            <text:p>4247.83</text:p>
          </table:table-cell>
          <table:table-cell table:style-name="ce1" office:value-type="float" office:value="299.998657226562" calcext:value-type="float">
            <text:p>299.9986572266</text:p>
          </table:table-cell>
          <table:table-cell table:style-name="ce1" office:value-type="float" office:value="14.3269157409668" calcext:value-type="float">
            <text:p>14.326915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.48001346588" calcext:value-type="float">
            <text:p>643.4800134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91" calcext:value-type="float">
            <text:p>649.91</text:p>
          </table:table-cell>
          <table:table-cell table:style-name="ce1" office:value-type="float" office:value="6.43504619186206" calcext:value-type="float">
            <text:p>6.4350461919</text:p>
          </table:table-cell>
          <table:table-cell table:style-name="ce1" office:value-type="float" office:value="0.00505965774198103" calcext:value-type="float">
            <text:p>0.0050596577</text:p>
          </table:table-cell>
          <table:table-cell table:style-name="ce1" office:value-type="float" office:value="380.411472025832" calcext:value-type="float">
            <text:p>380.4114720258</text:p>
          </table:table-cell>
          <table:table-cell table:style-name="ce1" office:value-type="float" office:value="3904.59" calcext:value-type="float">
            <text:p>3904.59</text:p>
          </table:table-cell>
          <table:table-cell table:style-name="ce1" office:value-type="float" office:value="23411.52" calcext:value-type="float">
            <text:p>23411.52</text:p>
          </table:table-cell>
          <table:table-cell table:style-name="ce1" office:value-type="float" office:value="568.675" calcext:value-type="float">
            <text:p>568.675</text:p>
          </table:table-cell>
          <table:table-cell table:style-name="ce1" office:value-type="float" office:value="0.3335" calcext:value-type="float">
            <text:p>0.3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1.63" calcext:value-type="float">
            <text:p>761.63</text:p>
          </table:table-cell>
          <table:table-cell table:style-name="ce2" office:value-type="date" office:date-value="2016-02-17" calcext:value-type="date">
            <text:p>2/17/2016</text:p>
          </table:table-cell>
          <table:table-cell table:style-name="ce2" office:value-type="date" office:date-value="2017-02-17" calcext:value-type="date">
            <text:p>2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64</text:p>
          </table:table-cell>
          <table:table-cell table:formula="of:=[.C65]+0"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61.16937255859" calcext:value-type="float">
            <text:p>8161.1693725586</text:p>
          </table:table-cell>
          <table:table-cell table:style-name="ce1" office:value-type="float" office:value="671.729985351562" calcext:value-type="float">
            <text:p>671.7299853516</text:p>
          </table:table-cell>
          <table:table-cell table:style-name="ce1" office:value-type="float" office:value="4494.67994140625" calcext:value-type="float">
            <text:p>4494.6799414063</text:p>
          </table:table-cell>
          <table:table-cell table:style-name="ce1" office:value-type="float" office:value="4338.219296875" calcext:value-type="float">
            <text:p>4338.219296875</text:p>
          </table:table-cell>
          <table:table-cell table:style-name="ce1" office:value-type="float" office:value="220.703414916992" calcext:value-type="float">
            <text:p>220.7034149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60.16671502435" calcext:value-type="float">
            <text:p>5860.1667150244</text:p>
          </table:table-cell>
          <table:table-cell table:style-name="ce1" office:value-type="float" office:value="1549.06" calcext:value-type="float">
            <text:p>1549.06</text:p>
          </table:table-cell>
          <table:table-cell table:style-name="ce1" office:value-type="float" office:value="8405.64" calcext:value-type="float">
            <text:p>8405.64</text:p>
          </table:table-cell>
          <table:table-cell table:style-name="ce1" office:value-type="float" office:value="111.954997558594" calcext:value-type="float">
            <text:p>111.9549975586</text:p>
          </table:table-cell>
          <table:table-cell table:style-name="ce1" office:value-type="float" office:value="0.1323" calcext:value-type="float">
            <text:p>0.1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11.64" calcext:value-type="float">
            <text:p>2111.64</text:p>
          </table:table-cell>
          <table:table-cell table:style-name="ce2" office:value-type="date" office:date-value="2013-12-02" calcext:value-type="date">
            <text:p>12/2/2013</text:p>
          </table:table-cell>
          <table:table-cell table:style-name="ce2" office:value-type="date" office:date-value="2014-10-02" calcext:value-type="date">
            <text:p>10/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table:formula="of:=[.C66]+0"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table:formula="of:=[.C67]+0"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table:formula="of:=[.C68]+0"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68</text:p>
          </table:table-cell>
          <table:table-cell table:formula="of:=[.C69]+0"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520.3256298828" calcext:value-type="float">
            <text:p>18520.3256298828</text:p>
          </table:table-cell>
          <table:table-cell table:style-name="ce1" office:value-type="float" office:value="1204.08" calcext:value-type="float">
            <text:p>1204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24.404609375" calcext:value-type="float">
            <text:p>19724.404609375</text:p>
          </table:table-cell>
          <table:table-cell table:style-name="ce1" office:value-type="float" office:value="733.487854003906" calcext:value-type="float">
            <text:p>733.487854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475.7339586499" calcext:value-type="float">
            <text:p>19475.7339586499</text:p>
          </table:table-cell>
          <table:table-cell table:style-name="ce1" office:value-type="float" office:value="3115.42" calcext:value-type="float">
            <text:p>3115.42</text:p>
          </table:table-cell>
          <table:table-cell table:style-name="ce1" office:value-type="float" office:value="11611.63" calcext:value-type="float">
            <text:p>11611.63</text:p>
          </table:table-cell>
          <table:table-cell table:style-name="ce1" office:value-type="float" office:value="200.68" calcext:value-type="float">
            <text:p>200.68</text:p>
          </table:table-cell>
          <table:table-cell table:style-name="ce1" office:value-type="float" office:value="0.2661" calcext:value-type="float">
            <text:p>0.26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68" calcext:value-type="float">
            <text:p>1421.68</text:p>
          </table:table-cell>
          <table:table-cell table:style-name="ce2" office:value-type="date" office:date-value="2011-12-21" calcext:value-type="date">
            <text:p>12/21/2011</text:p>
          </table:table-cell>
          <table:table-cell table:style-name="ce2" office:value-type="date" office:date-value="2013-12-21" calcext:value-type="date">
            <text:p>12/21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9</text:p>
          </table:table-cell>
          <table:table-cell table:formula="of:=[.C70]+0"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1.782449951172" calcext:value-type="float">
            <text:p>351.7824499512</text:p>
          </table:table-cell>
          <table:table-cell table:style-name="ce1" office:value-type="float" office:value="536.6" calcext:value-type="float">
            <text:p>536.6</text:p>
          </table:table-cell>
          <table:table-cell table:style-name="ce1" office:value-type="float" office:value="888.379996337891" calcext:value-type="float">
            <text:p>888.3799963379</text:p>
          </table:table-cell>
          <table:table-cell table:style-name="ce1" office:value-type="float" office:value="0.00244506844319403" calcext:value-type="float">
            <text:p>0.0024450684</text:p>
          </table:table-cell>
          <table:table-cell table:style-name="ce1" office:value-type="float" office:value="8.06939220428467" calcext:value-type="float">
            <text:p>8.06939220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14.26031296487" calcext:value-type="float">
            <text:p>214.2603129649</text:p>
          </table:table-cell>
          <table:table-cell table:style-name="ce1" office:value-type="float" office:value="1009.76" calcext:value-type="float">
            <text:p>1009.76</text:p>
          </table:table-cell>
          <table:table-cell table:style-name="ce1" office:value-type="float" office:value="6399.17" calcext:value-type="float">
            <text:p>6399.17</text:p>
          </table:table-cell>
          <table:table-cell table:style-name="ce1" office:value-type="float" office:value="89.4333333333333" calcext:value-type="float">
            <text:p>89.4333333333</text:p>
          </table:table-cell>
          <table:table-cell table:style-name="ce1" office:value-type="float" office:value="0.0862" calcext:value-type="float">
            <text:p>0.08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.44" calcext:value-type="float">
            <text:p>262.44</text:p>
          </table:table-cell>
          <table:table-cell table:style-name="ce2" office:value-type="date" office:date-value="2015-11-01" calcext:value-type="date">
            <text:p>11/1/2015</text:p>
          </table:table-cell>
          <table:table-cell table:style-name="ce2" office:value-type="date" office:date-value="2016-09-01" calcext:value-type="date">
            <text:p>9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0</text:p>
          </table:table-cell>
          <table:table-cell table:formula="of:=[.C71]+0"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office:value-type="string" calcext:value-type="string">
            <text:p>JUAN-PAB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119.138008117676" calcext:value-type="float">
            <text:p>119.13800811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966.87" calcext:value-type="float">
            <text:p>966.87</text:p>
          </table:table-cell>
          <table:table-cell table:style-name="ce1" office:value-type="float" office:value="5180.56" calcext:value-type="float">
            <text:p>518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26" calcext:value-type="float">
            <text:p>0.08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01-21" calcext:value-type="date">
            <text:p>1/21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1</text:p>
          </table:table-cell>
          <table:table-cell table:formula="of:=[.C72]+0"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775.75807281494" calcext:value-type="float">
            <text:p>2775.7580728149</text:p>
          </table:table-cell>
          <table:table-cell table:style-name="ce1" office:value-type="float" office:value="4903.5500390625" calcext:value-type="float">
            <text:p>4903.550039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79.30814453125" calcext:value-type="float">
            <text:p>7679.3081445313</text:p>
          </table:table-cell>
          <table:table-cell table:style-name="ce1" office:value-type="float" office:value="251.393432617188" calcext:value-type="float">
            <text:p>251.393432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5.05475774645" calcext:value-type="float">
            <text:p>6675.0547577465</text:p>
          </table:table-cell>
          <table:table-cell table:style-name="ce1" office:value-type="float" office:value="87.09" calcext:value-type="float">
            <text:p>87.09</text:p>
          </table:table-cell>
          <table:table-cell table:style-name="ce1" office:value-type="float" office:value="342.93" calcext:value-type="float">
            <text:p>342.93</text:p>
          </table:table-cell>
          <table:table-cell table:style-name="ce1" office:value-type="float" office:value="817.25833984375" calcext:value-type="float">
            <text:p>817.2583398438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71" calcext:value-type="float">
            <text:p>451.71</text:p>
          </table:table-cell>
          <table:table-cell table:style-name="ce2" office:value-type="date" office:date-value="2013-03-27" calcext:value-type="date">
            <text:p>3/27/2013</text:p>
          </table:table-cell>
          <table:table-cell table:style-name="ce2" office:value-type="date" office:date-value="2014-03-27" calcext:value-type="date">
            <text:p>3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formula="of:=[.C73]+0"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975.3902294922" calcext:value-type="float">
            <text:p>21975.3902294922</text:p>
          </table:table-cell>
          <table:table-cell table:style-name="ce1" office:value-type="float" office:value="1253.6" calcext:value-type="float">
            <text:p>1253.6</text:p>
          </table:table-cell>
          <table:table-cell table:style-name="ce1" office:value-type="float" office:value="2743.44" calcext:value-type="float">
            <text:p>2743.44</text:p>
          </table:table-cell>
          <table:table-cell table:style-name="ce1" office:value-type="float" office:value="20485.55203125" calcext:value-type="float">
            <text:p>20485.55203125</text:p>
          </table:table-cell>
          <table:table-cell table:style-name="ce1" office:value-type="float" office:value="769.796997070312" calcext:value-type="float">
            <text:p>769.7969970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972.322644043" calcext:value-type="float">
            <text:p>62972.322644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39.16" calcext:value-type="float">
            <text:p>64839.16</text:p>
          </table:table-cell>
          <table:table-cell table:style-name="ce1" office:value-type="float" office:value="1866.83557128906" calcext:value-type="float">
            <text:p>1866.8355712891</text:p>
          </table:table-cell>
          <table:table-cell table:style-name="ce1" office:value-type="float" office:value="-0.00178466796933208" calcext:value-type="float">
            <text:p>-0.001784668</text:p>
          </table:table-cell>
          <table:table-cell table:style-name="ce1" office:value-type="float" office:value="20439.8223390812" calcext:value-type="float">
            <text:p>20439.8223390812</text:p>
          </table:table-cell>
          <table:table-cell table:style-name="ce1" office:value-type="float" office:value="79.97" calcext:value-type="float">
            <text:p>79.97</text:p>
          </table:table-cell>
          <table:table-cell table:style-name="ce1" office:value-type="float" office:value="86.55" calcext:value-type="float">
            <text:p>86.55</text:p>
          </table:table-cell>
          <table:table-cell table:style-name="ce1" office:value-type="float" office:value="208.933333333333" calcext:value-type="float">
            <text:p>208.9333333333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1.72" calcext:value-type="float">
            <text:p>1371.72</text:p>
          </table:table-cell>
          <table:table-cell table:style-name="ce2" office:value-type="date" office:date-value="2015-12-13" calcext:value-type="date">
            <text:p>12/13/2015</text:p>
          </table:table-cell>
          <table:table-cell table:style-name="ce2" office:value-type="date" office:date-value="2021-12-13" calcext:value-type="date">
            <text:p>12/13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3</text:p>
          </table:table-cell>
          <table:table-cell table:formula="of:=[.C74]+0"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11.24531982422" calcext:value-type="float">
            <text:p>8511.2453198242</text:p>
          </table:table-cell>
          <table:table-cell table:style-name="ce1" office:value-type="float" office:value="303.65" calcext:value-type="float">
            <text:p>303.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14.8969921875" calcext:value-type="float">
            <text:p>8814.8969921875</text:p>
          </table:table-cell>
          <table:table-cell table:style-name="ce1" office:value-type="float" office:value="328.534729003906" calcext:value-type="float">
            <text:p>328.534729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723.32737461874" calcext:value-type="float">
            <text:p>8723.3273746187</text:p>
          </table:table-cell>
          <table:table-cell table:style-name="ce1" office:value-type="float" office:value="76.75" calcext:value-type="float">
            <text:p>76.75</text:p>
          </table:table-cell>
          <table:table-cell table:style-name="ce1" office:value-type="float" office:value="68.67" calcext:value-type="float">
            <text:p>68.67</text:p>
          </table:table-cell>
          <table:table-cell table:style-name="ce1" office:value-type="float" office:value="50.6083333333333" calcext:value-type="float">
            <text:p>50.6083333333</text:p>
          </table:table-cell>
          <table:table-cell table:style-name="ce1" office:value-type="float" office:value="0.0066" calcext:value-type="float">
            <text:p>0.00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12-09" calcext:value-type="date">
            <text:p>12/9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formula="of:=[.C75]+0" office:value-type="float" office:value="74" calcext:value-type="float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010 9008 0565274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492.753295898438" calcext:value-type="float">
            <text:p>492.7532958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74.78" calcext:value-type="float">
            <text:p>55974.78</text:p>
          </table:table-cell>
          <table:table-cell table:style-name="ce1" office:value-type="float" office:value="1341.74" calcext:value-type="float">
            <text:p>1341.74</text:p>
          </table:table-cell>
          <table:table-cell table:style-name="ce1" office:value-type="float" office:value="8050.44" calcext:value-type="float">
            <text:p>8050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66.08" calcext:value-type="float">
            <text:p>49266.08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260.83" calcext:value-type="float">
            <text:p>260.83</text:p>
          </table:table-cell>
          <table:table-cell table:style-name="ce1" office:value-type="float" office:value="60.57" calcext:value-type="float">
            <text:p>60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16-07-12" calcext:value-type="date">
            <text:p>7/12/2016</text:p>
          </table:table-cell>
          <table:table-cell table:style-name="ce2" office:value-type="date" office:date-value="2021-07-12" calcext:value-type="date">
            <text:p>7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74" calcext:value-type="float">
            <text:p>1341.74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75</text:p>
          </table:table-cell>
          <table:table-cell table:formula="of:=[.C76]+0" office:value-type="float" office:value="75" calcext:value-type="float">
            <text:p>7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7-04-28" calcext:value-type="date">
            <text:p>4/28/2017</text:p>
          </table:table-cell>
          <table:table-cell table:style-name="ce2" office:value-type="date" office:date-value="2018-02-28" calcext:value-type="date">
            <text:p>2/28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6</text:p>
          </table:table-cell>
          <table:table-cell table:formula="of:=[.C77]+0"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01.5554711914" calcext:value-type="float">
            <text:p>10101.5554711914</text:p>
          </table:table-cell>
          <table:table-cell table:style-name="ce1" office:value-type="float" office:value="2154.56" calcext:value-type="float">
            <text:p>2154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56.1144921875" calcext:value-type="float">
            <text:p>12256.1144921875</text:p>
          </table:table-cell>
          <table:table-cell table:style-name="ce1" office:value-type="float" office:value="446.521728515625" calcext:value-type="float">
            <text:p>446.521728515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56.1448410544" calcext:value-type="float">
            <text:p>11856.1448410544</text:p>
          </table:table-cell>
          <table:table-cell table:style-name="ce1" office:value-type="float" office:value="253.96" calcext:value-type="float">
            <text:p>253.96</text:p>
          </table:table-cell>
          <table:table-cell table:style-name="ce1" office:value-type="float" office:value="1772.85" calcext:value-type="float">
            <text:p>1772.85</text:p>
          </table:table-cell>
          <table:table-cell table:style-name="ce1" office:value-type="float" office:value="359.093333333333" calcext:value-type="float">
            <text:p>359.0933333333</text:p>
          </table:table-cell>
          <table:table-cell table:style-name="ce1" office:value-type="float" office:value="0.0217" calcext:value-type="float">
            <text:p>0.02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date" office:date-value="2014-08-07" calcext:value-type="date">
            <text:p>8/7/2014</text:p>
          </table:table-cell>
          <table:table-cell table:style-name="ce2" office:value-type="date" office:date-value="2015-06-07" calcext:value-type="date">
            <text:p>6/7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7</text:p>
          </table:table-cell>
          <table:table-cell table:formula="of:=[.C78]+0"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3.89452316284" calcext:value-type="float">
            <text:p>1643.8945231628</text:p>
          </table:table-cell>
          <table:table-cell table:style-name="ce1" office:value-type="float" office:value="50.77" calcext:value-type="float">
            <text:p>50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4.66453125" calcext:value-type="float">
            <text:p>1694.66453125</text:p>
          </table:table-cell>
          <table:table-cell table:style-name="ce1" office:value-type="float" office:value="63.3733062744141" calcext:value-type="float">
            <text:p>63.373306274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82.7022765875" calcext:value-type="float">
            <text:p>1682.7022765875</text:p>
          </table:table-cell>
          <table:table-cell table:style-name="ce1" office:value-type="float" office:value="33.97" calcext:value-type="float">
            <text:p>33.97</text:p>
          </table:table-cell>
          <table:table-cell table:style-name="ce1" office:value-type="float" office:value="237.14" calcext:value-type="float">
            <text:p>237.14</text:p>
          </table:table-cell>
          <table:table-cell table:style-name="ce1" office:value-type="float" office:value="8.46166666666667" calcext:value-type="float">
            <text:p>8.4616666667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1.77" calcext:value-type="float">
            <text:p>521.77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14-08-12" calcext:value-type="date">
            <text:p>8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formula="of:=[.C79]+0"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office:value-type="string" calcext:value-type="string">
            <text:p>FERNANDO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.915568084717" calcext:value-type="float">
            <text:p>627.9155680847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00.00001708984" calcext:value-type="float">
            <text:p>1800.0000170898</text:p>
          </table:table-cell>
          <table:table-cell table:style-name="ce1" office:value-type="float" office:value="577.91552734375" calcext:value-type="float">
            <text:p>577.9155273438</text:p>
          </table:table-cell>
          <table:table-cell table:style-name="ce1" office:value-type="float" office:value="23.0447044372559" calcext:value-type="float">
            <text:p>23.0447044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92.0891711426" calcext:value-type="float">
            <text:p>30792.0891711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50.0000305176" calcext:value-type="float">
            <text:p>10850.0000305176</text:p>
          </table:table-cell>
          <table:table-cell table:style-name="ce1" office:value-type="float" office:value="2461.05340576172" calcext:value-type="float">
            <text:p>2461.0534057617</text:p>
          </table:table-cell>
          <table:table-cell table:style-name="ce1" office:value-type="float" office:value="22403.1425463867" calcext:value-type="float">
            <text:p>22403.1425463867</text:p>
          </table:table-cell>
          <table:table-cell table:style-name="ce1" office:value-type="float" office:value="611.888170824443" calcext:value-type="float">
            <text:p>611.8881708244</text:p>
          </table:table-cell>
          <table:table-cell table:style-name="ce1" office:value-type="float" office:value="14549.46" calcext:value-type="float">
            <text:p>14549.46</text:p>
          </table:table-cell>
          <table:table-cell table:style-name="ce1" office:value-type="float" office:value="94147.59" calcext:value-type="float">
            <text:p>94147.59</text:p>
          </table:table-cell>
          <table:table-cell table:style-name="ce1" office:value-type="float" office:value="291.666666666667" calcext:value-type="float">
            <text:p>291.6666666667</text:p>
          </table:table-cell>
          <table:table-cell table:style-name="ce1" office:value-type="float" office:value="1.2427" calcext:value-type="float">
            <text:p>1.2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800" calcext:value-type="float">
            <text:p>1800</text:p>
          </table:table-cell>
          <table:table-cell table:style-name="ce2" office:value-type="date" office:date-value="2016-06-20" calcext:value-type="date">
            <text:p>6/20/2016</text:p>
          </table:table-cell>
          <table:table-cell table:style-name="ce2" office:value-type="date" office:date-value="2018-06-20" calcext:value-type="date">
            <text:p>6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0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9</text:p>
          </table:table-cell>
          <table:table-cell table:formula="of:=[.C80]+0" office:value-type="float" office:value="79" calcext:value-type="float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7.545333862305" calcext:value-type="float">
            <text:p>857.545333862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7.54541015625" calcext:value-type="float">
            <text:p>1157.5454101563</text:p>
          </table:table-cell>
          <table:table-cell table:style-name="ce1" office:value-type="float" office:value="40.891658782959" calcext:value-type="float">
            <text:p>40.8916587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85.7645119445" calcext:value-type="float">
            <text:p>1085.7645119445</text:p>
          </table:table-cell>
          <table:table-cell table:style-name="ce1" office:value-type="float" office:value="16637.64" calcext:value-type="float">
            <text:p>16637.64</text:p>
          </table:table-cell>
          <table:table-cell table:style-name="ce1" office:value-type="float" office:value="90150.84" calcext:value-type="float">
            <text:p>90150.8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421" calcext:value-type="float">
            <text:p>1.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79" calcext:value-type="float">
            <text:p>1781.79</text:p>
          </table:table-cell>
          <table:table-cell table:style-name="ce2" office:value-type="date" office:date-value="2015-05-21" calcext:value-type="date">
            <text:p>5/21/2015</text:p>
          </table:table-cell>
          <table:table-cell table:style-name="ce2" office:value-type="date" office:date-value="2016-05-21" calcext:value-type="date">
            <text:p>5/2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formula="of:=[.C81]+0"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office:value-type="string" calcext:value-type="string">
            <text:p>CESA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701.7982177734" calcext:value-type="float">
            <text:p>14701.7982177734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151.796875" calcext:value-type="float">
            <text:p>25151.796875</text:p>
          </table:table-cell>
          <table:table-cell table:style-name="ce1" office:value-type="float" office:value="849.414855957031" calcext:value-type="float">
            <text:p>849.4148559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22553.853012294" calcext:value-type="float">
            <text:p>22553.853012294</text:p>
          </table:table-cell>
          <table:table-cell table:style-name="ce1" office:value-type="float" office:value="13039.34" calcext:value-type="float">
            <text:p>13039.34</text:p>
          </table:table-cell>
          <table:table-cell table:style-name="ce1" office:value-type="float" office:value="68172.6" calcext:value-type="float">
            <text:p>68172.6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1.1137" calcext:value-type="float">
            <text:p>1.1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8" calcext:value-type="float">
            <text:p>1781.8</text:p>
          </table:table-cell>
          <table:table-cell table:style-name="ce2" office:value-type="date" office:date-value="2017-03-09" calcext:value-type="date">
            <text:p>3/9/2017</text:p>
          </table:table-cell>
          <table:table-cell table:style-name="ce2" office:value-type="date" office:date-value="2018-03-09" calcext:value-type="date">
            <text:p>3/9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1</text:p>
          </table:table-cell>
          <table:table-cell table:formula="of:=[.C82]+0"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40.58874755859" calcext:value-type="float">
            <text:p>8540.5887475586</text:p>
          </table:table-cell>
          <table:table-cell table:style-name="ce1" office:value-type="float" office:value="604.86" calcext:value-type="float">
            <text:p>604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45.44671875" calcext:value-type="float">
            <text:p>9145.44671875</text:p>
          </table:table-cell>
          <table:table-cell table:style-name="ce1" office:value-type="float" office:value="338.846710205078" calcext:value-type="float">
            <text:p>338.84671020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997.13376125722" calcext:value-type="float">
            <text:p>8997.1337612572</text:p>
          </table:table-cell>
          <table:table-cell table:style-name="ce1" office:value-type="float" office:value="261.17" calcext:value-type="float">
            <text:p>261.17</text:p>
          </table:table-cell>
          <table:table-cell table:style-name="ce1" office:value-type="float" office:value="460.89" calcext:value-type="float">
            <text:p>460.89</text:p>
          </table:table-cell>
          <table:table-cell table:style-name="ce1" office:value-type="float" office:value="100.81" calcext:value-type="float">
            <text:p>100.81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date" office:date-value="2009-05-26" calcext:value-type="date">
            <text:p>5/26/2009</text:p>
          </table:table-cell>
          <table:table-cell table:style-name="ce2" office:value-type="date" office:date-value="2010-03-26" calcext:value-type="date">
            <text:p>3/2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2</text:p>
          </table:table-cell>
          <table:table-cell table:formula="of:=[.C83]+0"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7.9836730957031" calcext:value-type="float">
            <text:p>37.983673095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7.37" calcext:value-type="float">
            <text:p>237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1-24" calcext:value-type="date">
            <text:p>1/2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83</text:p>
          </table:table-cell>
          <table:table-cell table:formula="of:=[.C84]+0"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office:value-type="string" calcext:value-type="string">
            <text:p>HSBC 4043 8379 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3809.80029296875" calcext:value-type="float">
            <text:p>3809.8002929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4806.83" calcext:value-type="float">
            <text:p>4806.83</text:p>
          </table:table-cell>
          <table:table-cell table:style-name="ce1" office:value-type="float" office:value="1413.72" calcext:value-type="float">
            <text:p>1413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06" calcext:value-type="float">
            <text:p>0.41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07-28" calcext:value-type="date">
            <text:p>7/28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formula="of:=[.C85]+0"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office:value-type="string" calcext:value-type="string">
            <text:p>SUSY</text:p>
          </table:table-cell>
          <table:table-cell table:style-name="ce1" office:value-type="string" calcext:value-type="string">
            <text:p>DIEGO 6/03/20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908.42203125" calcext:value-type="float">
            <text:p>43908.42203125</text:p>
          </table:table-cell>
          <table:table-cell table:style-name="ce1" office:value-type="float" office:value="605.04" calcext:value-type="float">
            <text:p>605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513.46109375" calcext:value-type="float">
            <text:p>44513.46109375</text:p>
          </table:table-cell>
          <table:table-cell table:style-name="ce1" office:value-type="float" office:value="1670.86206054688" calcext:value-type="float">
            <text:p>1670.8620605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60.1037915039" calcext:value-type="float">
            <text:p>74060.1037915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51.0400341797" calcext:value-type="float">
            <text:p>10151.0400341797</text:p>
          </table:table-cell>
          <table:table-cell table:style-name="ce1" office:value-type="float" office:value="4299.00372314453" calcext:value-type="float">
            <text:p>4299.0037231445</text:p>
          </table:table-cell>
          <table:table-cell table:style-name="ce1" office:value-type="float" office:value="68208.0674804687" calcext:value-type="float">
            <text:p>68208.0674804687</text:p>
          </table:table-cell>
          <table:table-cell table:style-name="ce1" office:value-type="float" office:value="44365.1029079623" calcext:value-type="float">
            <text:p>44365.1029079623</text:p>
          </table:table-cell>
          <table:table-cell table:style-name="ce1" office:value-type="float" office:value="6621.88" calcext:value-type="float">
            <text:p>6621.88</text:p>
          </table:table-cell>
          <table:table-cell table:style-name="ce1" office:value-type="float" office:value="33473.01" calcext:value-type="float">
            <text:p>33473.01</text:p>
          </table:table-cell>
          <table:table-cell table:style-name="ce1" office:value-type="float" office:value="100.84" calcext:value-type="float">
            <text:p>100.84</text:p>
          </table:table-cell>
          <table:table-cell table:style-name="ce1" office:value-type="float" office:value="0.5656" calcext:value-type="float">
            <text:p>0.5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1.84" calcext:value-type="float">
            <text:p>1691.84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21-08-12" calcext:value-type="date">
            <text:p>8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691.84" calcext:value-type="float">
            <text:p>1691.84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5</text:p>
          </table:table-cell>
          <table:table-cell table:formula="of:=[.C86]+0"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office:value-type="string" calcext:value-type="string">
            <text:p>DIANA MARI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2.343268432617" calcext:value-type="float">
            <text:p>592.343268432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7.34326171875" calcext:value-type="float">
            <text:p>1047.3432617188</text:p>
          </table:table-cell>
          <table:table-cell table:style-name="ce1" office:value-type="float" office:value="35.2373847961426" calcext:value-type="float">
            <text:p>35.23738479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5.630939665494" calcext:value-type="float">
            <text:p>935.6309396655</text:p>
          </table:table-cell>
          <table:table-cell table:style-name="ce1" office:value-type="float" office:value="655.04" calcext:value-type="float">
            <text:p>655.04</text:p>
          </table:table-cell>
          <table:table-cell table:style-name="ce1" office:value-type="float" office:value="4000.46" calcext:value-type="float">
            <text:p>4000.46</text:p>
          </table:table-cell>
          <table:table-cell table:style-name="ce1" office:value-type="float" office:value="75.8333333333333" calcext:value-type="float">
            <text:p>75.8333333333</text:p>
          </table:table-cell>
          <table:table-cell table:style-name="ce1" office:value-type="float" office:value="0.0559" calcext:value-type="float">
            <text:p>0.05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2" office:value-type="date" office:date-value="2009-02-27" calcext:value-type="date">
            <text:p>2/27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table:formula="of:=[.C87]+0"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1.86" calcext:value-type="float">
            <text:p>2701.86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2" office:value-type="date" office:date-value="2018-07-26" calcext:value-type="date">
            <text:p>7/26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formula="of:=[.C88]+0"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office:value-type="string" calcext:value-type="string">
            <text:p>LA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729.7878417969" calcext:value-type="float">
            <text:p>15729.7878417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82.1399121094" calcext:value-type="float">
            <text:p>13682.1399121094</text:p>
          </table:table-cell>
          <table:table-cell table:style-name="ce1" office:value-type="float" office:value="2047.64826171875" calcext:value-type="float">
            <text:p>2047.6482617188</text:p>
          </table:table-cell>
          <table:table-cell table:style-name="ce1" office:value-type="float" office:value="183.066299438477" calcext:value-type="float">
            <text:p>183.0662994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48.672175293" calcext:value-type="float">
            <text:p>86948.67217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64.28" calcext:value-type="float">
            <text:p>20364.28</text:p>
          </table:table-cell>
          <table:table-cell table:style-name="ce1" office:value-type="float" office:value="4826.64227294922" calcext:value-type="float">
            <text:p>4826.6422729492</text:p>
          </table:table-cell>
          <table:table-cell table:style-name="ce1" office:value-type="float" office:value="71411.0344482422" calcext:value-type="float">
            <text:p>71411.0344482422</text:p>
          </table:table-cell>
          <table:table-cell table:style-name="ce1" office:value-type="float" office:value="4860.81726645441" calcext:value-type="float">
            <text:p>4860.8172664544</text:p>
          </table:table-cell>
          <table:table-cell table:style-name="ce1" office:value-type="float" office:value="20649.21" calcext:value-type="float">
            <text:p>20649.21</text:p>
          </table:table-cell>
          <table:table-cell table:style-name="ce1" office:value-type="float" office:value="127059.31" calcext:value-type="float">
            <text:p>127059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637" calcext:value-type="float">
            <text:p>1.76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41.07" calcext:value-type="float">
            <text:p>3341.0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9-08-01" calcext:value-type="date">
            <text:p>8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41.07" calcext:value-type="float">
            <text:p>3341.07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formula="of:=[.C89]+0"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23.06732177734" calcext:value-type="float">
            <text:p>4723.067321777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600.0673828125" calcext:value-type="float">
            <text:p>600.0673828125</text:p>
          </table:table-cell>
          <table:table-cell table:style-name="ce1" office:value-type="float" office:value="27.4290752410889" calcext:value-type="float">
            <text:p>27.4290752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48.2840362549" calcext:value-type="float">
            <text:p>20548.2840362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92" calcext:value-type="float">
            <text:p>7992</text:p>
          </table:table-cell>
          <table:table-cell table:style-name="ce1" office:value-type="float" office:value="1061.64945983887" calcext:value-type="float">
            <text:p>1061.6494598389</text:p>
          </table:table-cell>
          <table:table-cell table:style-name="ce1" office:value-type="float" office:value="13617.9334960937" calcext:value-type="float">
            <text:p>13617.9334960937</text:p>
          </table:table-cell>
          <table:table-cell table:style-name="ce1" office:value-type="float" office:value="728.3029382157" calcext:value-type="float">
            <text:p>728.3029382157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1.88" calcext:value-type="float">
            <text:p>1331.88</text:p>
          </table:table-cell>
          <table:table-cell table:style-name="ce2" office:value-type="date" office:date-value="2015-03-23" calcext:value-type="date">
            <text:p>3/23/2015</text:p>
          </table:table-cell>
          <table:table-cell table:style-name="ce2" office:value-type="date" office:date-value="2018-08-23" calcext:value-type="date">
            <text:p>8/23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32" calcext:value-type="float">
            <text:p>133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9</text:p>
          </table:table-cell>
          <table:table-cell table:formula="of:=[.C90]+0"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461.2559667969" calcext:value-type="float">
            <text:p>13461.2559667969</text:p>
          </table:table-cell>
          <table:table-cell table:style-name="ce1" office:value-type="float" office:value="254.45" calcext:value-type="float">
            <text:p>254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15.704453125" calcext:value-type="float">
            <text:p>13715.704453125</text:p>
          </table:table-cell>
          <table:table-cell table:style-name="ce1" office:value-type="float" office:value="513.877807617188" calcext:value-type="float">
            <text:p>513.877807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644.5993914544" calcext:value-type="float">
            <text:p>13644.5993914544</text:p>
          </table:table-cell>
          <table:table-cell table:style-name="ce1" office:value-type="float" office:value="645.81" calcext:value-type="float">
            <text:p>645.81</text:p>
          </table:table-cell>
          <table:table-cell table:style-name="ce1" office:value-type="float" office:value="1536.8" calcext:value-type="float">
            <text:p>1536.8</text:p>
          </table:table-cell>
          <table:table-cell table:style-name="ce1" office:value-type="float" office:value="42.4083333333333" calcext:value-type="float">
            <text:p>42.4083333333</text:p>
          </table:table-cell>
          <table:table-cell table:style-name="ce1" office:value-type="float" office:value="0.0552" calcext:value-type="float">
            <text:p>0.05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0</text:p>
          </table:table-cell>
          <table:table-cell table:formula="of:=[.C91]+0"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549.2275146484" calcext:value-type="float">
            <text:p>13549.2275146484</text:p>
          </table:table-cell>
          <table:table-cell table:style-name="ce1" office:value-type="float" office:value="254.5" calcext:value-type="float">
            <text:p>25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3.7291015625" calcext:value-type="float">
            <text:p>13803.7291015625</text:p>
          </table:table-cell>
          <table:table-cell table:style-name="ce1" office:value-type="float" office:value="517.192321777344" calcext:value-type="float">
            <text:p>517.19232177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32.6069667032" calcext:value-type="float">
            <text:p>13732.6069667032</text:p>
          </table:table-cell>
          <table:table-cell table:style-name="ce1" office:value-type="float" office:value="663.9" calcext:value-type="float">
            <text:p>663.9</text:p>
          </table:table-cell>
          <table:table-cell table:style-name="ce1" office:value-type="float" office:value="1657.08" calcext:value-type="float">
            <text:p>1657.08</text:p>
          </table:table-cell>
          <table:table-cell table:style-name="ce1" office:value-type="float" office:value="42.4166666666667" calcext:value-type="float">
            <text:p>42.41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formula="of:=[.C92]+0"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535.5945166016" calcext:value-type="float">
            <text:p>11535.5945166016</text:p>
          </table:table-cell>
          <table:table-cell table:style-name="ce1" office:value-type="float" office:value="454.55" calcext:value-type="float">
            <text:p>454.55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1" office:value-type="float" office:value="10428.2351953125" calcext:value-type="float">
            <text:p>10428.2351953125</text:p>
          </table:table-cell>
          <table:table-cell table:style-name="ce1" office:value-type="float" office:value="391.949096679688" calcext:value-type="float">
            <text:p>391.9490966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58.4977441406" calcext:value-type="float">
            <text:p>62858.4977441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1.46" calcext:value-type="float">
            <text:p>9371.46</text:p>
          </table:table-cell>
          <table:table-cell table:style-name="ce1" office:value-type="float" office:value="3629.63037109375" calcext:value-type="float">
            <text:p>3629.6303710938</text:p>
          </table:table-cell>
          <table:table-cell table:style-name="ce1" office:value-type="float" office:value="57116.6681152344" calcext:value-type="float">
            <text:p>57116.6681152344</text:p>
          </table:table-cell>
          <table:table-cell table:style-name="ce1" office:value-type="float" office:value="10407.1199960536" calcext:value-type="float">
            <text:p>10407.1199960536</text:p>
          </table:table-cell>
          <table:table-cell table:style-name="ce1" office:value-type="float" office:value="663.96" calcext:value-type="float">
            <text:p>663.96</text:p>
          </table:table-cell>
          <table:table-cell table:style-name="ce1" office:value-type="float" office:value="1657.22" calcext:value-type="float">
            <text:p>1657.22</text:p>
          </table:table-cell>
          <table:table-cell table:style-name="ce1" office:value-type="float" office:value="75.7583333333333" calcext:value-type="float">
            <text:p>75.7583333333</text:p>
          </table:table-cell>
          <table:table-cell table:style-name="ce1" office:value-type="float" office:value="0.0567" calcext:value-type="float">
            <text:p>0.05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2" office:value-type="date" office:date-value="2016-02-12" calcext:value-type="date">
            <text:p>2/12/2016</text:p>
          </table:table-cell>
          <table:table-cell table:style-name="ce2" office:value-type="date" office:date-value="2021-02-12" calcext:value-type="date">
            <text:p>2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561.91" calcext:value-type="float">
            <text:p>1561.9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2</text:p>
          </table:table-cell>
          <table:table-cell table:formula="of:=[.C93]+0"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70.5823535156" calcext:value-type="float">
            <text:p>13170.5823535156</text:p>
          </table:table-cell>
          <table:table-cell table:style-name="ce1" office:value-type="float" office:value="454.6" calcext:value-type="float">
            <text:p>45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25.18171875" calcext:value-type="float">
            <text:p>13625.18171875</text:p>
          </table:table-cell>
          <table:table-cell table:style-name="ce1" office:value-type="float" office:value="507.515960693359" calcext:value-type="float">
            <text:p>507.51596069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5.6776959814" calcext:value-type="float">
            <text:p>13475.6776959814</text:p>
          </table:table-cell>
          <table:table-cell table:style-name="ce1" office:value-type="float" office:value="664.01" calcext:value-type="float">
            <text:p>664.01</text:p>
          </table:table-cell>
          <table:table-cell table:style-name="ce1" office:value-type="float" office:value="1657.35" calcext:value-type="float">
            <text:p>1657.35</text:p>
          </table:table-cell>
          <table:table-cell table:style-name="ce1" office:value-type="float" office:value="75.7666666666667" calcext:value-type="float">
            <text:p>75.76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93</text:p>
          </table:table-cell>
          <table:table-cell table:formula="of:=[.C94]+0"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.8162299919128" calcext:value-type="float">
            <text:p>61.8162299919</text:p>
          </table:table-cell>
          <table:table-cell table:style-name="ce1" office:value-type="float" office:value="501.86" calcext:value-type="float">
            <text:p>50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.676231079102" calcext:value-type="float">
            <text:p>563.6762310791</text:p>
          </table:table-cell>
          <table:table-cell table:style-name="ce1" office:value-type="float" office:value="13.1990652084351" calcext:value-type="float">
            <text:p>13.199065208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50.464531361776" calcext:value-type="float">
            <text:p>350.4645313618</text:p>
          </table:table-cell>
          <table:table-cell table:style-name="ce1" office:value-type="float" office:value="486.11" calcext:value-type="float">
            <text:p>486.11</text:p>
          </table:table-cell>
          <table:table-cell table:style-name="ce1" office:value-type="float" office:value="2296.13" calcext:value-type="float">
            <text:p>2296.13</text:p>
          </table:table-cell>
          <table:table-cell table:style-name="ce1" office:value-type="float" office:value="83.6433333333333" calcext:value-type="float">
            <text:p>83.6433333333</text:p>
          </table:table-cell>
          <table:table-cell table:style-name="ce1" office:value-type="float" office:value="0.0415" calcext:value-type="float">
            <text:p>0.0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1.93" calcext:value-type="float">
            <text:p>491.93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formula="of:=[.C95]+0"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5.311965942383" calcext:value-type="float">
            <text:p>575.31196594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.31195068359" calcext:value-type="float">
            <text:p>1075.3119506836</text:p>
          </table:table-cell>
          <table:table-cell table:style-name="ce1" office:value-type="float" office:value="36.1746520996094" calcext:value-type="float">
            <text:p>36.1746520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.65574340819" calcext:value-type="float">
            <text:p>7100.6557434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1.66" calcext:value-type="float">
            <text:p>7171.66</text:p>
          </table:table-cell>
          <table:table-cell table:style-name="ce1" office:value-type="float" office:value="71.0066788415206" calcext:value-type="float">
            <text:p>71.0066788415</text:p>
          </table:table-cell>
          <table:table-cell table:style-name="ce1" office:value-type="float" office:value="0.00242224971407268" calcext:value-type="float">
            <text:p>0.0024222497</text:p>
          </table:table-cell>
          <table:table-cell table:style-name="ce1" office:value-type="float" office:value="960.517445394438" calcext:value-type="float">
            <text:p>960.51744539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9.34" calcext:value-type="float">
            <text:p>409.3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81" calcext:value-type="float">
            <text:p>0.00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1.94" calcext:value-type="float">
            <text:p>1171.94</text:p>
          </table:table-cell>
          <table:table-cell table:style-name="ce2" office:value-type="date" office:date-value="2014-05-06" calcext:value-type="date">
            <text:p>5/6/2014</text:p>
          </table:table-cell>
          <table:table-cell table:style-name="ce2" office:value-type="date" office:date-value="2017-05-06" calcext:value-type="date">
            <text:p>5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5</text:p>
          </table:table-cell>
          <table:table-cell table:formula="of:=[.C96]+0"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14.6131505966187" calcext:value-type="float">
            <text:p>14.61315059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857.96" calcext:value-type="float">
            <text:p>857.96</text:p>
          </table:table-cell>
          <table:table-cell table:style-name="ce1" office:value-type="float" office:value="5625.81" calcext:value-type="float">
            <text:p>5625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3" calcext:value-type="float">
            <text:p>0.07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6</text:p>
          </table:table-cell>
          <table:table-cell table:formula="of:=[.C97]+0"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3.504638671875" calcext:value-type="float">
            <text:p>83.5046386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65.96" calcext:value-type="float">
            <text:p>865.96</text:p>
          </table:table-cell>
          <table:table-cell table:style-name="ce1" office:value-type="float" office:value="5682.2" calcext:value-type="float">
            <text:p>568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7</text:p>
          </table:table-cell>
          <table:table-cell table:formula="of:=[.C98]+0"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17.10607788086" calcext:value-type="float">
            <text:p>6217.1060778809</text:p>
          </table:table-cell>
          <table:table-cell table:style-name="ce1" office:value-type="float" office:value="605.82" calcext:value-type="float">
            <text:p>605.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22.92703125" calcext:value-type="float">
            <text:p>6822.92703125</text:p>
          </table:table-cell>
          <table:table-cell table:style-name="ce1" office:value-type="float" office:value="251.367858886719" calcext:value-type="float">
            <text:p>251.367858886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4.37569431922" calcext:value-type="float">
            <text:p>6674.3756943192</text:p>
          </table:table-cell>
          <table:table-cell table:style-name="ce1" office:value-type="float" office:value="1560.1" calcext:value-type="float">
            <text:p>1560.1</text:p>
          </table:table-cell>
          <table:table-cell table:style-name="ce1" office:value-type="float" office:value="7638.61" calcext:value-type="float">
            <text:p>7638.61</text:p>
          </table:table-cell>
          <table:table-cell table:style-name="ce1" office:value-type="float" office:value="100.97" calcext:value-type="float">
            <text:p>100.97</text:p>
          </table:table-cell>
          <table:table-cell table:style-name="ce1" office:value-type="float" office:value="0.1332" calcext:value-type="float">
            <text:p>0.13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1" calcext:value-type="date">
            <text:p>7/21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8</text:p>
          </table:table-cell>
          <table:table-cell table:formula="of:=[.C99]+0"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70.45073364258" calcext:value-type="float">
            <text:p>6570.4507336426</text:p>
          </table:table-cell>
          <table:table-cell table:style-name="ce1" office:value-type="float" office:value="605.88" calcext:value-type="float">
            <text:p>605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3305859375" calcext:value-type="float">
            <text:p>7176.3305859375</text:p>
          </table:table-cell>
          <table:table-cell table:style-name="ce1" office:value-type="float" office:value="264.677093505859" calcext:value-type="float">
            <text:p>264.67709350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7.76563775217" calcext:value-type="float">
            <text:p>7027.7656377522</text:p>
          </table:table-cell>
          <table:table-cell table:style-name="ce1" office:value-type="float" office:value="1100.57" calcext:value-type="float">
            <text:p>1100.57</text:p>
          </table:table-cell>
          <table:table-cell table:style-name="ce1" office:value-type="float" office:value="4275.24" calcext:value-type="float">
            <text:p>4275.24</text:p>
          </table:table-cell>
          <table:table-cell table:style-name="ce1" office:value-type="float" office:value="100.98" calcext:value-type="float">
            <text:p>100.98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formula="of:=[.C100]+0" office:value-type="float" office:value="99" calcext:value-type="float">
            <text:p>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ONDO ECONOMICO DE AYUDA MUTUA (FEDAMAC)</text:p>
          </table:table-cell>
          <table:table-cell table:style-name="ce1" office:value-type="string" calcext:value-type="string">
            <text:p>FONDO ECONOMICO DE A</text:p>
          </table:table-cell>
          <table:table-cell/>
          <table:table-cell table:style-name="ce1" office:value-type="string" calcext:value-type="string">
            <text:p>CLABE HSBC 021 180 0402712589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uislopezb@prodigy.net-mx</text:p>
          </table:table-cell>
          <table:table-cell table:style-name="ce1" office:value-type="float" office:value="98760.44717961" calcext:value-type="float">
            <text:p>98760.44717961</text:p>
          </table:table-cell>
          <table:table-cell table:style-name="ce1" office:value-type="float" office:value="1782744.54361298" calcext:value-type="float">
            <text:p>1782744.54361298</text:p>
          </table:table-cell>
          <table:table-cell table:style-name="ce1" office:value-type="float" office:value="1835261.28954712" calcext:value-type="float">
            <text:p>1835261.28954712</text:p>
          </table:table-cell>
          <table:table-cell table:style-name="ce1" office:value-type="float" office:value="46243.7012454668" calcext:value-type="float">
            <text:p>46243.7012454668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331034.866153198" calcext:value-type="float">
            <text:p>331034.8661531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2.04" calcext:value-type="float">
            <text:p>1552.04</text:p>
          </table:table-cell>
          <table:table-cell table:number-columns-repeated="2" table:style-name="ce2" office:value-type="date" office:date-value="2010-12-18" calcext:value-type="date">
            <text:p>12/18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formula="of:=[.C101]+0" office:value-type="float" office:value="100" calcext:value-type="float">
            <text:p>10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4-09-01" calcext:value-type="date">
            <text:p>9/1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IVERSOS NO IDENTIFICADOS</text:p>
          </table:table-cell>
          <table:table-cell table:style-name="ce1" office:value-type="string" calcext:value-type="string">
            <text:p>DIVERSOS NO IDENTIF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-0.000302734377328306" calcext:value-type="float">
            <text:p>-0.0003027344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99.9996948242" calcext:value-type="float">
            <text:p>10499.99969482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267.89" calcext:value-type="float">
            <text:p>267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6666666666667" calcext:value-type="float">
            <text:p>16.6666666667</text:p>
          </table:table-cell>
          <table:table-cell table:style-name="ce1" office:value-type="float" office:value="0.0229" calcext:value-type="float">
            <text:p>0.02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formula="of:=[.C102]+0" office:value-type="float" office:value="115" calcext:value-type="float">
            <text:p>11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LAURA VERONICA CARRILLO LOPEZ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2262.588496094" calcext:value-type="float">
            <text:p>582262.588496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7.9" calcext:value-type="float">
            <text:p>44047.9</text:p>
          </table:table-cell>
          <table:table-cell table:style-name="ce1" office:value-type="float" office:value="34704.8662109375" calcext:value-type="float">
            <text:p>34704.8662109375</text:p>
          </table:table-cell>
          <table:table-cell table:style-name="ce1" office:value-type="float" office:value="572919.554707031" calcext:value-type="float">
            <text:p>572919.554707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41.15" calcext:value-type="float">
            <text:p>7341.15</text:p>
          </table:table-cell>
          <table:table-cell table:style-name="ce2" office:value-type="date" office:date-value="2015-01-26" calcext:value-type="date">
            <text:p>1/26/2015</text:p>
          </table:table-cell>
          <table:table-cell table:style-name="ce2" office:value-type="date" office:date-value="2030-01-26" calcext:value-type="date">
            <text:p>1/26/203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341.15" calcext:value-type="float">
            <text:p>7341.15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formula="of:=[.C103]+0" office:value-type="float" office:value="121" calcext:value-type="float">
            <text:p>1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MA DEL PILAR LOPEZ ROSADO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49080.5" calcext:value-type="float">
            <text:p>149080.5</text:p>
          </table:table-cell>
          <table:table-cell table:style-name="ce1" office:value-type="float" office:value="12606.050078125" calcext:value-type="float">
            <text:p>12606.050078125</text:p>
          </table:table-cell>
          <table:table-cell table:style-name="ce1" office:value-type="float" office:value="7349.94897460938" calcext:value-type="float">
            <text:p>7349.9489746094</text:p>
          </table:table-cell>
          <table:table-cell table:style-name="ce1" office:value-type="float" office:value="143824.398896484" calcext:value-type="float">
            <text:p>143824.3988964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1.21" calcext:value-type="float">
            <text:p>2521.21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24-05-30" calcext:value-type="date">
            <text:p>5/30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521.21" calcext:value-type="float">
            <text:p>2521.2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49</text:p>
          </table:table-cell>
          <table:table-cell table:formula="of:=[.C104]+0"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49" calcext:value-type="float">
            <text:p>382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2</text:p>
          </table:table-cell>
          <table:table-cell table:formula="of:=[.C105]+0"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000195312500181899" calcext:value-type="float">
            <text:p>-1.95312500181899E-05</text:p>
          </table:table-cell>
          <table:table-cell table:style-name="ce1" office:value-type="float" office:value="0.0000195312500181899" calcext:value-type="float">
            <text:p>1.95312500181899E-0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91.52" calcext:value-type="float">
            <text:p>4891.5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formula="of:=[.C106]+0" office:value-type="float" office:value="156" calcext:value-type="float">
            <text:p>1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10-26" calcext:value-type="date">
            <text:p>10/26/2015</text:p>
          </table:table-cell>
          <table:table-cell table:style-name="ce1" office:value-type="string" calcext:value-type="string">
            <text:p>ARIADN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97.1179821777" calcext:value-type="float">
            <text:p>31697.117982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7999414063" calcext:value-type="float">
            <text:p>16989.7999414063</text:p>
          </table:table-cell>
          <table:table-cell table:style-name="ce1" office:value-type="float" office:value="1519.55380249023" calcext:value-type="float">
            <text:p>1519.5538024902</text:p>
          </table:table-cell>
          <table:table-cell table:style-name="ce1" office:value-type="float" office:value="16226.8718432617" calcext:value-type="float">
            <text:p>16226.87184326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56" calcext:value-type="float">
            <text:p>2831.56</text:p>
          </table:table-cell>
          <table:table-cell table:style-name="ce2" office:value-type="date" office:date-value="2015-10-17" calcext:value-type="date">
            <text:p>10/17/2015</text:p>
          </table:table-cell>
          <table:table-cell table:style-name="ce2" office:value-type="date" office:date-value="2017-10-17" calcext:value-type="date">
            <text:p>10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56" calcext:value-type="float">
            <text:p>2831.56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64</text:p>
          </table:table-cell>
          <table:table-cell table:formula="of:=[.C107]+0" office:value-type="float" office:value="164" calcext:value-type="float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.64" calcext:value-type="float">
            <text:p>471.64</text:p>
          </table:table-cell>
          <table:table-cell table:style-name="ce2" office:value-type="date" office:date-value="2014-09-05" calcext:value-type="date">
            <text:p>9/5/2014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1</text:p>
          </table:table-cell>
          <table:table-cell table:formula="of:=[.C108]+0" office:value-type="float" office:value="201" calcext:value-type="float">
            <text:p>20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DANIELA Y LUIS RICARDO</text:p>
          </table:table-cell>
          <table:table-cell table:style-name="ce1" office:value-type="string" calcext:value-type="string">
            <text:p>DANIELA Y LUIS RI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650.86083984375" calcext:value-type="float">
            <text:p>650.860839843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2012.86" calcext:value-type="float">
            <text:p>2012.86</text:p>
          </table:table-cell>
          <table:table-cell table:style-name="ce1" office:value-type="float" office:value="5541.69" calcext:value-type="float">
            <text:p>5541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19" calcext:value-type="float">
            <text:p>0.17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08-10-04" calcext:value-type="date">
            <text:p>10/4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2</text:p>
          </table:table-cell>
          <table:table-cell table:formula="of:=[.C109]+0" office:value-type="float" office:value="202" calcext:value-type="float">
            <text:p>20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4-12-15" calcext:value-type="date">
            <text:p>12/15/2014</text:p>
          </table:table-cell>
          <table:table-cell table:style-name="ce1" office:value-type="string" calcext:value-type="string">
            <text:p>RAUL LOPEZ MAQUIVAR (2DO 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02819824218636" calcext:value-type="float">
            <text:p>-0.0002028198</text:p>
          </table:table-cell>
          <table:table-cell table:style-name="ce2" office:value-type="date" office:date-value="2014-11-16" calcext:value-type="date">
            <text:p>11/16/2014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03</text:p>
          </table:table-cell>
          <table:table-cell table:formula="of:=[.C110]+0"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67.40800598145" calcext:value-type="float">
            <text:p>3567.4080059815</text:p>
          </table:table-cell>
          <table:table-cell table:style-name="ce1" office:value-type="float" office:value="1258.41" calcext:value-type="float">
            <text:p>1258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25.81787109375" calcext:value-type="float">
            <text:p>4825.8178710938</text:p>
          </table:table-cell>
          <table:table-cell table:style-name="ce1" office:value-type="float" office:value="171.885757446289" calcext:value-type="float">
            <text:p>171.88575744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63.94923885816" calcext:value-type="float">
            <text:p>4563.9492388582</text:p>
          </table:table-cell>
          <table:table-cell table:number-columns-repeated="2"/>
          <table:table-cell table:style-name="ce1" office:value-type="float" office:value="209.735" calcext:value-type="float">
            <text:p>209.735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1-20" calcext:value-type="date">
            <text:p>1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4</text:p>
          </table:table-cell>
          <table:table-cell table:formula="of:=[.C111]+0"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553.15637207031" calcext:value-type="float">
            <text:p>4553.1563720703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53.15625" calcext:value-type="float">
            <text:p>6953.15625</text:p>
          </table:table-cell>
          <table:table-cell table:style-name="ce1" office:value-type="float" office:value="236.773193359375" calcext:value-type="float">
            <text:p>236.77319335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6.8550022073" calcext:value-type="float">
            <text:p>6286.8550022073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1" calcext:value-type="date">
            <text:p>2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05</text:p>
          </table:table-cell>
          <table:table-cell table:formula="of:=[.C112]+0"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5.17820882797241" calcext:value-type="float">
            <text:p>5.17820882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62" calcext:value-type="float">
            <text:p>0.00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2" office:value-type="date" office:date-value="2010-11-20" calcext:value-type="date">
            <text:p>11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06</text:p>
          </table:table-cell>
          <table:table-cell table:formula="of:=[.C113]+0"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style-name="ce1" office:value-type="float" office:value="2.08270668983459" calcext:value-type="float">
            <text:p>2.08270668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633.06" calcext:value-type="float">
            <text:p>1633.0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07</text:p>
          </table:table-cell>
          <table:table-cell table:formula="of:=[.C114]+0"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BANCOMER CLABE 012 180 01209842853 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94180267334" calcext:value-type="float">
            <text:p>162.941802673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.94189453125" calcext:value-type="float">
            <text:p>462.9418945313</text:p>
          </table:table-cell>
          <table:table-cell table:style-name="ce1" office:value-type="float" office:value="13.070520401001" calcext:value-type="float">
            <text:p>13.0705204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7.051391714436" calcext:value-type="float">
            <text:p>347.0513917144</text:p>
          </table:table-cell>
          <table:table-cell table:style-name="ce1" office:value-type="float" office:value="667.32" calcext:value-type="float">
            <text:p>667.32</text:p>
          </table:table-cell>
          <table:table-cell table:style-name="ce1" office:value-type="float" office:value="4347.5" calcext:value-type="float">
            <text:p>4347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3.07" calcext:value-type="float">
            <text:p>1333.07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0" calcext:value-type="date">
            <text:p>7/2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formula="of:=[.C115]+0"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940.4153302002" calcext:value-type="float">
            <text:p>20940.415330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52.32" calcext:value-type="float">
            <text:p>18352.32</text:p>
          </table:table-cell>
          <table:table-cell table:style-name="ce1" office:value-type="float" office:value="839.556289672852" calcext:value-type="float">
            <text:p>839.5562896729</text:p>
          </table:table-cell>
          <table:table-cell table:style-name="ce1" office:value-type="float" office:value="3427.65161987304" calcext:value-type="float">
            <text:p>3427.6516198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3.08" calcext:value-type="float">
            <text:p>2913.08</text:p>
          </table:table-cell>
          <table:table-cell table:style-name="ce2" office:value-type="date" office:date-value="2014-12-03" calcext:value-type="date">
            <text:p>12/3/2014</text:p>
          </table:table-cell>
          <table:table-cell table:style-name="ce2" office:value-type="date" office:date-value="2017-06-03" calcext:value-type="date">
            <text:p>6/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formula="of:=[.C116]+0"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84.47315979004" calcext:value-type="float">
            <text:p>2084.4731597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9.299987792969" calcext:value-type="float">
            <text:p>439.299987793</text:p>
          </table:table-cell>
          <table:table-cell table:style-name="ce1" office:value-type="float" office:value="1945.17294921875" calcext:value-type="float">
            <text:p>1945.1729492188</text:p>
          </table:table-cell>
          <table:table-cell table:style-name="ce1" office:value-type="float" office:value="76.0675735473633" calcext:value-type="float">
            <text:p>76.0675735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4.96900024414" calcext:value-type="float">
            <text:p>1584.9690002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0.17998779297" calcext:value-type="float">
            <text:p>1280.179987793</text:p>
          </table:table-cell>
          <table:table-cell table:style-name="ce1" office:value-type="float" office:value="65.0973224639893" calcext:value-type="float">
            <text:p>65.097322464</text:p>
          </table:table-cell>
          <table:table-cell table:style-name="ce1" office:value-type="float" office:value="369.886334915161" calcext:value-type="float">
            <text:p>369.8863349152</text:p>
          </table:table-cell>
          <table:table-cell table:style-name="ce1" office:value-type="float" office:value="2019.76329677634" calcext:value-type="float">
            <text:p>2019.763296776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.1" calcext:value-type="float">
            <text:p>213.1</text:p>
          </table:table-cell>
          <table:table-cell table:style-name="ce2" office:value-type="date" office:date-value="2016-08-24" calcext:value-type="date">
            <text:p>8/24/2016</text:p>
          </table:table-cell>
          <table:table-cell table:style-name="ce2" office:value-type="date" office:date-value="2017-06-24" calcext:value-type="date">
            <text:p>6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3.1" calcext:value-type="float">
            <text:p>213.1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formula="of:=[.C117]+0"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42.3055355835" calcext:value-type="float">
            <text:p>2342.3055355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0.88" calcext:value-type="float">
            <text:p>2530.88</text:p>
          </table:table-cell>
          <table:table-cell table:style-name="ce1" office:value-type="float" office:value="188.577582268459" calcext:value-type="float">
            <text:p>188.5775822685</text:p>
          </table:table-cell>
          <table:table-cell table:style-name="ce1" office:value-type="float" office:value="0.00311785195572156" calcext:value-type="float">
            <text:p>0.003117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3.11" calcext:value-type="float">
            <text:p>853.11</text:p>
          </table:table-cell>
          <table:table-cell table:style-name="ce2" office:value-type="date" office:date-value="2016-01-28" calcext:value-type="date">
            <text:p>1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formula="of:=[.C118]+0"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office:value-type="string" calcext:value-type="string">
            <text:p>MARIO-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5.53414428711" calcext:value-type="float">
            <text:p>405.5341442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.53" calcext:value-type="float">
            <text:p>405.53</text:p>
          </table:table-cell>
          <table:table-cell table:style-name="ce1" office:value-type="float" office:value="0.00414916992190229" calcext:value-type="float">
            <text:p>0.0041491699</text:p>
          </table:table-cell>
          <table:table-cell table:style-name="ce1" office:value-type="float" office:value="2.5526168346405" calcext:value-type="float">
            <text:p>2.5526168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56.5853771975" calcext:value-type="float">
            <text:p>42856.5853771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8.72" calcext:value-type="float">
            <text:p>14818.72</text:p>
          </table:table-cell>
          <table:table-cell table:style-name="ce1" office:value-type="float" office:value="2260.90020751953" calcext:value-type="float">
            <text:p>2260.9002075195</text:p>
          </table:table-cell>
          <table:table-cell table:style-name="ce1" office:value-type="float" office:value="30298.765584717" calcext:value-type="float">
            <text:p>30298.765584717</text:p>
          </table:table-cell>
          <table:table-cell table:style-name="ce1" office:value-type="float" office:value="67.7776511364246" calcext:value-type="float">
            <text:p>67.7776511364</text:p>
          </table:table-cell>
          <table:table-cell table:style-name="ce1" office:value-type="float" office:value="2293.8" calcext:value-type="float">
            <text:p>2293.8</text:p>
          </table:table-cell>
          <table:table-cell table:style-name="ce1" office:value-type="float" office:value="4909.56" calcext:value-type="float">
            <text:p>4909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59" calcext:value-type="float">
            <text:p>0.1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63.12" calcext:value-type="float">
            <text:p>2463.12</text:p>
          </table:table-cell>
          <table:table-cell table:style-name="ce2" office:value-type="date" office:date-value="2013-01-31" calcext:value-type="date">
            <text:p>1/31/2013</text:p>
          </table:table-cell>
          <table:table-cell table:style-name="ce2" office:value-type="date" office:date-value="2018-06-30" calcext:value-type="date">
            <text:p>6/3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463.12" calcext:value-type="float">
            <text:p>2463.12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13</text:p>
          </table:table-cell>
          <table:table-cell table:formula="of:=[.C119]+0"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256.80116653442" calcext:value-type="float">
            <text:p>1256.801166534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80114746094" calcext:value-type="float">
            <text:p>1556.8011474609</text:p>
          </table:table-cell>
          <table:table-cell table:style-name="ce1" office:value-type="float" office:value="56.5473785400391" calcext:value-type="float">
            <text:p>56.5473785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501.458700781" calcext:value-type="float">
            <text:p>1501.458700781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3-16" calcext:value-type="date">
            <text:p>3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4</text:p>
          </table:table-cell>
          <table:table-cell table:formula="of:=[.C120]+0"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17.88288879395" calcext:value-type="float">
            <text:p>3017.88288879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417.8828125" calcext:value-type="float">
            <text:p>2417.8828125</text:p>
          </table:table-cell>
          <table:table-cell table:style-name="ce1" office:value-type="float" office:value="88.5282745361328" calcext:value-type="float">
            <text:p>88.52827453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50.62261482134" calcext:value-type="float">
            <text:p>2350.62261482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2" office:value-type="date" office:date-value="2010-12-16" calcext:value-type="date">
            <text:p>12/1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5</text:p>
          </table:table-cell>
          <table:table-cell table:formula="of:=[.C121]+0"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style-name="ce1" office:value-type="float" office:value="7100.2939453125" calcext:value-type="float">
            <text:p>7100.2939453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3-11" calcext:value-type="date">
            <text:p>3/11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6</text:p>
          </table:table-cell>
          <table:table-cell table:formula="of:=[.C122]+0"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493.134765625" calcext:value-type="float">
            <text:p>14493.1347656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4093.134765625" calcext:value-type="float">
            <text:p>14093.134765625</text:p>
          </table:table-cell>
          <table:table-cell table:style-name="ce1" office:value-type="float" office:value="525.642211914063" calcext:value-type="float">
            <text:p>525.642211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956.9703820634" calcext:value-type="float">
            <text:p>13956.9703820634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16" calcext:value-type="float">
            <text:p>533.16</text:p>
          </table:table-cell>
          <table:table-cell table:style-name="ce2" office:value-type="date" office:date-value="2014-03-25" calcext:value-type="date">
            <text:p>3/25/2014</text:p>
          </table:table-cell>
          <table:table-cell table:style-name="ce2" office:value-type="date" office:date-value="2015-01-25" calcext:value-type="date">
            <text:p>1/25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8</text:p>
          </table:table-cell>
          <table:table-cell table:formula="of:=[.C123]+0"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989.3284375" calcext:value-type="float">
            <text:p>52989.3284375</text:p>
          </table:table-cell>
          <table:table-cell table:style-name="ce1" office:value-type="float" office:value="923.98" calcext:value-type="float">
            <text:p>923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13.305" calcext:value-type="float">
            <text:p>53913.305</text:p>
          </table:table-cell>
          <table:table-cell table:style-name="ce1" office:value-type="float" office:value="2021.24475097656" calcext:value-type="float">
            <text:p>2021.24475097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3668.5440539384" calcext:value-type="float">
            <text:p>53668.5440539384</text:p>
          </table:table-cell>
          <table:table-cell table:number-columns-repeated="2"/>
          <table:table-cell table:style-name="ce1" office:value-type="float" office:value="153.996666666667" calcext:value-type="float">
            <text:p>153.99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2-10" calcext:value-type="date">
            <text:p>12/10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9</text:p>
          </table:table-cell>
          <table:table-cell table:formula="of:=[.C124]+0" office:value-type="float" office:value="219" calcext:value-type="float">
            <text:p>2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1" office:value-type="string" calcext:value-type="string">
            <text:p>CEDIYAP CONSULTORIO VERONICA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1.15820068359" calcext:value-type="float">
            <text:p>6711.1582006836</text:p>
          </table:table-cell>
          <table:table-cell table:style-name="ce1" office:value-type="float" office:value="2010.95" calcext:value-type="float">
            <text:p>2010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2.10796875" calcext:value-type="float">
            <text:p>8722.10796875</text:p>
          </table:table-cell>
          <table:table-cell table:style-name="ce1" office:value-type="float" office:value="306.024200439453" calcext:value-type="float">
            <text:p>306.02420043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125.62354314935" calcext:value-type="float">
            <text:p>8125.6235431494</text:p>
          </table:table-cell>
          <table:table-cell table:number-columns-repeated="2"/>
          <table:table-cell table:style-name="ce1" office:value-type="float" office:value="335.158333333333" calcext:value-type="float">
            <text:p>335.158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0</text:p>
          </table:table-cell>
          <table:table-cell table:formula="of:=[.C125]+0" office:value-type="float" office:value="220" calcext:value-type="float">
            <text:p>22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02-01" calcext:value-type="date">
            <text:p>2/1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 DE JESUS AHORR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849.52543945312" calcext:value-type="float">
            <text:p>5849.5254394531</text:p>
          </table:table-cell>
          <table:table-cell table:style-name="ce1" office:value-type="float" office:value="2063.20000305176" calcext:value-type="float">
            <text:p>2063.2000030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2.7263671875" calcext:value-type="float">
            <text:p>7912.7263671875</text:p>
          </table:table-cell>
          <table:table-cell table:style-name="ce1" office:value-type="float" office:value="282.903076171875" calcext:value-type="float">
            <text:p>282.9030761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1.70571342573" calcext:value-type="float">
            <text:p>7511.7057134257</text:p>
          </table:table-cell>
          <table:table-cell table:style-name="ce1" office:value-type="float" office:value="965.73" calcext:value-type="float">
            <text:p>965.73</text:p>
          </table:table-cell>
          <table:table-cell table:style-name="ce1" office:value-type="float" office:value="5631.99" calcext:value-type="float">
            <text:p>5631.99</text:p>
          </table:table-cell>
          <table:table-cell table:style-name="ce1" office:value-type="float" office:value="343.866667175293" calcext:value-type="float">
            <text:p>343.8666671753</text:p>
          </table:table-cell>
          <table:table-cell table:style-name="ce1" office:value-type="float" office:value="0.0825" calcext:value-type="float">
            <text:p>0.0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73.2" calcext:value-type="float">
            <text:p>873.2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221</text:p>
          </table:table-cell>
          <table:table-cell table:formula="of:=[.C126]+0"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style-name="ce1" office:value-type="float" office:value="450.421417236328" calcext:value-type="float">
            <text:p>450.42141723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7-05" calcext:value-type="date">
            <text:p>7/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2</text:p>
          </table:table-cell>
          <table:table-cell table:formula="of:=[.C127]+0" office:value-type="float" office:value="222" calcext:value-type="float">
            <text:p>2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ELIZABETH AHORRO BANCOM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444.88143539429" calcext:value-type="float">
            <text:p>1444.8814353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123.661469726562" calcext:value-type="float">
            <text:p>123.6614697266</text:p>
          </table:table-cell>
          <table:table-cell table:style-name="ce1" office:value-type="float" office:value="8.74709606170654" calcext:value-type="float">
            <text:p>8.74709606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2.254860051821" calcext:value-type="float">
            <text:p>232.254860051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formula="of:=[.C128]+0" office:value-type="float" office:value="223" calcext:value-type="float">
            <text:p>22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LAURA VERONICA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9.55" calcext:value-type="float">
            <text:p>1499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9.54999389648" calcext:value-type="float">
            <text:p>1499.5499938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610351526120212" calcext:value-type="float">
            <text:p>6.10351526120212E-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6-03-28" calcext:value-type="date">
            <text:p>3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4</text:p>
          </table:table-cell>
          <table:table-cell table:formula="of:=[.C129]+0" office:value-type="float" office:value="224" calcext:value-type="float">
            <text:p>2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ISAAC RUIZ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5</text:p>
          </table:table-cell>
          <table:table-cell table:formula="of:=[.C130]+0"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office:value-type="string" calcext:value-type="string">
            <text:p>FERNANDO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79.8970947266" calcext:value-type="float">
            <text:p>13779.8970947266</text:p>
          </table:table-cell>
          <table:table-cell table:style-name="ce1" office:value-type="float" office:value="1263.5" calcext:value-type="float">
            <text:p>126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43.3974609375" calcext:value-type="float">
            <text:p>15043.3974609375</text:p>
          </table:table-cell>
          <table:table-cell table:style-name="ce1" office:value-type="float" office:value="560.574035644531" calcext:value-type="float">
            <text:p>560.574035644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884.486820754" calcext:value-type="float">
            <text:p>14884.486820754</text:p>
          </table:table-cell>
          <table:table-cell table:style-name="ce1" office:value-type="float" office:value="1785.28" calcext:value-type="float">
            <text:p>1785.28</text:p>
          </table:table-cell>
          <table:table-cell table:style-name="ce1" office:value-type="float" office:value="7975.49" calcext:value-type="float">
            <text:p>7975.49</text:p>
          </table:table-cell>
          <table:table-cell table:style-name="ce1" office:value-type="float" office:value="210.583333333333" calcext:value-type="float">
            <text:p>210.5833333333</text:p>
          </table:table-cell>
          <table:table-cell table:style-name="ce1" office:value-type="float" office:value="0.1525" calcext:value-type="float">
            <text:p>0.1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25" calcext:value-type="float">
            <text:p>533.25</text:p>
          </table:table-cell>
          <table:table-cell table:style-name="ce2" office:value-type="date" office:date-value="2013-05-28" calcext:value-type="date">
            <text:p>5/28/2013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26</text:p>
          </table:table-cell>
          <table:table-cell table:formula="of:=[.C131]+0" office:value-type="float" office:value="226" calcext:value-type="float">
            <text:p>22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PATRICIA LOPEZ (2DO GASTOS MÉ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7</text:p>
          </table:table-cell>
          <table:table-cell table:formula="of:=[.C132]+0"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office:value-type="string" calcext:value-type="string">
            <text:p>MAFERNAND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140.435897827148" calcext:value-type="float">
            <text:p>140.43589782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721.73" calcext:value-type="float">
            <text:p>721.73</text:p>
          </table:table-cell>
          <table:table-cell table:style-name="ce1" office:value-type="float" office:value="3458.78" calcext:value-type="float">
            <text:p>3458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16" calcext:value-type="float">
            <text:p>0.06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8-03" calcext:value-type="date">
            <text:p>8/3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8</text:p>
          </table:table-cell>
          <table:table-cell table:formula="of:=[.C133]+0"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office:value-type="string" calcext:value-type="string">
            <text:p>EDGAR-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1.6397613286972" calcext:value-type="float">
            <text:p>1.63976132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520.76" calcext:value-type="float">
            <text:p>520.76</text:p>
          </table:table-cell>
          <table:table-cell table:style-name="ce1" office:value-type="float" office:value="2695.54" calcext:value-type="float">
            <text:p>2695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45" calcext:value-type="float">
            <text:p>0.0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.28" calcext:value-type="float">
            <text:p>133.28</text:p>
          </table:table-cell>
          <table:table-cell table:style-name="ce2" office:value-type="date" office:date-value="2007-08-16" calcext:value-type="date">
            <text:p>8/16/2007</text:p>
          </table:table-cell>
          <table:table-cell table:style-name="ce2" office:value-type="date" office:date-value="2008-08-16" calcext:value-type="date">
            <text:p>8/16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29</text:p>
          </table:table-cell>
          <table:table-cell table:formula="of:=[.C134]+0"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5.35573486328" calcext:value-type="float">
            <text:p>3985.3557348633</text:p>
          </table:table-cell>
          <table:table-cell table:style-name="ce1" office:value-type="float" office:value="313.739999084473" calcext:value-type="float">
            <text:p>313.73999908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0956640625" calcext:value-type="float">
            <text:p>4299.0956640625</text:p>
          </table:table-cell>
          <table:table-cell table:style-name="ce1" office:value-type="float" office:value="158.668304443359" calcext:value-type="float">
            <text:p>158.66830444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2.99631020575" calcext:value-type="float">
            <text:p>4212.9963102058</text:p>
          </table:table-cell>
          <table:table-cell table:number-columns-repeated="2"/>
          <table:table-cell table:style-name="ce1" office:value-type="float" office:value="52.2899998474121" calcext:value-type="float">
            <text:p>52.2899998474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0</text:p>
          </table:table-cell>
          <table:table-cell table:formula="of:=[.C135]+0"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6.11723022461" calcext:value-type="float">
            <text:p>3986.1172302246</text:p>
          </table:table-cell>
          <table:table-cell table:style-name="ce1" office:value-type="float" office:value="313.8" calcext:value-type="float">
            <text:p>313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91669921875" calcext:value-type="float">
            <text:p>4299.9166992188</text:p>
          </table:table-cell>
          <table:table-cell table:style-name="ce1" office:value-type="float" office:value="158.698623657227" calcext:value-type="float">
            <text:p>158.698623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3.80133981365" calcext:value-type="float">
            <text:p>4213.8013398137</text:p>
          </table:table-cell>
          <table:table-cell table:number-columns-repeated="2"/>
          <table:table-cell table:style-name="ce1" office:value-type="float" office:value="52.3" calcext:value-type="float">
            <text:p>52.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1</text:p>
          </table:table-cell>
          <table:table-cell table:formula="of:=[.C136]+0"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59.91687255859" calcext:value-type="float">
            <text:p>4859.9168725586</text:p>
          </table:table-cell>
          <table:table-cell table:style-name="ce1" office:value-type="float" office:value="1316.17" calcext:value-type="float">
            <text:p>1316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6.08734375" calcext:value-type="float">
            <text:p>6176.08734375</text:p>
          </table:table-cell>
          <table:table-cell table:style-name="ce1" office:value-type="float" office:value="218.908752441406" calcext:value-type="float">
            <text:p>218.90875244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12.51437940791" calcext:value-type="float">
            <text:p>5812.5143794079</text:p>
          </table:table-cell>
          <table:table-cell table:number-columns-repeated="2"/>
          <table:table-cell table:style-name="ce1" office:value-type="float" office:value="219.361666666667" calcext:value-type="float">
            <text:p>219.36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2</text:p>
          </table:table-cell>
          <table:table-cell table:formula="of:=[.C137]+0"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7.63912231445" calcext:value-type="float">
            <text:p>3987.6391223145</text:p>
          </table:table-cell>
          <table:table-cell table:style-name="ce1" office:value-type="float" office:value="313.92" calcext:value-type="float">
            <text:p>31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1.55876953125" calcext:value-type="float">
            <text:p>4301.5587695313</text:p>
          </table:table-cell>
          <table:table-cell table:style-name="ce1" office:value-type="float" office:value="158.759216308594" calcext:value-type="float">
            <text:p>158.75921630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5.41030039665" calcext:value-type="float">
            <text:p>4215.4103003967</text:p>
          </table:table-cell>
          <table:table-cell table:number-columns-repeated="2"/>
          <table:table-cell table:style-name="ce1" office:value-type="float" office:value="52.32" calcext:value-type="float">
            <text:p>52.32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formula="of:=[.C138]+0" office:value-type="float" office:value="233" calcext:value-type="float">
            <text:p>23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ISAAC RUI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00000000000454747350886464" calcext:value-type="float">
            <text:p>-4.54747350886464E-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4</text:p>
          </table:table-cell>
          <table:table-cell table:formula="of:=[.C139]+0" office:value-type="float" office:value="234" calcext:value-type="float">
            <text:p>2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1-08-06" calcext:value-type="date">
            <text:p>8/6/2011</text:p>
          </table:table-cell>
          <table:table-cell table:style-name="ce1" office:value-type="string" calcext:value-type="string">
            <text:p>CARLOS IVAN AHORRO ANUAL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4.7078704834" calcext:value-type="float">
            <text:p>1604.707870483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683.487915039063" calcext:value-type="float">
            <text:p>683.4879150391</text:p>
          </table:table-cell>
          <table:table-cell table:style-name="ce1" office:value-type="float" office:value="31.199047088623" calcext:value-type="float">
            <text:p>31.19904708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8.404089661481" calcext:value-type="float">
            <text:p>828.4040896615</text:p>
          </table:table-cell>
          <table:table-cell table:number-columns-repeated="2"/>
          <table:table-cell table:style-name="ce1" office:value-type="float" office:value="66.6666666666667" calcext:value-type="float">
            <text:p>66.66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5</text:p>
          </table:table-cell>
          <table:table-cell table:formula="of:=[.C140]+0"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679.9583740234" calcext:value-type="float">
            <text:p>16679.958374023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4.88002929688" calcext:value-type="float">
            <text:p>5284.8800292969</text:p>
          </table:table-cell>
          <table:table-cell table:style-name="ce1" office:value-type="float" office:value="11995.080078125" calcext:value-type="float">
            <text:p>11995.080078125</text:p>
          </table:table-cell>
          <table:table-cell table:style-name="ce1" office:value-type="float" office:value="517.021667480469" calcext:value-type="float">
            <text:p>517.021667480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28.0747575851" calcext:value-type="float">
            <text:p>13728.0747575851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formula="of:=[.C141]+0" office:value-type="float" office:value="236" calcext:value-type="float">
            <text:p>23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6-06-25" calcext:value-type="date">
            <text:p>6/25/2016</text:p>
          </table:table-cell>
          <table:table-cell table:style-name="ce1" office:value-type="string" calcext:value-type="string">
            <text:p>Martha Florina Lozada Cob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52.86506958008" calcext:value-type="float">
            <text:p>4352.8650695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5.59" calcext:value-type="float">
            <text:p>4775.59</text:p>
          </table:table-cell>
          <table:table-cell table:style-name="ce1" office:value-type="float" office:value="422.723579406738" calcext:value-type="float">
            <text:p>422.7235794067</text:p>
          </table:table-cell>
          <table:table-cell table:style-name="ce1" office:value-type="float" office:value="-0.00135101318392117" calcext:value-type="float">
            <text:p>-0.001351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3.36" calcext:value-type="float">
            <text:p>993.36</text:p>
          </table:table-cell>
          <table:table-cell table:style-name="ce2" office:value-type="date" office:date-value="2016-05-24" calcext:value-type="date">
            <text:p>5/24/2016</text:p>
          </table:table-cell>
          <table:table-cell table:style-name="ce2" office:value-type="date" office:date-value="2017-03-24" calcext:value-type="date">
            <text:p>3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7</text:p>
          </table:table-cell>
          <table:table-cell table:formula="of:=[.C142]+0" office:value-type="float" office:value="237" calcext:value-type="float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42.37" calcext:value-type="float">
            <text:p>2642.37</text:p>
          </table:table-cell>
          <table:table-cell table:style-name="ce2" office:value-type="date" office:date-value="2011-10-26" calcext:value-type="date">
            <text:p>10/26/2011</text:p>
          </table:table-cell>
          <table:table-cell table:style-name="ce2" office:value-type="date" office:date-value="2015-10-26" calcext:value-type="date">
            <text:p>10/26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8</text:p>
          </table:table-cell>
          <table:table-cell table:formula="of:=[.C143]+0" office:value-type="float" office:value="238" calcext:value-type="float">
            <text:p>2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1" office:value-type="string" calcext:value-type="string">
            <text:p>MARCELA LOPEZ CYB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1.8056640625" calcext:value-type="float">
            <text:p>1601.8056640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01.81" calcext:value-type="float">
            <text:p>1601.81</text:p>
          </table:table-cell>
          <table:table-cell table:style-name="ce1" office:value-type="float" office:value="299.995697021484" calcext:value-type="float">
            <text:p>299.9956970215</text:p>
          </table:table-cell>
          <table:table-cell table:style-name="ce1" office:value-type="float" office:value="14.5447778701782" calcext:value-type="float">
            <text:p>14.54477787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6.196212007706" calcext:value-type="float">
            <text:p>386.1962120077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39</text:p>
          </table:table-cell>
          <table:table-cell table:formula="of:=[.C144]+0"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967.243276367188" calcext:value-type="float">
            <text:p>967.2432763672</text:p>
          </table:table-cell>
          <table:table-cell table:style-name="ce1" office:value-type="float" office:value="36.4279594421387" calcext:value-type="float">
            <text:p>36.42795944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formula="of:=[.C145]+0" office:value-type="float" office:value="240" calcext:value-type="float">
            <text:p>2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RAUL LOPEZ MAQUIVAR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19.4760009766" calcext:value-type="float">
            <text:p>62819.4760009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4.4" calcext:value-type="float">
            <text:p>25634.4</text:p>
          </table:table-cell>
          <table:table-cell table:style-name="ce1" office:value-type="float" office:value="3215.19445800781" calcext:value-type="float">
            <text:p>3215.1944580078</text:p>
          </table:table-cell>
          <table:table-cell table:style-name="ce1" office:value-type="float" office:value="40400.2704589844" calcext:value-type="float">
            <text:p>40400.2704589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72.4" calcext:value-type="float">
            <text:p>4272.4</text:p>
          </table:table-cell>
          <table:table-cell table:style-name="ce2" office:value-type="date" office:date-value="2016-08-09" calcext:value-type="date">
            <text:p>8/9/2016</text:p>
          </table:table-cell>
          <table:table-cell table:style-name="ce2" office:value-type="date" office:date-value="2016-02-09" calcext:value-type="date">
            <text:p>2/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4272.4" calcext:value-type="float">
            <text:p>4272.4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1</text:p>
          </table:table-cell>
          <table:table-cell table:formula="of:=[.C146]+0"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613.004669189453" calcext:value-type="float">
            <text:p>613.0046691895</text:p>
          </table:table-cell>
          <table:table-cell table:style-name="ce1" office:value-type="float" office:value="512.05" calcext:value-type="float">
            <text:p>512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5.05453125" calcext:value-type="float">
            <text:p>1125.05453125</text:p>
          </table:table-cell>
          <table:table-cell table:style-name="ce1" office:value-type="float" office:value="32.5137062072754" calcext:value-type="float">
            <text:p>32.51370620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59.234641792193" calcext:value-type="float">
            <text:p>959.2346417922</text:p>
          </table:table-cell>
          <table:table-cell table:number-columns-repeated="2"/>
          <table:table-cell table:style-name="ce1" office:value-type="float" office:value="85.3416666666667" calcext:value-type="float">
            <text:p>85.34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formula="of:=[.C147]+0"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586.58" calcext:value-type="float">
            <text:p>18586.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52" calcext:value-type="float">
            <text:p>12080.52</text:p>
          </table:table-cell>
          <table:table-cell table:style-name="ce1" office:value-type="float" office:value="2663.66271972656" calcext:value-type="float">
            <text:p>2663.6627197266</text:p>
          </table:table-cell>
          <table:table-cell table:style-name="ce1" office:value-type="float" office:value="9169.72271972656" calcext:value-type="float">
            <text:p>9169.72271972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2.42" calcext:value-type="float">
            <text:p>1312.42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13.42" calcext:value-type="float">
            <text:p>2013.4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3</text:p>
          </table:table-cell>
          <table:table-cell table:formula="of:=[.C148]+0"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20.15126464844" calcext:value-type="float">
            <text:p>3120.15126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2.33" calcext:value-type="float">
            <text:p>602.33</text:p>
          </table:table-cell>
          <table:table-cell table:style-name="ce1" office:value-type="float" office:value="2517.8213671875" calcext:value-type="float">
            <text:p>2517.8213671875</text:p>
          </table:table-cell>
          <table:table-cell table:style-name="ce1" office:value-type="float" office:value="96.6897506713867" calcext:value-type="float">
            <text:p>96.6897506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67.3278399909" calcext:value-type="float">
            <text:p>2567.327839990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formula="of:=[.C149]+0"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394.52770751953" calcext:value-type="float">
            <text:p>9394.5277075195</text:p>
          </table:table-cell>
          <table:table-cell table:style-name="ce1" office:value-type="float" office:value="509.76" calcext:value-type="float">
            <text:p>509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4.2886328125" calcext:value-type="float">
            <text:p>9904.2886328125</text:p>
          </table:table-cell>
          <table:table-cell table:style-name="ce1" office:value-type="float" office:value="366.697052001953" calcext:value-type="float">
            <text:p>366.69705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99.6669067383" calcext:value-type="float">
            <text:p>33399.6669067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69.0799975586" calcext:value-type="float">
            <text:p>8169.0799975586</text:p>
          </table:table-cell>
          <table:table-cell table:style-name="ce1" office:value-type="float" office:value="1846.21795654297" calcext:value-type="float">
            <text:p>1846.217956543</text:p>
          </table:table-cell>
          <table:table-cell table:style-name="ce1" office:value-type="float" office:value="27076.8048657226" calcext:value-type="float">
            <text:p>27076.8048657226</text:p>
          </table:table-cell>
          <table:table-cell table:style-name="ce1" office:value-type="float" office:value="9736.62195409487" calcext:value-type="float">
            <text:p>9736.6219540949</text:p>
          </table:table-cell>
          <table:table-cell table:number-columns-repeated="2"/>
          <table:table-cell table:style-name="ce1" office:value-type="float" office:value="84.96" calcext:value-type="float">
            <text:p>84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3.44" calcext:value-type="float">
            <text:p>1343.44</text:p>
          </table:table-cell>
          <table:table-cell table:style-name="ce2" office:value-type="date" office:date-value="2014-04-01" calcext:value-type="date">
            <text:p>4/1/2014</text:p>
          </table:table-cell>
          <table:table-cell table:style-name="ce2" office:value-type="date" office:date-value="2019-04-01" calcext:value-type="date">
            <text:p>4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4.44" calcext:value-type="float">
            <text:p>1344.44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5</text:p>
          </table:table-cell>
          <table:table-cell table:formula="of:=[.C150]+0"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2.21923065186" calcext:value-type="float">
            <text:p>1312.21923065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412.22" calcext:value-type="float">
            <text:p>1412.22</text:p>
          </table:table-cell>
          <table:table-cell table:style-name="ce1" office:value-type="float" office:value="399.999237060547" calcext:value-type="float">
            <text:p>399.9992370605</text:p>
          </table:table-cell>
          <table:table-cell table:style-name="ce1" office:value-type="float" office:value="19.3101119995117" calcext:value-type="float">
            <text:p>19.31011199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12.726408734047" calcext:value-type="float">
            <text:p>512.726408734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6</text:p>
          </table:table-cell>
          <table:table-cell table:formula="of:=[.C151]+0"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4548.97501464844" calcext:value-type="float">
            <text:p>4548.9750146484</text:p>
          </table:table-cell>
          <table:table-cell table:style-name="ce1" office:value-type="float" office:value="614.76" calcext:value-type="float">
            <text:p>614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3.73490234375" calcext:value-type="float">
            <text:p>5163.7349023438</text:p>
          </table:table-cell>
          <table:table-cell table:style-name="ce1" office:value-type="float" office:value="187.919982910156" calcext:value-type="float">
            <text:p>187.91998291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989.69337081282" calcext:value-type="float">
            <text:p>4989.6933708128</text:p>
          </table:table-cell>
          <table:table-cell table:number-columns-repeated="2"/>
          <table:table-cell table:style-name="ce1" office:value-type="float" office:value="102.46" calcext:value-type="float">
            <text:p>102.46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47</text:p>
          </table:table-cell>
          <table:table-cell table:formula="of:=[.C152]+0"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style-name="ce1" office:value-type="float" office:value="56.1963348388672" calcext:value-type="float">
            <text:p>56.19633483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10-20" calcext:value-type="date">
            <text:p>10/20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8</text:p>
          </table:table-cell>
          <table:table-cell table:formula="of:=[.C153]+0"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0000</text:p>
          </table:table-cell>
          <table:table-cell/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5596.81460571289" calcext:value-type="float">
            <text:p>5596.8146057129</text:p>
          </table:table-cell>
          <table:table-cell table:style-name="ce1" office:value-type="float" office:value="504.96" calcext:value-type="float">
            <text:p>504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1.77443359375" calcext:value-type="float">
            <text:p>6101.7744335938</text:p>
          </table:table-cell>
          <table:table-cell table:style-name="ce1" office:value-type="float" office:value="226.534515380859" calcext:value-type="float">
            <text:p>226.53451538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14.99520845262" calcext:value-type="float">
            <text:p>6014.9952084526</text:p>
          </table:table-cell>
          <table:table-cell table:style-name="ce1" office:value-type="float" office:value="33.45" calcext:value-type="float">
            <text:p>33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16" calcext:value-type="float">
            <text:p>84.16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2" office:value-type="date" office:date-value="2011-05-29" calcext:value-type="date">
            <text:p>5/29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/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249</text:p>
          </table:table-cell>
          <table:table-cell table:formula="of:=[.C154]+0"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6825.61066650391" calcext:value-type="float">
            <text:p>6825.6106665039</text:p>
          </table:table-cell>
          <table:table-cell table:style-name="ce1" office:value-type="float" office:value="187.47" calcext:value-type="float">
            <text:p>187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3.08130859375" calcext:value-type="float">
            <text:p>7013.0813085938</text:p>
          </table:table-cell>
          <table:table-cell table:style-name="ce1" office:value-type="float" office:value="262.183227539062" calcext:value-type="float">
            <text:p>262.1832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961.54781718884" calcext:value-type="float">
            <text:p>6961.547817188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1.245" calcext:value-type="float">
            <text:p>31.24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2" office:value-type="date" office:date-value="2011-07-22" calcext:value-type="date">
            <text:p>7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formula="of:=[.C155]+0"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26.49" calcext:value-type="float">
            <text:p>9326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7.55" calcext:value-type="float">
            <text:p>6437.55</text:p>
          </table:table-cell>
          <table:table-cell table:style-name="ce1" office:value-type="float" office:value="1795.52311706543" calcext:value-type="float">
            <text:p>1795.5231170654</text:p>
          </table:table-cell>
          <table:table-cell table:style-name="ce1" office:value-type="float" office:value="4684.46311706543" calcext:value-type="float">
            <text:p>4684.46311706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72.51" calcext:value-type="float">
            <text:p>1072.51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072.51" calcext:value-type="float">
            <text:p>1072.51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52</text:p>
          </table:table-cell>
          <table:table-cell table:formula="of:=[.C156]+0"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759.328861236572" calcext:value-type="float">
            <text:p>759.3288612366</text:p>
          </table:table-cell>
          <table:table-cell table:style-name="ce1" office:value-type="float" office:value="52.52" calcext:value-type="float">
            <text:p>52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848857421875" calcext:value-type="float">
            <text:p>811.8488574219</text:p>
          </table:table-cell>
          <table:table-cell table:style-name="ce1" office:value-type="float" office:value="30.1095027923584" calcext:value-type="float">
            <text:p>30.10950279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99.474285894107" calcext:value-type="float">
            <text:p>799.4742858941</text:p>
          </table:table-cell>
          <table:table-cell table:number-columns-repeated="2"/>
          <table:table-cell table:style-name="ce1" office:value-type="float" office:value="8.75333333333333" calcext:value-type="float">
            <text:p>8.75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23" calcext:value-type="date">
            <text:p>3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3</text:p>
          </table:table-cell>
          <table:table-cell table:formula="of:=[.C157]+0"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3.53" calcext:value-type="float">
            <text:p>533.53</text:p>
          </table:table-cell>
          <table:table-cell table:style-name="ce2" office:value-type="date" office:date-value="2017-04-03" calcext:value-type="date">
            <text:p>4/3/2017</text:p>
          </table:table-cell>
          <table:table-cell table:style-name="ce2" office:value-type="date" office:date-value="2018-04-04" calcext:value-type="date">
            <text:p>4/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54</text:p>
          </table:table-cell>
          <table:table-cell table:formula="of:=[.C158]+0"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88.64659790039" calcext:value-type="float">
            <text:p>5988.6465979004</text:p>
          </table:table-cell>
          <table:table-cell table:style-name="ce1" office:value-type="float" office:value="1615.24" calcext:value-type="float">
            <text:p>1615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3.8866796875" calcext:value-type="float">
            <text:p>7603.8866796875</text:p>
          </table:table-cell>
          <table:table-cell table:style-name="ce1" office:value-type="float" office:value="272.131225585938" calcext:value-type="float">
            <text:p>272.13122558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225.68917324286" calcext:value-type="float">
            <text:p>7225.6891732429</text:p>
          </table:table-cell>
          <table:table-cell table:number-columns-repeated="2"/>
          <table:table-cell table:style-name="ce1" office:value-type="float" office:value="269.206666666667" calcext:value-type="float">
            <text:p>269.20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6</text:p>
          </table:table-cell>
          <table:table-cell table:formula="of:=[.C159]+0"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office:value-type="string" calcext:value-type="string">
            <text:p>JOHNAT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4.115389404297" calcext:value-type="float">
            <text:p>844.1153894043</text:p>
          </table:table-cell>
          <table:table-cell table:style-name="ce1" office:value-type="float" office:value="805.12" calcext:value-type="float">
            <text:p>805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9.23547363281" calcext:value-type="float">
            <text:p>1649.2354736328</text:p>
          </table:table-cell>
          <table:table-cell table:style-name="ce1" office:value-type="float" office:value="50.761589050293" calcext:value-type="float">
            <text:p>50.761589050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.83308803443" calcext:value-type="float">
            <text:p>1347.8330880344</text:p>
          </table:table-cell>
          <table:table-cell table:style-name="ce1" office:value-type="float" office:value="247.88" calcext:value-type="float">
            <text:p>247.88</text:p>
          </table:table-cell>
          <table:table-cell table:style-name="ce1" office:value-type="float" office:value="392.65" calcext:value-type="float">
            <text:p>392.65</text:p>
          </table:table-cell>
          <table:table-cell table:style-name="ce1" office:value-type="float" office:value="134.186666666667" calcext:value-type="float">
            <text:p>134.1866666667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.56" calcext:value-type="float">
            <text:p>563.56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1"/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formula="of:=[.C160]+0"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.1094128418" calcext:value-type="float">
            <text:p>1771.1094128418</text:p>
          </table:table-cell>
          <table:table-cell table:style-name="ce1" office:value-type="float" office:value="408.14" calcext:value-type="float">
            <text:p>408.14</text:p>
          </table:table-cell>
          <table:table-cell table:style-name="ce1" office:value-type="float" office:value="1127.14002929688" calcext:value-type="float">
            <text:p>1127.1400292969</text:p>
          </table:table-cell>
          <table:table-cell table:style-name="ce1" office:value-type="float" office:value="1052.109375" calcext:value-type="float">
            <text:p>1052.109375</text:p>
          </table:table-cell>
          <table:table-cell table:style-name="ce1" office:value-type="float" office:value="36.492259979248" calcext:value-type="float">
            <text:p>36.4922599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80.7321600342" calcext:value-type="float">
            <text:p>17680.7321600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12.5699316406" calcext:value-type="float">
            <text:p>18212.5699316406</text:p>
          </table:table-cell>
          <table:table-cell table:style-name="ce1" office:value-type="float" office:value="531.841859561158" calcext:value-type="float">
            <text:p>531.8418595612</text:p>
          </table:table-cell>
          <table:table-cell table:style-name="ce1" office:value-type="float" office:value="0.00408795471594203" calcext:value-type="float">
            <text:p>0.0040879547</text:p>
          </table:table-cell>
          <table:table-cell table:style-name="ce1" office:value-type="float" office:value="968.95070051303" calcext:value-type="float">
            <text:p>968.9507005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233333333333" calcext:value-type="float">
            <text:p>68.02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63.57" calcext:value-type="float">
            <text:p>3663.57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17-03-17" calcext:value-type="date">
            <text:p>3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9</text:p>
          </table:table-cell>
          <table:table-cell table:formula="of:=[.C161]+0"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.3102729415149" calcext:value-type="float">
            <text:p>63.3102729415</text:p>
          </table:table-cell>
          <table:table-cell table:style-name="ce1" office:value-type="float" office:value="305.18" calcext:value-type="float">
            <text:p>305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.490268554688" calcext:value-type="float">
            <text:p>368.4902685547</text:p>
          </table:table-cell>
          <table:table-cell table:style-name="ce1" office:value-type="float" office:value="9.50104236602783" calcext:value-type="float">
            <text:p>9.5010423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.27380718809" calcext:value-type="float">
            <text:p>252.2738071881</text:p>
          </table:table-cell>
          <table:table-cell table:number-columns-repeated="2"/>
          <table:table-cell table:style-name="ce1" office:value-type="float" office:value="50.8633333333333" calcext:value-type="float">
            <text:p>50.86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4-12-22" calcext:value-type="date">
            <text:p>12/22/2014</text:p>
          </table:table-cell>
          <table:table-cell table:style-name="ce2" office:value-type="date" office:date-value="2015-10-22" calcext:value-type="date">
            <text:p>10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60</text:p>
          </table:table-cell>
          <table:table-cell table:formula="of:=[.C162]+0"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9.448486328125" calcext:value-type="float">
            <text:p>559.4484863281</text:p>
          </table:table-cell>
          <table:table-cell table:style-name="ce1" office:value-type="float" office:value="1302.62" calcext:value-type="float">
            <text:p>1302.62</text:p>
          </table:table-cell>
          <table:table-cell table:style-name="ce1" office:value-type="float" office:value="1662.07" calcext:value-type="float">
            <text:p>1662.07</text:p>
          </table:table-cell>
          <table:table-cell table:style-name="ce1" office:value-type="float" office:value="199.998474121094" calcext:value-type="float">
            <text:p>199.9984741211</text:p>
          </table:table-cell>
          <table:table-cell table:style-name="ce1" office:value-type="float" office:value="8.71724891662598" calcext:value-type="float">
            <text:p>8.71724891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1.462349341824" calcext:value-type="float">
            <text:p>231.4623493418</text:p>
          </table:table-cell>
          <table:table-cell table:style-name="ce1" office:value-type="float" office:value="194.05" calcext:value-type="float">
            <text:p>194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.103333333333" calcext:value-type="float">
            <text:p>217.1033333333</text:p>
          </table:table-cell>
          <table:table-cell table:style-name="ce1" office:value-type="float" office:value="0.0166" calcext:value-type="float">
            <text:p>0.01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2" office:value-type="date" office:date-value="2010-06-20" calcext:value-type="date">
            <text:p>6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formula="of:=[.C163]+0"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21.6389916992" calcext:value-type="float">
            <text:p>12021.6389916992</text:p>
          </table:table-cell>
          <table:table-cell table:style-name="ce1" office:value-type="float" office:value="713.05" calcext:value-type="float">
            <text:p>713.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434.6904296875" calcext:value-type="float">
            <text:p>12434.6904296875</text:p>
          </table:table-cell>
          <table:table-cell table:style-name="ce1" office:value-type="float" office:value="461.159301757813" calcext:value-type="float">
            <text:p>461.15930175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277.05" calcext:value-type="float">
            <text:p>3277.05</text:p>
          </table:table-cell>
          <table:table-cell table:style-name="ce1" office:value-type="float" office:value="1168.12298583984" calcext:value-type="float">
            <text:p>1168.1229858398</text:p>
          </table:table-cell>
          <table:table-cell table:style-name="ce1" office:value-type="float" office:value="27891.0729858398" calcext:value-type="float">
            <text:p>27891.0729858398</text:p>
          </table:table-cell>
          <table:table-cell table:style-name="ce1" office:value-type="float" office:value="12244.8051286855" calcext:value-type="float">
            <text:p>12244.8051286855</text:p>
          </table:table-cell>
          <table:table-cell table:style-name="ce1" office:value-type="float" office:value="135.92" calcext:value-type="float">
            <text:p>135.92</text:p>
          </table:table-cell>
          <table:table-cell table:style-name="ce1" office:value-type="float" office:value="34.67" calcext:value-type="float">
            <text:p>34.67</text:p>
          </table:table-cell>
          <table:table-cell table:style-name="ce1" office:value-type="float" office:value="118.841666666667" calcext:value-type="float">
            <text:p>118.841666666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3.61" calcext:value-type="float">
            <text:p>793.61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20-12-13" calcext:value-type="date">
            <text:p>12/13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93.61" calcext:value-type="float">
            <text:p>793.6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2</text:p>
          </table:table-cell>
          <table:table-cell table:formula="of:=[.C164]+0"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28.25668823242" calcext:value-type="float">
            <text:p>5628.2566882324</text:p>
          </table:table-cell>
          <table:table-cell table:style-name="ce1" office:value-type="float" office:value="1115.72" calcext:value-type="float">
            <text:p>1115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3.977421875" calcext:value-type="float">
            <text:p>6743.977421875</text:p>
          </table:table-cell>
          <table:table-cell table:style-name="ce1" office:value-type="float" office:value="242.564315795898" calcext:value-type="float">
            <text:p>242.56431579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440.62216768448" calcext:value-type="float">
            <text:p>6440.6221676845</text:p>
          </table:table-cell>
          <table:table-cell table:style-name="ce1" office:value-type="float" office:value="238.03" calcext:value-type="float">
            <text:p>238.03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53333333333" calcext:value-type="float">
            <text:p>185.95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3</text:p>
          </table:table-cell>
          <table:table-cell table:formula="of:=[.C165]+0"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5017.4125927734" calcext:value-type="float">
            <text:p>25017.4125927734</text:p>
          </table:table-cell>
          <table:table-cell table:style-name="ce1" office:value-type="float" office:value="1115.78" calcext:value-type="float">
            <text:p>1115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33.19640625" calcext:value-type="float">
            <text:p>26133.19640625</text:p>
          </table:table-cell>
          <table:table-cell table:style-name="ce1" office:value-type="float" office:value="972.793151855469" calcext:value-type="float">
            <text:p>972.793151855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829.8210859241" calcext:value-type="float">
            <text:p>25829.8210859241</text:p>
          </table:table-cell>
          <table:table-cell table:style-name="ce1" office:value-type="float" office:value="238.04" calcext:value-type="float">
            <text:p>238.04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63333333333" calcext:value-type="float">
            <text:p>185.96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64</text:p>
          </table:table-cell>
          <table:table-cell table:formula="of:=[.C166]+0"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style-name="ce1" office:value-type="float" office:value="27.7248001098633" calcext:value-type="float">
            <text:p>27.724800109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7-27" calcext:value-type="date">
            <text:p>7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6</text:p>
          </table:table-cell>
          <table:table-cell table:formula="of:=[.C167]+0"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style-name="ce1" office:value-type="float" office:value="858.370727539062" calcext:value-type="float">
            <text:p>858.3707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7</text:p>
          </table:table-cell>
          <table:table-cell table:formula="of:=[.C168]+0"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639.4579467773" calcext:value-type="float">
            <text:p>38639.457946777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39.45703125" calcext:value-type="float">
            <text:p>40139.45703125</text:p>
          </table:table-cell>
          <table:table-cell table:style-name="ce1" office:value-type="float" office:value="1491.90625" calcext:value-type="float">
            <text:p>1491.906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613.4305495171" calcext:value-type="float">
            <text:p>39613.4305495171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8</text:p>
          </table:table-cell>
          <table:table-cell table:formula="of:=[.C169]+0"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4.257046699524" calcext:value-type="float">
            <text:p>504.257046699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4.25704956055" calcext:value-type="float">
            <text:p>3504.2570495606</text:p>
          </table:table-cell>
          <table:table-cell table:style-name="ce1" office:value-type="float" office:value="92.3539276123047" calcext:value-type="float">
            <text:p>92.35392761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452.20225217898" calcext:value-type="float">
            <text:p>2452.202252179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formula="of:=[.C170]+0" office:value-type="float" office:value="313" calcext:value-type="float">
            <text:p>3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THA PATRICI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1117.422578125" calcext:value-type="float">
            <text:p>91117.42257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5.6499951172" calcext:value-type="float">
            <text:p>21715.6499951172</text:p>
          </table:table-cell>
          <table:table-cell table:style-name="ce1" office:value-type="float" office:value="5054.42663574219" calcext:value-type="float">
            <text:p>5054.4266357422</text:p>
          </table:table-cell>
          <table:table-cell table:style-name="ce1" office:value-type="float" office:value="74456.19921875" calcext:value-type="float">
            <text:p>74456.199218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13.13" calcext:value-type="float">
            <text:p>3613.13</text:p>
          </table:table-cell>
          <table:table-cell table:style-name="ce2" office:value-type="date" office:date-value="2015-02-11" calcext:value-type="date">
            <text:p>2/11/2015</text:p>
          </table:table-cell>
          <table:table-cell table:style-name="ce2" office:value-type="date" office:date-value="2019-08-11" calcext:value-type="date">
            <text:p>8/1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613.13" calcext:value-type="float">
            <text:p>3613.13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37</text:p>
          </table:table-cell>
          <table:table-cell table:formula="of:=[.C171]+0" office:value-type="float" office:value="337" calcext:value-type="float">
            <text:p>3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7-19" calcext:value-type="date">
            <text:p>7/19/2015</text:p>
          </table:table-cell>
          <table:table-cell table:style-name="ce1" office:value-type="string" calcext:value-type="string">
            <text:p>YOLAND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02270507811875" calcext:value-type="float">
            <text:p>0.0002022705</text:p>
          </table:table-cell>
          <table:table-cell table:style-name="ce2" office:value-type="date" office:date-value="2015-06-05" calcext:value-type="date">
            <text:p>6/5/2015</text:p>
          </table:table-cell>
          <table:table-cell table:style-name="ce2" office:value-type="date" office:date-value="2016-04-05" calcext:value-type="date">
            <text:p>4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08</text:p>
          </table:table-cell>
          <table:table-cell table:formula="of:=[.C172]+0" office:value-type="float" office:value="408" calcext:value-type="float">
            <text:p>4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4-06-15" calcext:value-type="date">
            <text:p>6/15/2014</text:p>
          </table:table-cell>
          <table:table-cell table:style-name="ce1" office:value-type="string" calcext:value-type="string">
            <text:p>FERNANDO LOPEZ BAEZA (PRÉ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4.08" calcext:value-type="float">
            <text:p>924.08</text:p>
          </table:table-cell>
          <table:table-cell table:style-name="ce2" office:value-type="date" office:date-value="2014-05-29" calcext:value-type="date">
            <text:p>5/29/2014</text:p>
          </table:table-cell>
          <table:table-cell table:style-name="ce2" office:value-type="date" office:date-value="2015-11-29" calcext:value-type="date">
            <text:p>11/29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12</text:p>
          </table:table-cell>
          <table:table-cell table:formula="of:=[.C173]+0" office:value-type="float" office:value="412" calcext:value-type="float">
            <text:p>4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IO REYES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0" calcext:value-type="float">
            <text:p>1300</text:p>
          </table:table-cell>
          <table:table-cell table:style-name="ce2" office:value-type="date" office:date-value="2015-02-12" calcext:value-type="date">
            <text:p>2/12/2015</text:p>
          </table:table-cell>
          <table:table-cell table:style-name="ce2" office:value-type="date" office:date-value="2015-12-12" calcext:value-type="date">
            <text:p>12/1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56</text:p>
          </table:table-cell>
          <table:table-cell table:formula="of:=[.C174]+0" office:value-type="float" office:value="456" calcext:value-type="float">
            <text:p>45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2" office:value-type="date" office:date-value="2015-01-14" calcext:value-type="date">
            <text:p>1/14/2015</text:p>
          </table:table-cell>
          <table:table-cell table:style-name="ce1" office:value-type="string" calcext:value-type="string">
            <text:p>IKER ALEXANDER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4-12-08" calcext:value-type="date">
            <text:p>12/8/2014</text:p>
          </table:table-cell>
          <table:table-cell table:style-name="ce2" office:value-type="date" office:date-value="2015-10-08" calcext:value-type="date">
            <text:p>10/8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80</text:p>
          </table:table-cell>
          <table:table-cell table:formula="of:=[.C175]+0" office:value-type="float" office:value="480" calcext:value-type="float">
            <text:p>48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5-04-06" calcext:value-type="date">
            <text:p>4/6/2015</text:p>
          </table:table-cell>
          <table:table-cell table:style-name="ce1" office:value-type="string" calcext:value-type="string">
            <text:p>CESAR IVAN LOPEZ HERNAND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4.8" calcext:value-type="float">
            <text:p>2354.8</text:p>
          </table:table-cell>
          <table:table-cell table:style-name="ce2" office:value-type="date" office:date-value="2015-03-28" calcext:value-type="date">
            <text:p>3/28/2015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513</text:p>
          </table:table-cell>
          <table:table-cell table:formula="of:=[.C176]+0" office:value-type="float" office:value="513" calcext:value-type="float">
            <text:p>5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11-06" calcext:value-type="date">
            <text:p>11/6/2015</text:p>
          </table:table-cell>
          <table:table-cell table:style-name="ce1" office:value-type="string" calcext:value-type="string">
            <text:p>MARTHA PATRICIA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5-10-27" calcext:value-type="date">
            <text:p>10/27/2015</text:p>
          </table:table-cell>
          <table:table-cell table:style-name="ce2" office:value-type="date" office:date-value="2016-08-27" calcext:value-type="date">
            <text:p>8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01</text:p>
          </table:table-cell>
          <table:table-cell table:formula="of:=[.C177]+0" office:value-type="float" office:value="801" calcext:value-type="float">
            <text:p>80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VID LOPEZ BAEZA (SEGURO)</text:p>
          </table:table-cell>
          <table:table-cell table:style-name="ce1" office:value-type="string" calcext:value-type="string">
            <text:p>DAVID LOPEZ BAEZA (S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861.06" calcext:value-type="float">
            <text:p>3861.06</text:p>
          </table:table-cell>
          <table:table-cell table:style-name="ce1" office:value-type="float" office:value="12060.86" calcext:value-type="float">
            <text:p>12060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98" calcext:value-type="float">
            <text:p>0.32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02</text:p>
          </table:table-cell>
          <table:table-cell table:formula="of:=[.C178]+0" office:value-type="float" office:value="802" calcext:value-type="float">
            <text:p>80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LOPEZ BAEZA (SEGURO)</text:p>
          </table:table-cell>
          <table:table-cell table:style-name="ce1" office:value-type="string" calcext:value-type="string">
            <text:p>LUIS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404.8911132813" calcext:value-type="float">
            <text:p>57404.891113281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04.890625" calcext:value-type="float">
            <text:p>58404.890625</text:p>
          </table:table-cell>
          <table:table-cell table:style-name="ce1" office:value-type="float" office:value="2185.796875" calcext:value-type="float">
            <text:p>2185.796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037.76782561" calcext:value-type="float">
            <text:p>58037.76782561</text:p>
          </table:table-cell>
          <table:table-cell table:style-name="ce1" office:value-type="float" office:value="6147.6" calcext:value-type="float">
            <text:p>6147.6</text:p>
          </table:table-cell>
          <table:table-cell table:style-name="ce1" office:value-type="float" office:value="25210.11" calcext:value-type="float">
            <text:p>25210.11</text:p>
          </table:table-cell>
          <table:table-cell table:style-name="ce1" office:value-type="float" office:value="166.666666666667" calcext:value-type="float">
            <text:p>166.6666666667</text:p>
          </table:table-cell>
          <table:table-cell table:style-name="ce1" office:value-type="float" office:value="0.5251" calcext:value-type="float">
            <text:p>0.52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03</text:p>
          </table:table-cell>
          <table:table-cell table:formula="of:=[.C179]+0" office:value-type="float" office:value="803" calcext:value-type="float">
            <text:p>80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URORA LOPEZ BAEZA (SEGURO)</text:p>
          </table:table-cell>
          <table:table-cell table:style-name="ce1" office:value-type="string" calcext:value-type="string">
            <text:p>AUROR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66.1259765625" calcext:value-type="float">
            <text:p>10166.1259765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66.1259765625" calcext:value-type="float">
            <text:p>10466.1259765625</text:p>
          </table:table-cell>
          <table:table-cell table:style-name="ce1" office:value-type="float" office:value="392.840301513672" calcext:value-type="float">
            <text:p>392.8403015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30.7835108091" calcext:value-type="float">
            <text:p>10430.7835108091</text:p>
          </table:table-cell>
          <table:table-cell table:style-name="ce1" office:value-type="float" office:value="626.35" calcext:value-type="float">
            <text:p>626.35</text:p>
          </table:table-cell>
          <table:table-cell table:style-name="ce1" office:value-type="float" office:value="1830.16" calcext:value-type="float">
            <text:p>1830.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35" calcext:value-type="float">
            <text:p>0.0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04</text:p>
          </table:table-cell>
          <table:table-cell table:formula="of:=[.C180]+0" office:value-type="float" office:value="804" calcext:value-type="float">
            <text:p>80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 JESUS LOPEZ BAEZA (SEGURO)</text:p>
          </table:table-cell>
          <table:table-cell table:style-name="ce1" office:value-type="string" calcext:value-type="string">
            <text:p>MA DE JESUS LOPEZ B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415.475250244141" calcext:value-type="float">
            <text:p>415.475250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1181.43" calcext:value-type="float">
            <text:p>1181.43</text:p>
          </table:table-cell>
          <table:table-cell table:style-name="ce1" office:value-type="float" office:value="4681.13" calcext:value-type="float">
            <text:p>468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09" calcext:value-type="float">
            <text:p>0.10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05</text:p>
          </table:table-cell>
          <table:table-cell table:formula="of:=[.C181]+0" office:value-type="float" office:value="805" calcext:value-type="float">
            <text:p>80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YOLANDA LOPEZ BAEZA (SEGURO)</text:p>
          </table:table-cell>
          <table:table-cell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397.8051757813" calcext:value-type="float">
            <text:p>63397.805175781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97.8046875" calcext:value-type="float">
            <text:p>66397.8046875</text:p>
          </table:table-cell>
          <table:table-cell table:style-name="ce1" office:value-type="float" office:value="2471.14965820312" calcext:value-type="float">
            <text:p>2471.149658203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5614.5175045484" calcext:value-type="float">
            <text:p>65614.5175045484</text:p>
          </table:table-cell>
          <table:table-cell table:style-name="ce1" office:value-type="float" office:value="4742.52" calcext:value-type="float">
            <text:p>4742.52</text:p>
          </table:table-cell>
          <table:table-cell table:style-name="ce1" office:value-type="float" office:value="16590.49" calcext:value-type="float">
            <text:p>16590.4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4051" calcext:value-type="float">
            <text:p>0.40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06</text:p>
          </table:table-cell>
          <table:table-cell table:formula="of:=[.C182]+0" office:value-type="float" office:value="806" calcext:value-type="float">
            <text:p>8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ERTHA LOPEZ BAEZA (SEGURO)</text:p>
          </table:table-cell>
          <table:table-cell table:style-name="ce1" office:value-type="string" calcext:value-type="string">
            <text:p>BERTH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782.601623535156" calcext:value-type="float">
            <text:p>782.601623535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1562.79" calcext:value-type="float">
            <text:p>1562.79</text:p>
          </table:table-cell>
          <table:table-cell table:style-name="ce1" office:value-type="float" office:value="4592.2" calcext:value-type="float">
            <text:p>459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5" calcext:value-type="float">
            <text:p>0.13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807</text:p>
          </table:table-cell>
          <table:table-cell table:formula="of:=[.C183]+0" office:value-type="float" office:value="807" calcext:value-type="float">
            <text:p>80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ANTONIA LOPEZ BAEZA (SEGURO)</text:p>
          </table:table-cell>
          <table:table-cell table:style-name="ce1" office:value-type="string" calcext:value-type="string">
            <text:p>MA ANTON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128.807998657227" calcext:value-type="float">
            <text:p>128.807998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929.17" calcext:value-type="float">
            <text:p>929.17</text:p>
          </table:table-cell>
          <table:table-cell table:style-name="ce1" office:value-type="float" office:value="4735.63" calcext:value-type="float">
            <text:p>4735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94" calcext:value-type="float">
            <text:p>0.07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8</text:p>
          </table:table-cell>
          <table:table-cell table:formula="of:=[.C184]+0" office:value-type="float" office:value="808" calcext:value-type="float">
            <text:p>80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ERNANDO LOPEZ BAEZA (SEGURO)</text:p>
          </table:table-cell>
          <table:table-cell table:style-name="ce1" office:value-type="string" calcext:value-type="string">
            <text:p>FERNANDO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44.46673583984" calcext:value-type="float">
            <text:p>5144.466735839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4.466796875" calcext:value-type="float">
            <text:p>5344.466796875</text:p>
          </table:table-cell>
          <table:table-cell table:style-name="ce1" office:value-type="float" office:value="198.619216918945" calcext:value-type="float">
            <text:p>198.61921691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273.78180433299" calcext:value-type="float">
            <text:p>5273.781804333</text:p>
          </table:table-cell>
          <table:table-cell table:style-name="ce1" office:value-type="float" office:value="308.26" calcext:value-type="float">
            <text:p>308.26</text:p>
          </table:table-cell>
          <table:table-cell table:style-name="ce1" office:value-type="float" office:value="1019.25" calcext:value-type="float">
            <text:p>1019.25</text:p>
          </table:table-cell>
          <table:table-cell table:style-name="ce1" office:value-type="float" office:value="33.3333333333333" calcext:value-type="float">
            <text:p>33.3333333333</text:p>
          </table:table-cell>
          <table:table-cell table:style-name="ce1" office:value-type="float" office:value="0.0263" calcext:value-type="float">
            <text:p>0.0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809</text:p>
          </table:table-cell>
          <table:table-cell table:formula="of:=[.C185]+0" office:value-type="float" office:value="809" calcext:value-type="float">
            <text:p>80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AUL LOPEZ BAEZA (SEGURO)</text:p>
          </table:table-cell>
          <table:table-cell table:style-name="ce1" office:value-type="string" calcext:value-type="string">
            <text:p>RAUL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004.8438720703" calcext:value-type="float">
            <text:p>18004.8438720703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02.84375" calcext:value-type="float">
            <text:p>18902.84375</text:p>
          </table:table-cell>
          <table:table-cell table:style-name="ce1" office:value-type="float" office:value="705.889099121094" calcext:value-type="float">
            <text:p>705.88909912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742.9260638511" calcext:value-type="float">
            <text:p>18742.9260638511</text:p>
          </table:table-cell>
          <table:table-cell table:style-name="ce1" office:value-type="float" office:value="2520.21" calcext:value-type="float">
            <text:p>2520.21</text:p>
          </table:table-cell>
          <table:table-cell table:style-name="ce1" office:value-type="float" office:value="10140.2" calcext:value-type="float">
            <text:p>10140.2</text:p>
          </table:table-cell>
          <table:table-cell table:style-name="ce1" office:value-type="float" office:value="149.666666666667" calcext:value-type="float">
            <text:p>149.6666666667</text:p>
          </table:table-cell>
          <table:table-cell table:style-name="ce1" office:value-type="float" office:value="0.2153" calcext:value-type="float">
            <text:p>0.21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10</text:p>
          </table:table-cell>
          <table:table-cell table:formula="of:=[.C186]+0" office:value-type="float" office:value="810" calcext:value-type="float">
            <text:p>81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 (SEGURO)</text:p>
          </table:table-cell>
          <table:table-cell table:style-name="ce1" office:value-type="string" calcext:value-type="string">
            <text:p>ROSA MAR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46.0261230469" calcext:value-type="float">
            <text:p>14246.0261230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16.0263671875" calcext:value-type="float">
            <text:p>14716.0263671875</text:p>
          </table:table-cell>
          <table:table-cell table:style-name="ce1" office:value-type="float" office:value="551.044250488281" calcext:value-type="float">
            <text:p>551.04425048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631.4507805811" calcext:value-type="float">
            <text:p>14631.4507805811</text:p>
          </table:table-cell>
          <table:table-cell table:style-name="ce1" office:value-type="float" office:value="2094.22" calcext:value-type="float">
            <text:p>2094.22</text:p>
          </table:table-cell>
          <table:table-cell table:style-name="ce1" office:value-type="float" office:value="7902.38" calcext:value-type="float">
            <text:p>7902.38</text:p>
          </table:table-cell>
          <table:table-cell table:style-name="ce1" office:value-type="float" office:value="78.3333333333333" calcext:value-type="float">
            <text:p>78.3333333333</text:p>
          </table:table-cell>
          <table:table-cell table:style-name="ce1" office:value-type="float" office:value="0.1789" calcext:value-type="float">
            <text:p>0.17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811</text:p>
          </table:table-cell>
          <table:table-cell table:formula="of:=[.C187]+0" office:value-type="float" office:value="811" calcext:value-type="float">
            <text:p>81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TERESA LOPEZ BAEZA (SEGURO)</text:p>
          </table:table-cell>
          <table:table-cell table:style-name="ce1" office:value-type="string" calcext:value-type="string">
            <text:p>TERES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183.051834106445" calcext:value-type="float">
            <text:p>183.05183410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865.38" calcext:value-type="float">
            <text:p>865.38</text:p>
          </table:table-cell>
          <table:table-cell table:style-name="ce1" office:value-type="float" office:value="3856.48" calcext:value-type="float">
            <text:p>3856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9" calcext:value-type="float">
            <text:p>0.07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812</text:p>
          </table:table-cell>
          <table:table-cell table:formula="of:=[.C188]+0" office:value-type="float" office:value="812" calcext:value-type="float">
            <text:p>81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MADA LETICIA LOPEZ BAEZA (SEGURO)</text:p>
          </table:table-cell>
          <table:table-cell table:style-name="ce1" office:value-type="string" calcext:value-type="string">
            <text:p>AMADA LETICIA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757.9611816406" calcext:value-type="float">
            <text:p>16757.961181640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57.9609375" calcext:value-type="float">
            <text:p>18757.9609375</text:p>
          </table:table-cell>
          <table:table-cell table:style-name="ce1" office:value-type="float" office:value="691.803466796875" calcext:value-type="float">
            <text:p>691.803466796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8.9200857502" calcext:value-type="float">
            <text:p>18368.9200857502</text:p>
          </table:table-cell>
          <table:table-cell table:style-name="ce1" office:value-type="float" office:value="1593.91" calcext:value-type="float">
            <text:p>1593.91</text:p>
          </table:table-cell>
          <table:table-cell table:style-name="ce1" office:value-type="float" office:value="7351.35" calcext:value-type="float">
            <text:p>7351.35</text:p>
          </table:table-cell>
          <table:table-cell table:style-name="ce1" office:value-type="float" office:value="333.333333333333" calcext:value-type="float">
            <text:p>333.3333333333</text:p>
          </table:table-cell>
          <table:table-cell table:style-name="ce1" office:value-type="float" office:value="0.1361" calcext:value-type="float">
            <text:p>0.1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813</text:p>
          </table:table-cell>
          <table:table-cell table:formula="of:=[.C189]+0" office:value-type="float" office:value="813" calcext:value-type="float">
            <text:p>81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 (SEGURO)</text:p>
          </table:table-cell>
          <table:table-cell table:style-name="ce1" office:value-type="string" calcext:value-type="string">
            <text:p>MARTHA PATRICIA LO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99.65472412109" calcext:value-type="float">
            <text:p>5399.654724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9.65" calcext:value-type="float">
            <text:p>5399.65</text:p>
          </table:table-cell>
          <table:table-cell table:style-name="ce1" office:value-type="float" office:value="0.00491699218741815" calcext:value-type="float">
            <text:p>0.0049169922</text:p>
          </table:table-cell>
          <table:table-cell table:style-name="ce1" office:value-type="float" office:value="66.8581314086914" calcext:value-type="float">
            <text:p>66.85813140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75.23212138137" calcext:value-type="float">
            <text:p>1775.2321213814</text:p>
          </table:table-cell>
          <table:table-cell table:style-name="ce1" office:value-type="float" office:value="1517.76" calcext:value-type="float">
            <text:p>1517.76</text:p>
          </table:table-cell>
          <table:table-cell table:style-name="ce1" office:value-type="float" office:value="6330.47" calcext:value-type="float">
            <text:p>633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96" calcext:value-type="float">
            <text:p>0.12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01</text:p>
          </table:table-cell>
          <table:table-cell table:formula="of:=[.C190]+0" office:value-type="float" office:value="901" calcext:value-type="float">
            <text:p>90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0-14" calcext:value-type="date">
            <text:p>10/14/2009</text:p>
          </table:table-cell>
          <table:table-cell table:style-name="ce1" office:value-type="string" calcext:value-type="string">
            <text:p>RESERVA PARA SISTEMA FEDAMAC</text:p>
          </table:table-cell>
          <table:table-cell table:style-name="ce1" office:value-type="string" calcext:value-type="string">
            <text:p>RESERVA PARA SISTEM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89.63" calcext:value-type="float">
            <text:p>4089.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154.022125244141" calcext:value-type="float">
            <text:p>154.022125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467.86" calcext:value-type="float">
            <text:p>46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7</text:p>
          </table:table-cell>
          <table:table-cell table:formula="of:=[.C191]+0" office:value-type="float" office:value="987" calcext:value-type="float">
            <text:p>98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SANTANDE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8</text:p>
          </table:table-cell>
          <table:table-cell table:formula="of:=[.C192]+0" office:value-type="float" office:value="988" calcext:value-type="float">
            <text:p>98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ACCITRADE</text:p>
          </table:table-cell>
          <table:table-cell/>
          <table:table-cell table:style-name="ce1" office:value-type="string" calcext:value-type="string">
            <text:p>CLABE PERFILES 002 180 05778061726 0</text:p>
          </table:table-cell>
          <table:table-cell table:style-name="ce1" office:value-type="string" calcext:value-type="string">
            <text:p>CLABE ACCIVAL <text:s/>614 180 00000099359 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953.92" calcext:value-type="float">
            <text:p>953.92</text:p>
          </table:table-cell>
          <table:table-cell table:style-name="ce1" office:value-type="float" office:value="1792.12" calcext:value-type="float">
            <text:p>1792.12</text:p>
          </table:table-cell>
          <table:table-cell table:style-name="ce1" office:value-type="float" office:value="144.915" calcext:value-type="float">
            <text:p>144.915</text:p>
          </table:table-cell>
          <table:table-cell table:style-name="ce1" office:value-type="float" office:value="0.0815" calcext:value-type="float">
            <text:p>0.08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9</text:p>
          </table:table-cell>
          <table:table-cell table:formula="of:=[.C193]+0" office:value-type="float" office:value="989" calcext:value-type="float">
            <text:p>98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1" office:value-type="string" calcext:value-type="string">
            <text:p>INVERSION HSBC 90DIAS</text:p>
          </table:table-cell>
          <table:table-cell table:style-name="ce1" office:value-type="string" calcext:value-type="string">
            <text:p>INVERSION HSBC 90D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58.86" calcext:value-type="float">
            <text:p>58.86</text:p>
          </table:table-cell>
          <table:table-cell table:style-name="ce1" office:value-type="float" office:value="62.49" calcext:value-type="float">
            <text:p>62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3" calcext:value-type="float">
            <text:p>0.00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2" office:value-type="date" office:date-value="2009-04-12" calcext:value-type="date">
            <text:p>4/12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formula="of:=[.C194]+0" office:value-type="float" office:value="991" calcext:value-type="float">
            <text:p>99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1" office:value-type="string" calcext:value-type="string">
            <text:p>BANCO MLB HSBC</text:p>
          </table:table-cell>
          <table:table-cell table:number-columns-repeated="2"/>
          <table:table-cell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CLABE: 002 180 7006 335122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02 180 7006 335122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7476.2394726563" calcext:value-type="float">
            <text:p>47476.2394726563</text:p>
          </table:table-cell>
          <table:table-cell table:style-name="ce1" office:value-type="float" office:value="112849.190390625" calcext:value-type="float">
            <text:p>112849.190390625</text:p>
          </table:table-cell>
          <table:table-cell table:style-name="ce1" office:value-type="float" office:value="51077.27" calcext:value-type="float">
            <text:p>51077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248.159863281" calcext:value-type="float">
            <text:p>109248.159863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formula="of:=[.C195]+0" office:value-type="float" office:value="992" calcext:value-type="float">
            <text:p>99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1" office:value-type="string" calcext:value-type="string">
            <text:p>BANCO ARL BBVA</text:p>
          </table:table-cell>
          <table:table-cell table:style-name="ce1" office:value-type="string" calcext:value-type="string">
            <text:p>BANCO GMF GERARDO MO</text:p>
          </table:table-cell>
          <table:table-cell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3782.69" calcext:value-type="float">
            <text:p>113782.69</text:p>
          </table:table-cell>
          <table:table-cell table:style-name="ce1" office:value-type="float" office:value="90895.859453125" calcext:value-type="float">
            <text:p>90895.859453125</text:p>
          </table:table-cell>
          <table:table-cell table:style-name="ce1" office:value-type="float" office:value="110195.921875" calcext:value-type="float">
            <text:p>110195.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482.627578125" calcext:value-type="float">
            <text:p>94482.6275781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2" office:value-type="date" office:date-value="2011-03-05" calcext:value-type="date">
            <text:p>3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formula="of:=[.C196]+0" office:value-type="float" office:value="993" calcext:value-type="float">
            <text:p>9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1" office:value-type="string" calcext:value-type="string">
            <text:p>BANCO BMX LLB</text:p>
          </table:table-cell>
          <table:table-cell table:style-name="ce1" office:value-type="string" calcext:value-type="string">
            <text:p>BANAMEX PERFILES (BM</text:p>
          </table:table-cell>
          <table:table-cell/>
          <table:table-cell table:style-name="ce1" office:value-type="string" calcext:value-type="string">
            <text:p>LUIS LOPEZ BAEZA BANAME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2747.7590625" calcext:value-type="float">
            <text:p>92747.7590625</text:p>
          </table:table-cell>
          <table:table-cell table:style-name="ce1" office:value-type="float" office:value="38923.35" calcext:value-type="float">
            <text:p>38923.35</text:p>
          </table:table-cell>
          <table:table-cell table:style-name="ce1" office:value-type="float" office:value="117263.781210938" calcext:value-type="float">
            <text:p>117263.781210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7.3278515625" calcext:value-type="float">
            <text:p>14407.327851562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formula="of:=[.C197]+0" office:value-type="float" office:value="994" calcext:value-type="float">
            <text:p>994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7-01-16" calcext:value-type="date">
            <text:p>1/16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JBS HSBC</text:p>
          </table:table-cell>
          <table:table-cell table:style-name="ce1" office:value-type="string" calcext:value-type="string">
            <text:p>BANCO JBS</text:p>
          </table:table-cell>
          <table:table-cell/>
          <table:table-cell table:style-name="ce1" office:value-type="string" calcext:value-type="string">
            <text:p>CTA HSBC 4041 2984 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23155.440273438" calcext:value-type="float">
            <text:p>123155.440273438</text:p>
          </table:table-cell>
          <table:table-cell table:style-name="ce1" office:value-type="float" office:value="43892.2900097656" calcext:value-type="float">
            <text:p>43892.2900097656</text:p>
          </table:table-cell>
          <table:table-cell table:style-name="ce1" office:value-type="float" office:value="123318.53" calcext:value-type="float">
            <text:p>1233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29.2002832031" calcext:value-type="float">
            <text:p>43729.20028320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10-10-31" calcext:value-type="date">
            <text:p>10/31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formula="of:=[.C198]+0" office:value-type="float" office:value="995" calcext:value-type="float">
            <text:p>995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VCL HSBC</text:p>
          </table:table-cell>
          <table:table-cell table:style-name="ce1" office:value-type="string" calcext:value-type="string">
            <text:p>BANCO VCL</text:p>
          </table:table-cell>
          <table:table-cell/>
          <table:table-cell table:style-name="ce1" office:value-type="string" calcext:value-type="string">
            <text:p>CLABE 021 180 04038436069 7</text:p>
          </table:table-cell>
          <table:table-cell table:style-name="ce1" office:value-type="string" calcext:value-type="string">
            <text:p>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772.7301171875" calcext:value-type="float">
            <text:p>82772.7301171875</text:p>
          </table:table-cell>
          <table:table-cell table:style-name="ce1" office:value-type="float" office:value="67787.9901953125" calcext:value-type="float">
            <text:p>67787.9901953125</text:p>
          </table:table-cell>
          <table:table-cell table:style-name="ce1" office:value-type="float" office:value="43052.0495703125" calcext:value-type="float">
            <text:p>43052.0495703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08.670742188" calcext:value-type="float">
            <text:p>107508.67074218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formula="of:=[.C199]+0" office:value-type="float" office:value="996" calcext:value-type="float">
            <text:p>99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GNL HSBC</text:p>
          </table:table-cell>
          <table:table-cell table:style-name="ce1" office:value-type="string" calcext:value-type="string">
            <text:p>BANCO GNL</text:p>
          </table:table-cell>
          <table:table-cell/>
          <table:table-cell table:style-name="ce1" office:value-type="string" calcext:value-type="string">
            <text:p>JULIO NIETO MATA</text:p>
          </table:table-cell>
          <table:table-cell table:style-name="ce1" office:value-type="string" calcext:value-type="string">
            <text:p>CLABE: 021-180-04042615476-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<text:s/>021-180-04042615476-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2295.549916992" calcext:value-type="float">
            <text:p>322295.549916992</text:p>
          </table:table-cell>
          <table:table-cell table:style-name="ce1" office:value-type="float" office:value="117649.56" calcext:value-type="float">
            <text:p>117649.56</text:p>
          </table:table-cell>
          <table:table-cell table:style-name="ce1" office:value-type="float" office:value="336708.46" calcext:value-type="float">
            <text:p>336708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36.649916992" calcext:value-type="float">
            <text:p>103236.6499169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7</text:p>
          </table:table-cell>
          <table:table-cell table:formula="of:=[.C200]+0" office:value-type="float" office:value="997" calcext:value-type="float">
            <text:p>99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6-12-06" calcext:value-type="date">
            <text:p>12/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UENTA ESPECIAL FRAUDE</text:p>
          </table:table-cell>
          <table:table-cell table:style-name="ce1" office:value-type="string" calcext:value-type="string">
            <text:p>CUENTA ESPECIAL FRA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387.029235839844" calcext:value-type="float">
            <text:p>387.0292358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1564.07" calcext:value-type="float">
            <text:p>1564.07</text:p>
          </table:table-cell>
          <table:table-cell table:style-name="ce1" office:value-type="float" office:value="5634.57" calcext:value-type="float">
            <text:p>5634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6" calcext:value-type="float">
            <text:p>0.13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8</text:p>
          </table:table-cell>
          <table:table-cell table:formula="of:=[.C201]+0" office:value-type="float" office:value="998" calcext:value-type="float">
            <text:p>99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CTIVO FIJ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13" calcext:value-type="date">
            <text:p>10/13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9</text:p>
          </table:table-cell>
          <table:table-cell table:formula="of:=[.C202]+0" office:value-type="float" office:value="999" calcext:value-type="float">
            <text:p>9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6-02-08" calcext:value-type="date">
            <text:p>2/8/2016</text:p>
          </table:table-cell>
          <table:table-cell table:style-name="ce1" office:value-type="string" calcext:value-type="string">
            <text:p>BANCO ARL</text:p>
          </table:table-cell>
          <table:table-cell table:number-columns-repeated="2"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LABE: 012 180 00104128184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04128184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8" calcext:value-type="date">
            <text:p>2/8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0483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limpieza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962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[#REF!]+0"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[#REF!]+0"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[#REF!]+0"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[#REF!]+0"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[#REF!]+0"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[#REF!]+0" office:value-type="float" office:value="13" calcext:value-type="float">
            <text:p>13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INVERSION LP LOPEZ BAEZA</text:p>
          </table:table-cell>
          <table:table-cell table:style-name="ce4" office:value-type="string" calcext:value-type="string">
            <text:p>INVERSION LP LOPEZ B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[#REF!]+0" office:value-type="float" office:value="13" calcext:value-type="float">
            <text:p>1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3-04" calcext:value-type="date">
            <text:p>3/4/2015</text:p>
          </table:table-cell>
          <table:table-cell table:style-name="ce4" office:value-type="string" calcext:value-type="string">
            <text:p>PATRICIA LOPEZ BAEZA ZAPATOS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[#REF!]+0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 ISR Y COM DEL BANCO</text:p>
          </table:table-cell>
          <table:table-cell table:style-name="ce5" office:value-type="string" calcext:value-type="string">
            <text:p>INTS ISR Y COM DEL B</text:p>
          </table:table-cell>
          <table:table-cell table:style-name="ce5" table:number-columns-repeated="7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[#REF!]+0" office:value-type="float" office:value="10" calcext:value-type="float">
            <text:p>10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7-01-05" calcext:value-type="date">
            <text:p>1/5/2017</text:p>
          </table:table-cell>
          <table:table-cell table:style-name="ce4" office:value-type="string" calcext:value-type="string">
            <text:p>ALEJANDR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4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2006-08-16" calcext:value-type="date">
            <text:p>8/16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ERICK ISAAC MONTES LOPEZ (AHORRO)</text:p>
          </table:table-cell>
          <table:table-cell table:style-name="ce4" office:value-type="string" calcext:value-type="string">
            <text:p>ERICK ISAAC MONTES L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style-name="ce10" office:value-type="date" office:date-value="1947-08-25" calcext:value-type="date">
            <text:p>8/25/1947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YOLANDA LOPEZ BAEZ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[#REF!]+0" office:value-type="float" office:value="12" calcext:value-type="float">
            <text:p>12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LETICIA LOPEZ BAEZA (LAVANDERIA)</text:p>
          </table:table-cell>
          <table:table-cell table:style-name="ce4" office:value-type="string" calcext:value-type="string">
            <text:p>LETY LAVANDERI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TERRENOS MOROLEON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[#REF!]+0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FUNDACION PGR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[#REF!]+0" office:value-type="float" office:value="11" calcext:value-type="float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table:formula="of:=[#REF!]+0" office:value-type="float" office:value="7" calcext:value-type="float">
            <text:p>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[#REF!]+0" office:value-type="float" office:value="11" calcext:value-type="float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[#REF!]+0" office:value-type="float" office:value="6" calcext:value-type="float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[#REF!]+0" office:value-type="float" office:value="11" calcext:value-type="float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[#REF!]+0" office:value-type="float" office:value="13" calcext:value-type="float">
            <text:p>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[#REF!]+0" office:value-type="float" office:value="13" calcext:value-type="float">
            <text:p>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table:formula="of:=[#REF!]+0"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[#REF!]+0" office:value-type="float" office:value="6" calcext:value-type="float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 ECONOMICO DE AYUDA MUTUA (FEDAMAC)</text:p>
          </table:table-cell>
          <table:table-cell table:style-name="ce5" office:value-type="string" calcext:value-type="string">
            <text:p>FONDO ECONOMICO DE 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4-09-01" calcext:value-type="date">
            <text:p>9/1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 NO IDENTIFICADOS</text:p>
          </table:table-cell>
          <table:table-cell table:style-name="ce5" office:value-type="string" calcext:value-type="string">
            <text:p>DIVERSOS NO IDENTIFI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LAURA VERONICA CARRILLO LOPEZ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12-26" calcext:value-type="date">
            <text:p>12/26/2016</text:p>
          </table:table-cell>
          <table:table-cell table:style-name="ce4" office:value-type="string" calcext:value-type="string">
            <text:p>MA DEL PILAR LOPEZ ROSADO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[#REF!]+0" office:value-type="float" office:value="12" calcext:value-type="float">
            <text:p>12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10-26" calcext:value-type="date">
            <text:p>10/26/2015</text:p>
          </table:table-cell>
          <table:table-cell table:style-name="ce4" office:value-type="string" calcext:value-type="string">
            <text:p>ARIADN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10" office:value-type="date" office:date-value="2007-12-05" calcext:value-type="date">
            <text:p>12/5/2007</text:p>
          </table:table-cell>
          <table:table-cell table:style-name="ce4" office:value-type="string" calcext:value-type="string">
            <text:p>DANIELA Y LUIS RICARDO</text:p>
          </table:table-cell>
          <table:table-cell table:style-name="ce4" office:value-type="string" calcext:value-type="string">
            <text:p>DANIELA Y LUIS RICAR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4-12-15" calcext:value-type="date">
            <text:p>12/15/2014</text:p>
          </table:table-cell>
          <table:table-cell table:style-name="ce4" office:value-type="string" calcext:value-type="string">
            <text:p>RAUL LOPEZ MAQUIVAR (2DO 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table:formula="of:=[#REF!]+0" office:value-type="float" office:value="13" calcext:value-type="float">
            <text:p>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3-02-17" calcext:value-type="date">
            <text:p>2/17/2013</text:p>
          </table:table-cell>
          <table:table-cell table:style-name="ce4" office:value-type="string" calcext:value-type="string">
            <text:p>CEDIYAP CONSULTORIO VERONICA CARRILLO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4</text:p>
          </table:table-cell>
          <table:table-cell table:style-name="ce7" table:formula="of:=[#REF!]+0" office:value-type="float" office:value="4" calcext:value-type="float">
            <text:p>4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4</text:p>
          </table:table-cell>
          <table:table-cell table:style-name="ce10" office:value-type="date" office:date-value="2006-02-01" calcext:value-type="date">
            <text:p>2/1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MA DE JESUS AHORRO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table:formula="of:=[#REF!]+0" office:value-type="float" office:value="6" calcext:value-type="float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ELIZABETH AHORRO BANCOMER</text:p>
          </table:table-cell>
          <table:table-cell table:style-name="ce7" table:number-columns-repeated="2"/>
          <table:table-cell table:style-name="ce4" table:number-columns-repeated="3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LAURA VERONICA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ISAAC RUIZ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[#REF!]+0" office:value-type="float" office:value="13" calcext:value-type="float">
            <text:p>1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PATRICIA LOPEZ (2DO GASTOS MÉDICOS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ISAAC RUI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table:formula="of:=[#REF!]+0" office:value-type="float" office:value="2" calcext:value-type="float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1-08-06" calcext:value-type="date">
            <text:p>8/6/2011</text:p>
          </table:table-cell>
          <table:table-cell table:style-name="ce4" office:value-type="string" calcext:value-type="string">
            <text:p>CARLOS IVAN AHORRO ANUAL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4"/>
          <table:table-cell table:style-name="ce4" table:number-columns-repeated="2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[#REF!]+0" office:value-type="float" office:value="10" calcext:value-type="float">
            <text:p>10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6-06-25" calcext:value-type="date">
            <text:p>6/25/2016</text:p>
          </table:table-cell>
          <table:table-cell table:style-name="ce4" office:value-type="string" calcext:value-type="string">
            <text:p>Martha Florina Lozada Coba (PRESTAMO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[#REF!]+0" office:value-type="float" office:value="13" calcext:value-type="float">
            <text:p>13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2-10-05" calcext:value-type="date">
            <text:p>10/5/2012</text:p>
          </table:table-cell>
          <table:table-cell table:style-name="ce4" office:value-type="string" calcext:value-type="string">
            <text:p>MARCELA LOPEZ CYBER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table:formula="of:=[#REF!]+0" office:value-type="float" office:value="8" calcext:value-type="float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9</text:p>
          </table:table-cell>
          <table:table-cell table:style-name="ce7" table:formula="of:=[#REF!]+0" office:value-type="float" office:value="9" calcext:value-type="float">
            <text:p>9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6-09-27" calcext:value-type="date">
            <text:p>9/27/2016</text:p>
          </table:table-cell>
          <table:table-cell table:style-name="ce4" office:value-type="string" calcext:value-type="string">
            <text:p>RAUL LOPEZ MAQUIVAR (PRESTAMO)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table:formula="of:=[#REF!]+0" office:value-type="float" office:value="5" calcext:value-type="float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table:formula="of:=[#REF!]+0" office:value-type="float" office:value="11" calcext:value-type="float">
            <text:p>1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table:number-columns-repeated="21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table:formula="of:=[#REF!]+0" office:value-type="float" office:value="2" calcext:value-type="float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table:formula="of:=[#REF!]+0" office:value-type="float" office:value="9" calcext:value-type="float">
            <text:p>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table:formula="of:=[#REF!]+0" office:value-type="float" office:value="10" calcext:value-type="float">
            <text:p>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table:formula="of:=[#REF!]+0"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table:formula="of:=[#REF!]+0" office:value-type="float" office:value="3" calcext:value-type="float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table:formula="of:=[#REF!]+0" office:value-type="float" office:value="4" calcext:value-type="float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table:formula="of:=[#REF!]+0" office:value-type="float" office:value="1" calcext:value-type="float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THA PATRICI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table:formula="of:=[#REF!]+0" office:value-type="float" office:value="5" calcext:value-type="float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7-19" calcext:value-type="date">
            <text:p>7/19/2015</text:p>
          </table:table-cell>
          <table:table-cell table:style-name="ce4" office:value-type="string" calcext:value-type="string">
            <text:p>YOLAND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table:formula="of:=[#REF!]+0" office:value-type="float" office:value="8" calcext:value-type="float">
            <text:p>8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4-06-15" calcext:value-type="date">
            <text:p>6/15/2014</text:p>
          </table:table-cell>
          <table:table-cell table:style-name="ce4" office:value-type="string" calcext:value-type="string">
            <text:p>FERNANDO LOPEZ BAEZA (PRÉ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table:formula="of:=[#REF!]+0" office:value-type="float" office:value="12" calcext:value-type="float">
            <text:p>12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IO REYES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table:formula="of:=[#REF!]+0" office:value-type="float" office:value="10" calcext:value-type="float">
            <text:p>10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style-name="ce10" office:value-type="date" office:date-value="2008-11-08" calcext:value-type="date">
            <text:p>11/8/2008</text:p>
          </table:table-cell>
          <table:table-cell table:style-name="ce10" office:value-type="date" office:date-value="2015-01-14" calcext:value-type="date">
            <text:p>1/14/2015</text:p>
          </table:table-cell>
          <table:table-cell table:style-name="ce4" office:value-type="string" calcext:value-type="string">
            <text:p>IKER ALEXANDER MONTOYA PENICHE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table:formula="of:=[#REF!]+0" office:value-type="float" office:value="8" calcext:value-type="float">
            <text:p>8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5-04-06" calcext:value-type="date">
            <text:p>4/6/2015</text:p>
          </table:table-cell>
          <table:table-cell table:style-name="ce4" office:value-type="string" calcext:value-type="string">
            <text:p>CESAR IVAN LOPEZ HERNAND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table:formula="of:=[#REF!]+0" office:value-type="float" office:value="13" calcext:value-type="float">
            <text:p>1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11-06" calcext:value-type="date">
            <text:p>11/6/2015</text:p>
          </table:table-cell>
          <table:table-cell table:style-name="ce4" office:value-type="string" calcext:value-type="string">
            <text:p>MARTHA PATRICIA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table:formula="of:=[#REF!]+0"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 LOPEZ BAEZA (SEGURO)</text:p>
          </table:table-cell>
          <table:table-cell table:style-name="ce6" office:value-type="string" calcext:value-type="string">
            <text:p>DAVID LOPEZ BAEZA (S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table:formula="of:=[#REF!]+0"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 LOPEZ BAEZA (SEGURO)</text:p>
          </table:table-cell>
          <table:table-cell table:style-name="ce6" office:value-type="string" calcext:value-type="string">
            <text:p>LUIS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table:formula="of:=[#REF!]+0"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 LOPEZ BAEZA (SEGURO)</text:p>
          </table:table-cell>
          <table:table-cell table:style-name="ce6" office:value-type="string" calcext:value-type="string">
            <text:p>AUROR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table:formula="of:=[#REF!]+0" office:value-type="float" office:value="4" calcext:value-type="float">
            <text:p>4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DE JESUS LOPEZ BAEZA (SEGURO)</text:p>
          </table:table-cell>
          <table:table-cell table:style-name="ce6" office:value-type="string" calcext:value-type="string">
            <text:p>MA DE JESUS LOPEZ B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table:formula="of:=[#REF!]+0" office:value-type="float" office:value="5" calcext:value-type="float">
            <text:p>5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 LOPEZ BAEZA (SEGURO)</text:p>
          </table:table-cell>
          <table:table-cell table:style-name="ce6" office:value-type="string" calcext:value-type="string">
            <text:p>YOLANDA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table:formula="of:=[#REF!]+0" office:value-type="float" office:value="6" calcext:value-type="float">
            <text:p>6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 LOPEZ BAEZA (SEGURO)</text:p>
          </table:table-cell>
          <table:table-cell table:style-name="ce6" office:value-type="string" calcext:value-type="string">
            <text:p>BERTH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table:formula="of:=[#REF!]+0" office:value-type="float" office:value="7" calcext:value-type="float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ANTONIA LOPEZ BAEZA (SEGURO)</text:p>
          </table:table-cell>
          <table:table-cell table:style-name="ce6" office:value-type="string" calcext:value-type="string">
            <text:p>MA ANTON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table:formula="of:=[#REF!]+0" office:value-type="float" office:value="8" calcext:value-type="float">
            <text:p>8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 LOPEZ BAEZA (SEGURO)</text:p>
          </table:table-cell>
          <table:table-cell table:style-name="ce6" office:value-type="string" calcext:value-type="string">
            <text:p>FERNANDO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table:formula="of:=[#REF!]+0" office:value-type="float" office:value="9" calcext:value-type="float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 LOPEZ BAEZA (SEGURO)</text:p>
          </table:table-cell>
          <table:table-cell table:style-name="ce6" office:value-type="string" calcext:value-type="string">
            <text:p>RAUL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table:formula="of:=[#REF!]+0" office:value-type="float" office:value="10" calcext:value-type="float">
            <text:p>10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 MARIA LOPEZ BAEZA (SEGURO)</text:p>
          </table:table-cell>
          <table:table-cell table:style-name="ce6" office:value-type="string" calcext:value-type="string">
            <text:p>ROSA MAR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table:formula="of:=[#REF!]+0" office:value-type="float" office:value="11" calcext:value-type="float">
            <text:p>1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 LOPEZ BAEZA (SEGURO)</text:p>
          </table:table-cell>
          <table:table-cell table:style-name="ce6" office:value-type="string" calcext:value-type="string">
            <text:p>TERES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table:formula="of:=[#REF!]+0" office:value-type="float" office:value="12" calcext:value-type="float">
            <text:p>1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 LETICIA LOPEZ BAEZA (SEGURO)</text:p>
          </table:table-cell>
          <table:table-cell table:style-name="ce6" office:value-type="string" calcext:value-type="string">
            <text:p>AMADA LETICIA LOPEZ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table:formula="of:=[#REF!]+0" office:value-type="float" office:value="13" calcext:value-type="float">
            <text:p>1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 PATRICIA LOPEZ BAEZA (SEGURO)</text:p>
          </table:table-cell>
          <table:table-cell table:style-name="ce6" office:value-type="string" calcext:value-type="string">
            <text:p>MARTHA PATRICIA LOP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[#REF!]+0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 PARA SISTEMA FEDAMAC</text:p>
          </table:table-cell>
          <table:table-cell table:style-name="ce5" office:value-type="string" calcext:value-type="string">
            <text:p>RESERVA PARA SISTEM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SANTANDER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ACCITRADE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 HSBC 90DIAS</text:p>
          </table:table-cell>
          <table:table-cell table:style-name="ce5" office:value-type="string" calcext:value-type="string">
            <text:p>INVERSION HSBC 90DIA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 MLB HSBC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 ARL BBVA</text:p>
          </table:table-cell>
          <table:table-cell table:style-name="ce5" office:value-type="string" calcext:value-type="string">
            <text:p>BANCO GMF GERARDO MO</text:p>
          </table:table-cell>
          <table:table-cell table:style-name="ce8"/>
          <table:table-cell table:style-name="ce5" table:number-columns-repeated="21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 BMX LLB</text:p>
          </table:table-cell>
          <table:table-cell table:style-name="ce5" office:value-type="string" calcext:value-type="string">
            <text:p>BANAMEX PERFILES (B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7-01-16" calcext:value-type="date">
            <text:p>1/16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JBS HSBC</text:p>
          </table:table-cell>
          <table:table-cell table:style-name="ce5" office:value-type="string" calcext:value-type="string">
            <text:p>BANCO JBS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VCL HSBC</text:p>
          </table:table-cell>
          <table:table-cell table:style-name="ce5" office:value-type="string" calcext:value-type="string">
            <text:p>BANCO VC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GNL HSBC</text:p>
          </table:table-cell>
          <table:table-cell table:style-name="ce5" office:value-type="string" calcext:value-type="string">
            <text:p>BANCO GN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[#REF!]+0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6-12-06" calcext:value-type="date">
            <text:p>12/6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 ESPECIAL FRAUDE</text:p>
          </table:table-cell>
          <table:table-cell table:style-name="ce5" office:value-type="string" calcext:value-type="string">
            <text:p>CUENTA ESPECIAL FRAU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table:formula="of:=[#REF!]+0" office:value-type="float" office:value="50" calcext:value-type="float">
            <text:p>5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ACTIVO FIJO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table:formula="of:=[#REF!]+0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 ARL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_bd" table:style-name="ta2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ce16"/>
        <table:table-column table:style-name="co44" table:default-cell-style-name="ce16"/>
        <table:table-column table:style-name="co8" table:default-cell-style-name="ce16"/>
        <table:table-column table:style-name="co45" table:default-cell-style-name="ce16"/>
        <table:table-column table:style-name="co10" table:default-cell-style-name="Default"/>
        <table:table-column table:style-name="co46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7" table:default-cell-style-name="Default"/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table:style-name="Default" office:value-type="string" calcext:value-type="string">
            <text:p>clave_socio</text:p>
          </table:table-cell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ap_paterno</text:p>
          </table:table-cell>
          <table:table-cell table:style-name="Default"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fecha_fallecimient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1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2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3'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4'</text:p>
          </table:table-cell>
          <table:table-cell office:value-type="string" calcext:value-type="string">
            <text:p>'María de Jesús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5'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4"/>
          <table:table-cell table:style-name="ce17" table:formula="of:=TRUE()" office:value-type="boolean" office:boolean-value="true" calcext:value-type="boolean">
            <text:p>TRUE</text:p>
          </table:table-cell>
          <table:table-cell table:style-name="ce1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06'</text:p>
          </table:table-cell>
          <table:table-cell office:value-type="string" calcext:value-type="string">
            <text:p>'María Berth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7'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8'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09'</text:p>
          </table:table-cell>
          <table:table-cell office:value-type="string" calcext:value-type="string">
            <text:p>'Raúl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10'</text:p>
          </table:table-cell>
          <table:table-cell office:value-type="string" calcext:value-type="string">
            <text:p>'Rosa María'</text:p>
          </table:table-cell>
          <table:table-cell office:value-type="string" calcext:value-type="string">
            <text:p>'López'</text:p>
          </table:table-cell>
          <table:table-cell office:value-type="string" calcext:value-type="string">
            <text:p>'Baeza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'100'</text:p>
          </table:table-cell>
          <table:table-cell table:number-columns-repeated="3" office:value-type="string" calcext:value-type="string">
            <text:p>' '</text:p>
          </table:table-cell>
          <table:table-cell table:style-name="ce16" office:value-type="string" calcext:value-type="string">
            <text:p>'Diversos no identificados'</text:p>
          </table:table-cell>
          <table:table-cell table:number-columns-repeated="5"/>
        </table:table-row>
      </table:table>
      <table:named-expressions>
        <table:named-range table:name="SOCIOS" table:base-cell-address="$SOCIOS.$A$1" table:cell-range-address="$SOCIOS.$A$1:.$BK$202"/>
      </table:named-expressions>
      <table:database-ranges>
        <table:database-range table:name="__Anonymous_Sheet_DB__0" table:target-range-address="SOCIOS.A2:SOCIOS.BK20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0P2" style:volatile="true" number:language="en" number:country="US">
      <loext:fill-character> </loext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1P2" style:volatile="true" number:language="en" number:country="US">
      <number:currency-symbol/>
      <loext:fill-character> </loext:fill-character>
      <number:text>- </number:text>
    </number:currency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8:09:39.79202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CIOS" style:display-name="PageStyle_SOCI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07T18:58:43.581319860</dc:date>
    <meta:editing-duration>PT15M24S</meta:editing-duration>
    <meta:editing-cycles>4</meta:editing-cycles>
    <meta:document-statistic meta:table-count="3" meta:cell-count="10841" meta:object-count="0"/>
  </office:meta>
</office:document-meta>
</file>